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3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nnée « t »</text:p>
          </table:table-cell>
          <table:table-cell table:style-name="ce1" office:value-type="string">
            <text:p>R(t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1/0.0922*(1-EXP(-0.0922*[.A2]))" office:value-type="float" office:value="0.955284742341992">
            <text:p>0,96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1/0.0922*(1-EXP(-0.0922*[.A3]))" office:value-type="float" office:value="1.82643062851267">
            <text:p>1,83</text:p>
          </table:table-cell>
          <table:table-cell table:number-columns-repeated="3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1/0.0922*(1-EXP(-0.0922*[.A4]))" office:value-type="float" office:value="2.62084837785467">
            <text:p>2,62</text:p>
          </table:table-cell>
          <table:table-cell table:number-columns-repeated="3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1/0.0922*(1-EXP(-0.0922*[.A5]))" office:value-type="float" office:value="3.34529599390641">
            <text:p>3,35</text:p>
          </table:table-cell>
          <table:table-cell table:number-columns-repeated="3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1/0.0922*(1-EXP(-0.0922*[.A6]))" office:value-type="float" office:value="4.0059362538172">
            <text:p>4,01</text:p>
          </table:table-cell>
          <table:table-cell table:number-columns-repeated="3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1/0.0922*(1-EXP(-0.0922*[.A7]))" office:value-type="float" office:value="4.60838913425269">
            <text:p>4,61</text:p>
          </table:table-cell>
          <table:table-cell table:number-columns-repeated="3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1/0.0922*(1-EXP(-0.0922*[.A8]))" office:value-type="float" office:value="5.15777961977052">
            <text:p>5,16</text:p>
          </table:table-cell>
          <table:table-cell table:number-columns-repeated="3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1/0.0922*(1-EXP(-0.0922*[.A9]))" office:value-type="float" office:value="5.6587813003656">
            <text:p>5,66</text:p>
          </table:table-cell>
          <table:table-cell table:number-columns-repeated="3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1/0.0922*(1-EXP(-0.0922*[.A10]))" office:value-type="float" office:value="6.11565612906326">
            <text:p>6,12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1/0.0922*(1-EXP(-0.0922*[.A11]))" office:value-type="float" office:value="6.53229067777295">
            <text:p>6,53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1/0.0922*(1-EXP(-0.0922*[.A12]))" office:value-type="float" office:value="6.91222919982576">
            <text:p>6,91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1/0.0922*(1-EXP(-0.0922*[.A13]))" office:value-type="float" office:value="7.2587037804546">
            <text:p>7,26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1/0.0922*(1-EXP(-0.0922*[.A14]))" office:value-type="float" office:value="7.57466183170281">
            <text:p>7,57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1/0.0922*(1-EXP(-0.0922*[.A15]))" office:value-type="float" office:value="7.86279116565677">
            <text:p>7,86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1/0.0922*(1-EXP(-0.0922*[.A16]))" office:value-type="float" office:value="8.12554285929706">
            <text:p>8,13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1/0.0922*(1-EXP(-0.0922*[.A17]))" office:value-type="float" office:value="8.36515210547632">
            <text:p>8,37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1/0.0922*(1-EXP(-0.0922*[.A18]))" office:value-type="float" office:value="8.58365722740027">
            <text:p>8,5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1/0.0922*(1-EXP(-0.0922*[.A19]))" office:value-type="float" office:value="8.78291701836542">
            <text:p>8,78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1/0.0922*(1-EXP(-0.0922*[.A20]))" office:value-type="float" office:value="8.96462655426041">
            <text:p>8,96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1/0.0922*(1-EXP(-0.0922*[.A21]))" office:value-type="float" office:value="9.13033161334553">
            <text:p>9,13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1/0.0922*(1-EXP(-0.0922*[.A22]))" office:value-type="float" office:value="9.28144182597781">
            <text:p>9,28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1/0.0922*(1-EXP(-0.0922*[.A23]))" office:value-type="float" office:value="9.41924266614434">
            <text:p>9,4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1/0.0922*(1-EXP(-0.0922*[.A24]))" office:value-type="float" office:value="9.54490638681429">
            <text:p>9,54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1/0.0922*(1-EXP(-0.0922*[.A25]))" office:value-type="float" office:value="9.65950199213522">
            <text:p>9,66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1/0.0922*(1-EXP(-0.0922*[.A26]))" office:value-type="float" office:value="9.76400433130566">
            <text:p>9,76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1/0.0922*(1-EXP(-0.0922*[.A27]))" office:value-type="float" office:value="9.85930239148439">
            <text:p>9,86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1/0.0922*(1-EXP(-0.0922*[.A28]))" office:value-type="float" office:value="9.94620686028311">
            <text:p>9,95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1/0.0922*(1-EXP(-0.0922*[.A29]))" office:value-type="float" office:value="10.0254570221754">
            <text:p>10,03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1/0.0922*(1-EXP(-0.0922*[.A30]))" office:value-type="float" office:value="10.0977270474891">
            <text:p>10,10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1/0.0922*(1-EXP(-0.0922*[.A31]))" office:value-type="float" office:value="10.1636317274813">
            <text:p>10,16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1/0.0922*(1-EXP(-0.0922*[.A32]))" office:value-type="float" office:value="10.2237317042839">
            <text:p>10,22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1/0.0922*(1-EXP(-0.0922*[.A33]))" office:value-type="float" office:value="10.2785382402096">
            <text:p>10,28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1/0.0922*(1-EXP(-0.0922*[.A34]))" office:value-type="float" office:value="10.3285175669913">
            <text:p>10,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1/0.0922*(1-EXP(-0.0922*[.A35]))" office:value-type="float" office:value="10.374094851951">
            <text:p>10,37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1/0.0922*(1-EXP(-0.0922*[.A36]))" office:value-type="float" office:value="10.4156578148411">
            <text:p>10,42</text:p>
          </table:table-cell>
          <table:table-cell table:number-columns-repeated="3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1/0.0922*(1-EXP(-0.0922*[.A37]))" office:value-type="float" office:value="10.4535600261232">
            <text:p>10,45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1/0.0922*(1-EXP(-0.0922*[.A38]))" office:value-type="float" office:value="10.4881239147437">
            <text:p>10,49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1/0.0922*(1-EXP(-0.0922*[.A39]))" office:value-type="float" office:value="10.5196435109931">
            <text:p>10,52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1/0.0922*(1-EXP(-0.0922*[.A40]))" office:value-type="float" office:value="10.5483869477814">
            <text:p>10,55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1/0.0922*(1-EXP(-0.0922*[.A41]))" office:value-type="float" office:value="10.5745987416087">
            <text:p>10,57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1/0.0922*(1-EXP(-0.0922*[.A42]))" office:value-type="float" office:value="10.5985018726331">
            <text:p>10,60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1/0.0922*(1-EXP(-0.0922*[.A43]))" office:value-type="float" office:value="10.6202996815329">
            <text:p>10,62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1/0.0922*(1-EXP(-0.0922*[.A44]))" office:value-type="float" office:value="10.640177599298">
            <text:p>10,64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1/0.0922*(1-EXP(-0.0922*[.A45]))" office:value-type="float" office:value="10.6583047246663">
            <text:p>10,66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1/0.0922*(1-EXP(-0.0922*[.A46]))" office:value-type="float" office:value="10.6748352626228">
            <text:p>10,67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1/0.0922*(1-EXP(-0.0922*[.A47]))" office:value-type="float" office:value="10.6899098362015">
            <text:p>10,69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1/0.0922*(1-EXP(-0.0922*[.A48]))" office:value-type="float" office:value="10.7036566827456">
            <text:p>10,70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1/0.0922*(1-EXP(-0.0922*[.A49]))" office:value-type="float" office:value="10.7161927448053">
            <text:p>10,72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1/0.0922*(1-EXP(-0.0922*[.A50]))" office:value-type="float" office:value="10.7276246649523">
            <text:p>10,73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1/0.0922*(1-EXP(-0.0922*[.A51]))" office:value-type="float" office:value="10.7380496929734">
            <text:p>10,74</text:p>
          </table:table-cell>
          <table:table-cell table:number-columns-repeated="3"/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1/0.0922*(1-EXP(-0.0922*[.A52]))" office:value-type="float" office:value="10.7475565131615">
            <text:p>10,75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1/0.0922*(1-EXP(-0.0922*[.A53]))" office:value-type="float" office:value="10.7562259987403">
            <text:p>10,76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1/0.0922*(1-EXP(-0.0922*[.A54]))" office:value-type="float" office:value="10.7641318998423">
            <text:p>10,76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1/0.0922*(1-EXP(-0.0922*[.A55]))" office:value-type="float" office:value="10.7713414708908">
            <text:p>10,77</text:p>
          </table:table-cell>
          <table:table-cell table:number-columns-repeated="3"/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1/0.0922*(1-EXP(-0.0922*[.A56]))" office:value-type="float" office:value="10.7779160427243">
            <text:p>10,78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1/0.0922*(1-EXP(-0.0922*[.A57]))" office:value-type="float" office:value="10.7839115443294">
            <text:p>10,78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1/0.0922*(1-EXP(-0.0922*[.A58]))" office:value-type="float" office:value="10.7893789786213">
            <text:p>10,79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1/0.0922*(1-EXP(-0.0922*[.A59]))" office:value-type="float" office:value="10.7943648563185">
            <text:p>10,79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1/0.0922*(1-EXP(-0.0922*[.A60]))" office:value-type="float" office:value="10.7989115916032">
            <text:p>10,80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1/0.0922*(1-EXP(-0.0922*[.A61]))" office:value-type="float" office:value="10.8030578629327">
            <text:p>10,80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1/0.0922*(1-EXP(-0.0922*[.A62]))" office:value-type="float" office:value="10.8068389420723">
            <text:p>10,81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1/0.0922*(1-EXP(-0.0922*[.A63]))" office:value-type="float" office:value="10.810286994147">
            <text:p>10,81</text:p>
          </table:table-cell>
          <table:table-cell table:number-columns-repeated="3"/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1/0.0922*(1-EXP(-0.0922*[.A64]))" office:value-type="float" office:value="10.8134313512659">
            <text:p>10,81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1/0.0922*(1-EXP(-0.0922*[.A65]))" office:value-type="float" office:value="10.8162987620466">
            <text:p>10,82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1/0.0922*(1-EXP(-0.0922*[.A66]))" office:value-type="float" office:value="10.8189136191618">
            <text:p>10,82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1/0.0922*(1-EXP(-0.0922*[.A67]))" office:value-type="float" office:value="10.8212981668447">
            <text:p>10,82</text:p>
          </table:table-cell>
          <table:table-cell table:number-columns-repeated="3"/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1/0.0922*(1-EXP(-0.0922*[.A68]))" office:value-type="float" office:value="10.8234726901174">
            <text:p>10,82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1/0.0922*(1-EXP(-0.0922*[.A69]))" office:value-type="float" office:value="10.8254556873531">
            <text:p>10,83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1/0.0922*(1-EXP(-0.0922*[.A70]))" office:value-type="float" office:value="10.8272640276392">
            <text:p>10,83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1/0.0922*(1-EXP(-0.0922*[.A71]))" office:value-type="float" office:value="10.8289130942799">
            <text:p>10,83</text:p>
          </table:table-cell>
          <table:table-cell table:number-columns-repeated="3"/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1/0.0922*(1-EXP(-0.0922*[.A72]))" office:value-type="float" office:value="10.8304169156604">
            <text:p>10,83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1/0.0922*(1-EXP(-0.0922*[.A73]))" office:value-type="float" office:value="10.8317882845844">
            <text:p>10,83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1/0.0922*(1-EXP(-0.0922*[.A74]))" office:value-type="float" office:value="10.8330388671004">
            <text:p>10,83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1/0.0922*(1-EXP(-0.0922*[.A75]))" office:value-type="float" office:value="10.8341793017435">
            <text:p>10,83</text:p>
          </table:table-cell>
          <table:table-cell table:number-columns-repeated="3"/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1/0.0922*(1-EXP(-0.0922*[.A76]))" office:value-type="float" office:value="10.8352192900356">
            <text:p>10,84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1/0.0922*(1-EXP(-0.0922*[.A77]))" office:value-type="float" office:value="10.8361676790156">
            <text:p>10,84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1/0.0922*(1-EXP(-0.0922*[.A78]))" office:value-type="float" office:value="10.8370325364993">
            <text:p>10,84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1/0.0922*(1-EXP(-0.0922*[.A79]))" office:value-type="float" office:value="10.8378212197113">
            <text:p>10,84</text:p>
          </table:table-cell>
          <table:table-cell table:number-columns-repeated="3"/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1/0.0922*(1-EXP(-0.0922*[.A80]))" office:value-type="float" office:value="10.8385404378723">
            <text:p>10,84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1/0.0922*(1-EXP(-0.0922*[.A81]))" office:value-type="float" office:value="10.8391963092732">
            <text:p>10,84</text:p>
          </table:table-cell>
          <table:table-cell table:number-columns-repeated="3"/>
        </table:table-row>
      </table:table>
      <table:table table:name="Feuille2" table:style-name="ta1">
        <table:shapes>
          <draw:frame draw:z-index="0" draw:style-name="gr1" svg:width="20.21cm" svg:height="12.299cm" svg:x="12.417cm" svg:y="0.987cm">
            <draw:object draw:notify-on-update-of-ranges="Feuille2.C1:Feuille2.C1 Feuille2.C2:Feuille2.C162 Feuille2.E1:Feuille2.E1 Feuille2.E2:Feuille2.E1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>
            <text:p>Année « t »</text:p>
          </table:table-cell>
          <table:table-cell table:style-name="ce1" office:value-type="string">
            <text:p>Q(t)</text:p>
          </table:table-cell>
          <table:table-cell table:style-name="ce1" office:value-type="string">
            <text:p>Année « t »</text:p>
          </table:table-cell>
          <table:table-cell table:style-name="ce1" office:value-type="string">
            <text:p>Q(t)</text:p>
          </table:table-cell>
          <table:table-cell table:style-name="ce1" office:value-type="string">
            <text:p>R(t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60000*(EXP(0.0922*[.A2])-EXP(0.0922*[.$A$2])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60000*(EXP(0.0922*[.C2])-EXP(0.0922*[.$C$2]))" office:value-type="float" office:value="0">
            <text:p>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100*(EXP(0.0922*[.A3])-EXP(0.0922*[.$A$2]))" office:value-type="float" office:value="9.65841169739914">
            <text:p>10</text:p>
          </table:table-cell>
          <table:table-cell table:formula="of:=[.C2]+1" office:value-type="float" office:value="1">
            <text:p>1</text:p>
          </table:table-cell>
          <table:table-cell table:formula="of:=100*(EXP(0.0922*[.C3])-EXP(0.0922*[.$C$2]))" office:value-type="float" office:value="9.65841169739914">
            <text:p>10</text:p>
          </table:table-cell>
          <table:table-cell table:formula="of:=[.D3]/([.B3]-[.B2])" office:value-type="float" office:value="1">
            <text:p>1,00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100*(EXP(0.0922*[.A4])-EXP(0.0922*[.$A$2]))" office:value-type="float" office:value="20.2496725599629">
            <text:p>20</text:p>
          </table:table-cell>
          <table:table-cell table:formula="of:=[.C3]+1" office:value-type="float" office:value="2">
            <text:p>2</text:p>
          </table:table-cell>
          <table:table-cell table:formula="of:=100*(EXP(0.0922*[.C4])-EXP(0.0922*[.$C$2]))" office:value-type="float" office:value="20.2496725599629">
            <text:p>20</text:p>
          </table:table-cell>
          <table:table-cell table:formula="of:=[.D4]/([.B4]-[.B3])" office:value-type="float" office:value="1.91192274675607">
            <text:p>1,91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100*(EXP(0.0922*[.A5])-EXP(0.0922*[.$A$2]))" office:value-type="float" office:value="31.8638810005785">
            <text:p>32</text:p>
          </table:table-cell>
          <table:table-cell table:formula="of:=[.C4]+1" office:value-type="float" office:value="3">
            <text:p>3</text:p>
          </table:table-cell>
          <table:table-cell table:formula="of:=100*(EXP(0.0922*[.C5])-EXP(0.0922*[.$C$2]))" office:value-type="float" office:value="31.8638810005785">
            <text:p>32</text:p>
          </table:table-cell>
          <table:table-cell table:formula="of:=[.D5]/([.B5]-[.B4])" office:value-type="float" office:value="2.7435258428072">
            <text:p>2,74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100*(EXP(0.0922*[.A6])-EXP(0.0922*[.$A$2]))" office:value-type="float" office:value="44.5998375077828">
            <text:p>45</text:p>
          </table:table-cell>
          <table:table-cell table:formula="of:=[.C5]+1" office:value-type="float" office:value="4">
            <text:p>4</text:p>
          </table:table-cell>
          <table:table-cell table:formula="of:=100*(EXP(0.0922*[.C6])-EXP(0.0922*[.$C$2]))" office:value-type="float" office:value="44.5998375077828">
            <text:p>45</text:p>
          </table:table-cell>
          <table:table-cell table:formula="of:=[.D6]/([.B6]-[.B5])" office:value-type="float" office:value="3.501883622369">
            <text:p>3,50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100*(EXP(0.0922*[.A7])-EXP(0.0922*[.$A$2]))" office:value-type="float" office:value="58.5658851280547">
            <text:p>59</text:p>
          </table:table-cell>
          <table:table-cell table:formula="of:=[.C6]+1" office:value-type="float" office:value="5">
            <text:p>5</text:p>
          </table:table-cell>
          <table:table-cell table:formula="of:=100*(EXP(0.0922*[.C7])-EXP(0.0922*[.$C$2]))" office:value-type="float" office:value="58.5658851280547">
            <text:p>59</text:p>
          </table:table-cell>
          <table:table-cell table:formula="of:=[.D7]/([.B7]-[.B6])" office:value-type="float" office:value="4.19344733173083">
            <text:p>4,19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100*(EXP(0.0922*[.A8])-EXP(0.0922*[.$A$2]))" office:value-type="float" office:value="73.8808311253472">
            <text:p>74</text:p>
          </table:table-cell>
          <table:table-cell table:formula="of:=[.C7]+1" office:value-type="float" office:value="6">
            <text:p>6</text:p>
          </table:table-cell>
          <table:table-cell table:formula="of:=100*(EXP(0.0922*[.C8])-EXP(0.0922*[.$C$2]))" office:value-type="float" office:value="73.8808311253472">
            <text:p>74</text:p>
          </table:table-cell>
          <table:table-cell table:formula="of:=[.D8]/([.B8]-[.B7])" office:value-type="float" office:value="4.82410000912888">
            <text:p>4,82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100*(EXP(0.0922*[.A9])-EXP(0.0922*[.$A$2]))" office:value-type="float" office:value="90.6749576582926">
            <text:p>91</text:p>
          </table:table-cell>
          <table:table-cell table:formula="of:=[.C8]+1" office:value-type="float" office:value="7">
            <text:p>7</text:p>
          </table:table-cell>
          <table:table-cell table:formula="of:=100*(EXP(0.0922*[.C9])-EXP(0.0922*[.$C$2]))" office:value-type="float" office:value="90.6749576582926">
            <text:p>91</text:p>
          </table:table-cell>
          <table:table-cell table:formula="of:=[.D9]/([.B9]-[.B8])" office:value-type="float" office:value="5.39920653095079">
            <text:p>5,4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100*(EXP(0.0922*[.A10])-EXP(0.0922*[.$A$2]))" office:value-type="float" office:value="109.091130072772">
            <text:p>109</text:p>
          </table:table-cell>
          <table:table-cell table:formula="of:=[.C9]+1" office:value-type="float" office:value="8">
            <text:p>8</text:p>
          </table:table-cell>
          <table:table-cell table:formula="of:=100*(EXP(0.0922*[.C10])-EXP(0.0922*[.$C$2]))" office:value-type="float" office:value="109.091130072772">
            <text:p>109</text:p>
          </table:table-cell>
          <table:table-cell table:formula="of:=[.D10]/([.B10]-[.B9])" office:value-type="float" office:value="5.92365925000793">
            <text:p>5,92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100*(EXP(0.0922*[.A11])-EXP(0.0922*[.$A$2]))" office:value-type="float" office:value="129.286012237945">
            <text:p>129</text:p>
          </table:table-cell>
          <table:table-cell table:formula="of:=[.C10]+1" office:value-type="float" office:value="9">
            <text:p>9</text:p>
          </table:table-cell>
          <table:table-cell table:formula="of:=100*(EXP(0.0922*[.C11])-EXP(0.0922*[.$C$2]))" office:value-type="float" office:value="129.286012237945">
            <text:p>129</text:p>
          </table:table-cell>
          <table:table-cell table:formula="of:=[.D11]/([.B11]-[.B10])" office:value-type="float" office:value="6.40191961411423">
            <text:p>6,4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100*(EXP(0.0922*[.A12])-EXP(0.0922*[.$A$2]))" office:value-type="float" office:value="151.431399264434">
            <text:p>151</text:p>
          </table:table-cell>
          <table:table-cell table:formula="of:=[.C11]+1" office:value-type="float" office:value="10">
            <text:p>10</text:p>
          </table:table-cell>
          <table:table-cell table:formula="of:=100*(EXP(0.0922*[.C12])-EXP(0.0922*[.$C$2]))" office:value-type="float" office:value="151.431399264434">
            <text:p>151</text:p>
          </table:table-cell>
          <table:table-cell table:formula="of:=[.D12]/([.B12]-[.B11])" office:value-type="float" office:value="6.83805611901461">
            <text:p>6,84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100*(EXP(0.0922*[.A13])-EXP(0.0922*[.$A$2]))" office:value-type="float" office:value="175.715678941925">
            <text:p>176</text:p>
          </table:table-cell>
          <table:table-cell table:formula="of:=[.C12]+1" office:value-type="float" office:value="11">
            <text:p>11</text:p>
          </table:table-cell>
          <table:table-cell table:formula="of:=100*(EXP(0.0922*[.C13])-EXP(0.0922*[.$C$2]))" office:value-type="float" office:value="175.715678941925">
            <text:p>176</text:p>
          </table:table-cell>
          <table:table-cell table:formula="of:=[.D13]/([.B13]-[.B12])" office:value-type="float" office:value="7.23577891852393">
            <text:p>7,24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100*(EXP(0.0922*[.A14])-EXP(0.0922*[.$A$2]))" office:value-type="float" office:value="202.345434328415">
            <text:p>202</text:p>
          </table:table-cell>
          <table:table-cell table:formula="of:=[.C13]+1" office:value-type="float" office:value="12">
            <text:p>12</text:p>
          </table:table-cell>
          <table:table-cell table:formula="of:=100*(EXP(0.0922*[.C14])-EXP(0.0922*[.$C$2]))" office:value-type="float" office:value="202.345434328415">
            <text:p>202</text:p>
          </table:table-cell>
          <table:table-cell table:formula="of:=[.D14]/([.B14]-[.B13])" office:value-type="float" office:value="7.5984713863">
            <text:p>7,6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100*(EXP(0.0922*[.A15])-EXP(0.0922*[.$A$2]))" office:value-type="float" office:value="231.547201124143">
            <text:p>232</text:p>
          </table:table-cell>
          <table:table-cell table:formula="of:=[.C14]+1" office:value-type="float" office:value="13">
            <text:p>13</text:p>
          </table:table-cell>
          <table:table-cell table:formula="of:=100*(EXP(0.0922*[.C15])-EXP(0.0922*[.$C$2]))" office:value-type="float" office:value="231.547201124143">
            <text:p>232</text:p>
          </table:table-cell>
          <table:table-cell table:formula="of:=[.D15]/([.B15]-[.B14])" office:value-type="float" office:value="7.92921889774209">
            <text:p>7,93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100*(EXP(0.0922*[.A16])-EXP(0.0922*[.$A$2]))" office:value-type="float" office:value="263.569394779917">
            <text:p>264</text:p>
          </table:table-cell>
          <table:table-cell table:formula="of:=[.C15]+1" office:value-type="float" office:value="14">
            <text:p>14</text:p>
          </table:table-cell>
          <table:table-cell table:formula="of:=100*(EXP(0.0922*[.C16])-EXP(0.0922*[.$C$2]))" office:value-type="float" office:value="263.569394779917">
            <text:p>264</text:p>
          </table:table-cell>
          <table:table-cell table:formula="of:=[.D16]/([.B16]-[.B15])" office:value-type="float" office:value="8.2308350768591">
            <text:p>8,23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100*(EXP(0.0922*[.A17])-EXP(0.0922*[.$A$2]))" office:value-type="float" office:value="298.684423733504">
            <text:p>299</text:p>
          </table:table-cell>
          <table:table-cell table:formula="of:=[.C16]+1" office:value-type="float" office:value="15">
            <text:p>15</text:p>
          </table:table-cell>
          <table:table-cell table:formula="of:=100*(EXP(0.0922*[.C17])-EXP(0.0922*[.$C$2]))" office:value-type="float" office:value="298.684423733504">
            <text:p>299</text:p>
          </table:table-cell>
          <table:table-cell table:formula="of:=[.D17]/([.B17]-[.B16])" office:value-type="float" office:value="8.50588573138553">
            <text:p>8,51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100*(EXP(0.0922*[.A18])-EXP(0.0922*[.$A$2]))" office:value-type="float" office:value="337.191006751089">
            <text:p>337</text:p>
          </table:table-cell>
          <table:table-cell table:formula="of:=[.C17]+1" office:value-type="float" office:value="16">
            <text:p>16</text:p>
          </table:table-cell>
          <table:table-cell table:formula="of:=100*(EXP(0.0922*[.C18])-EXP(0.0922*[.$C$2]))" office:value-type="float" office:value="337.191006751089">
            <text:p>337</text:p>
          </table:table-cell>
          <table:table-cell table:formula="of:=[.D18]/([.B18]-[.B17])" office:value-type="float" office:value="8.75671067975833">
            <text:p>8,76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100*(EXP(0.0922*[.A19])-EXP(0.0922*[.$A$2]))" office:value-type="float" office:value="379.416714087113">
            <text:p>379</text:p>
          </table:table-cell>
          <table:table-cell table:formula="of:=[.C18]+1" office:value-type="float" office:value="17">
            <text:p>17</text:p>
          </table:table-cell>
          <table:table-cell table:formula="of:=100*(EXP(0.0922*[.C19])-EXP(0.0922*[.$C$2]))" office:value-type="float" office:value="379.416714087113">
            <text:p>379</text:p>
          </table:table-cell>
          <table:table-cell table:formula="of:=[.D19]/([.B19]-[.B18])" office:value-type="float" office:value="8.98544365563343">
            <text:p>8,99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100*(EXP(0.0922*[.A20])-EXP(0.0922*[.$A$2]))" office:value-type="float" office:value="425.720754079789">
            <text:p>426</text:p>
          </table:table-cell>
          <table:table-cell table:formula="of:=[.C19]+1" office:value-type="float" office:value="18">
            <text:p>18</text:p>
          </table:table-cell>
          <table:table-cell table:formula="of:=100*(EXP(0.0922*[.C20])-EXP(0.0922*[.$C$2]))" office:value-type="float" office:value="425.720754079789">
            <text:p>426</text:p>
          </table:table-cell>
          <table:table-cell table:formula="of:=[.D20]/([.B20]-[.B19])" office:value-type="float" office:value="9.19403045926712">
            <text:p>9,19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100*(EXP(0.0922*[.A21])-EXP(0.0922*[.$A$2]))" office:value-type="float" office:value="476.497028887487">
            <text:p>476</text:p>
          </table:table-cell>
          <table:table-cell table:formula="of:=[.C20]+1" office:value-type="float" office:value="19">
            <text:p>19</text:p>
          </table:table-cell>
          <table:table-cell table:formula="of:=100*(EXP(0.0922*[.C21])-EXP(0.0922*[.$C$2]))" office:value-type="float" office:value="476.497028887487">
            <text:p>476</text:p>
          </table:table-cell>
          <table:table-cell table:formula="of:=[.D21]/([.B21]-[.B20])" office:value-type="float" office:value="9.38424551017384">
            <text:p>9,38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100*(EXP(0.0922*[.A22])-EXP(0.0922*[.$A$2]))" office:value-type="float" office:value="532.177485360714">
            <text:p>532</text:p>
          </table:table-cell>
          <table:table-cell table:formula="of:=[.C21]+1" office:value-type="float" office:value="20">
            <text:p>20</text:p>
          </table:table-cell>
          <table:table-cell table:formula="of:=100*(EXP(0.0922*[.C22])-EXP(0.0922*[.$C$2]))" office:value-type="float" office:value="532.177485360714">
            <text:p>532</text:p>
          </table:table-cell>
          <table:table-cell table:formula="of:=[.D22]/([.B22]-[.B21])" office:value-type="float" office:value="9.55770694187102">
            <text:p>9,56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100*(EXP(0.0922*[.A23])-EXP(0.0922*[.$A$2]))" office:value-type="float" office:value="593.235789555117">
            <text:p>593</text:p>
          </table:table-cell>
          <table:table-cell table:formula="of:=[.C22]+1" office:value-type="float" office:value="21">
            <text:p>21</text:p>
          </table:table-cell>
          <table:table-cell table:formula="of:=100*(EXP(0.0922*[.C23])-EXP(0.0922*[.$C$2]))" office:value-type="float" office:value="593.235789555117">
            <text:p>593</text:p>
          </table:table-cell>
          <table:table-cell table:formula="of:=[.D23]/([.B23]-[.B22])" office:value-type="float" office:value="9.71589036712056">
            <text:p>9,72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100*(EXP(0.0922*[.A24])-EXP(0.0922*[.$A$2]))" office:value-type="float" office:value="660.191356144066">
            <text:p>660</text:p>
          </table:table-cell>
          <table:table-cell table:formula="of:=[.C23]+1" office:value-type="float" office:value="22">
            <text:p>22</text:p>
          </table:table-cell>
          <table:table-cell table:formula="of:=100*(EXP(0.0922*[.C24])-EXP(0.0922*[.$C$2]))" office:value-type="float" office:value="660.191356144066">
            <text:p>660</text:p>
          </table:table-cell>
          <table:table-cell table:formula="of:=[.D24]/([.B24]-[.B23])" office:value-type="float" office:value="9.86014143076543">
            <text:p>9,86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100*(EXP(0.0922*[.A25])-EXP(0.0922*[.$A$2]))" office:value-type="float" office:value="733.613767008502">
            <text:p>734</text:p>
          </table:table-cell>
          <table:table-cell table:formula="of:=[.C24]+1" office:value-type="float" office:value="23">
            <text:p>23</text:p>
          </table:table-cell>
          <table:table-cell table:formula="of:=100*(EXP(0.0922*[.C25])-EXP(0.0922*[.$C$2]))" office:value-type="float" office:value="733.613767008502">
            <text:p>734</text:p>
          </table:table-cell>
          <table:table-cell table:formula="of:=[.D25]/([.B25]-[.B24])" office:value-type="float" office:value="9.99168725694688">
            <text:p>9,99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100*(EXP(0.0922*[.A26])-EXP(0.0922*[.$A$2]))" office:value-type="float" office:value="814.127616592381">
            <text:p>814</text:p>
          </table:table-cell>
          <table:table-cell table:formula="of:=[.C25]+1" office:value-type="float" office:value="24">
            <text:p>24</text:p>
          </table:table-cell>
          <table:table-cell table:formula="of:=100*(EXP(0.0922*[.C26])-EXP(0.0922*[.$C$2]))" office:value-type="float" office:value="814.127616592381">
            <text:p>814</text:p>
          </table:table-cell>
          <table:table-cell table:formula="of:=[.D26]/([.B26]-[.B25])" office:value-type="float" office:value="10.1116468880826">
            <text:p>10,11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100*(EXP(0.0922*[.A27])-EXP(0.0922*[.$A$2]))" office:value-type="float" office:value="902.417825242495">
            <text:p>902</text:p>
          </table:table-cell>
          <table:table-cell table:formula="of:=[.C26]+1" office:value-type="float" office:value="25">
            <text:p>25</text:p>
          </table:table-cell>
          <table:table-cell table:formula="of:=100*(EXP(0.0922*[.C27])-EXP(0.0922*[.$C$2]))" office:value-type="float" office:value="902.417825242495">
            <text:p>902</text:p>
          </table:table-cell>
          <table:table-cell table:formula="of:=[.D27]/([.B27]-[.B26])" office:value-type="float" office:value="10.2210408044078">
            <text:p>10,22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100*(EXP(0.0922*[.A28])-EXP(0.0922*[.$A$2]))" office:value-type="float" office:value="999.235465732531">
            <text:p>999</text:p>
          </table:table-cell>
          <table:table-cell table:formula="of:=[.C27]+1" office:value-type="float" office:value="26">
            <text:p>26</text:p>
          </table:table-cell>
          <table:table-cell table:formula="of:=100*(EXP(0.0922*[.C28])-EXP(0.0922*[.$C$2]))" office:value-type="float" office:value="999.235465732531">
            <text:p>999</text:p>
          </table:table-cell>
          <table:table-cell table:formula="of:=[.D28]/([.B28]-[.B27])" office:value-type="float" office:value="10.3207996050614">
            <text:p>10,32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100*(EXP(0.0922*[.A29])-EXP(0.0922*[.$A$2]))" office:value-type="float" office:value="1105.4041525368">
            <text:p>1105</text:p>
          </table:table-cell>
          <table:table-cell table:formula="of:=[.C28]+1" office:value-type="float" office:value="27">
            <text:p>27</text:p>
          </table:table-cell>
          <table:table-cell table:formula="of:=100*(EXP(0.0922*[.C29])-EXP(0.0922*[.$C$2]))" office:value-type="float" office:value="1105.4041525368">
            <text:p>1105</text:p>
          </table:table-cell>
          <table:table-cell table:formula="of:=[.D29]/([.B29]-[.B28])" office:value-type="float" office:value="10.4117719245665">
            <text:p>10,41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100*(EXP(0.0922*[.A30])-EXP(0.0922*[.$A$2]))" office:value-type="float" office:value="1221.82704820635">
            <text:p>1222</text:p>
          </table:table-cell>
          <table:table-cell table:formula="of:=[.C29]+1" office:value-type="float" office:value="28">
            <text:p>28</text:p>
          </table:table-cell>
          <table:table-cell table:formula="of:=100*(EXP(0.0922*[.C30])-EXP(0.0922*[.$C$2]))" office:value-type="float" office:value="1221.82704820635">
            <text:p>1222</text:p>
          </table:table-cell>
          <table:table-cell table:formula="of:=[.D30]/([.B30]-[.B29])" office:value-type="float" office:value="10.4947316520485">
            <text:p>10,49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100*(EXP(0.0922*[.A31])-EXP(0.0922*[.$A$2]))" office:value-type="float" office:value="1349.4945464497">
            <text:p>1349</text:p>
          </table:table-cell>
          <table:table-cell table:formula="of:=[.C30]+1" office:value-type="float" office:value="29">
            <text:p>29</text:p>
          </table:table-cell>
          <table:table-cell table:formula="of:=100*(EXP(0.0922*[.C31])-EXP(0.0922*[.$C$2]))" office:value-type="float" office:value="1349.4945464497">
            <text:p>1349</text:p>
          </table:table-cell>
          <table:table-cell table:formula="of:=[.D31]/([.B31]-[.B30])" office:value-type="float" office:value="10.5703845146038">
            <text:p>10,57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100*(EXP(0.0922*[.A32])-EXP(0.0922*[.$A$2]))" office:value-type="float" office:value="1489.49269727716">
            <text:p>1489</text:p>
          </table:table-cell>
          <table:table-cell table:formula="of:=[.C31]+1" office:value-type="float" office:value="30">
            <text:p>30</text:p>
          </table:table-cell>
          <table:table-cell table:formula="of:=100*(EXP(0.0922*[.C32])-EXP(0.0922*[.$C$2]))" office:value-type="float" office:value="1489.49269727716">
            <text:p>1489</text:p>
          </table:table-cell>
          <table:table-cell table:formula="of:=[.D32]/([.B32]-[.B31])" office:value-type="float" office:value="10.6393740808253">
            <text:p>10,64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100*(EXP(0.0922*[.A33])-EXP(0.0922*[.$A$2]))" office:value-type="float" office:value="1643.01244588028">
            <text:p>1643</text:p>
          </table:table-cell>
          <table:table-cell table:formula="of:=[.C32]+1" office:value-type="float" office:value="31">
            <text:p>31</text:p>
          </table:table-cell>
          <table:table-cell table:formula="of:=100*(EXP(0.0922*[.C33])-EXP(0.0922*[.$C$2]))" office:value-type="float" office:value="1643.01244588028">
            <text:p>1643</text:p>
          </table:table-cell>
          <table:table-cell table:formula="of:=[.D33]/([.B33]-[.B32])" office:value-type="float" office:value="10.7022872355516">
            <text:p>10,70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100*(EXP(0.0922*[.A34])-EXP(0.0922*[.$A$2]))" office:value-type="float" office:value="1811.35976384031">
            <text:p>1811</text:p>
          </table:table-cell>
          <table:table-cell table:formula="of:=[.C33]+1" office:value-type="float" office:value="32">
            <text:p>32</text:p>
          </table:table-cell>
          <table:table-cell table:formula="of:=100*(EXP(0.0922*[.C34])-EXP(0.0922*[.$C$2]))" office:value-type="float" office:value="1811.35976384031">
            <text:p>1811</text:p>
          </table:table-cell>
          <table:table-cell table:formula="of:=[.D34]/([.B34]-[.B33])" office:value-type="float" office:value="10.7596591724166">
            <text:p>10,76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100*(EXP(0.0922*[.A35])-EXP(0.0922*[.$A$2]))" office:value-type="float" office:value="1995.96675885044">
            <text:p>1996</text:p>
          </table:table-cell>
          <table:table-cell table:formula="of:=[.C34]+1" office:value-type="float" office:value="33">
            <text:p>33</text:p>
          </table:table-cell>
          <table:table-cell table:formula="of:=100*(EXP(0.0922*[.C35])-EXP(0.0922*[.$C$2]))" office:value-type="float" office:value="1995.96675885044">
            <text:p>1996</text:p>
          </table:table-cell>
          <table:table-cell table:formula="of:=[.D35]/([.B35]-[.B34])" office:value-type="float" office:value="10.8119779466693">
            <text:p>10,81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100*(EXP(0.0922*[.A36])-EXP(0.0922*[.$A$2]))" office:value-type="float" office:value="2198.40385746085">
            <text:p>2198</text:p>
          </table:table-cell>
          <table:table-cell table:formula="of:=[.C35]+1" office:value-type="float" office:value="34">
            <text:p>34</text:p>
          </table:table-cell>
          <table:table-cell table:formula="of:=100*(EXP(0.0922*[.C36])-EXP(0.0922*[.$C$2]))" office:value-type="float" office:value="2198.40385746085">
            <text:p>2198</text:p>
          </table:table-cell>
          <table:table-cell table:formula="of:=[.D36]/([.B36]-[.B35])" office:value-type="float" office:value="10.8596886269927">
            <text:p>10,86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100*(EXP(0.0922*[.A37])-EXP(0.0922*[.$A$2]))" office:value-type="float" office:value="2420.39316448332">
            <text:p>2420</text:p>
          </table:table-cell>
          <table:table-cell table:formula="of:=[.C36]+1" office:value-type="float" office:value="35">
            <text:p>35</text:p>
          </table:table-cell>
          <table:table-cell table:formula="of:=100*(EXP(0.0922*[.C37])-EXP(0.0922*[.$C$2]))" office:value-type="float" office:value="2420.39316448332">
            <text:p>2420</text:p>
          </table:table-cell>
          <table:table-cell table:formula="of:=[.D37]/([.B37]-[.B36])" office:value-type="float" office:value="10.9031970816428">
            <text:p>10,90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100*(EXP(0.0922*[.A38])-EXP(0.0922*[.$A$2]))" office:value-type="float" office:value="2663.82311270223">
            <text:p>2664</text:p>
          </table:table-cell>
          <table:table-cell table:formula="of:=[.C37]+1" office:value-type="float" office:value="36">
            <text:p>36</text:p>
          </table:table-cell>
          <table:table-cell table:formula="of:=100*(EXP(0.0922*[.C38])-EXP(0.0922*[.$C$2]))" office:value-type="float" office:value="2663.82311270223">
            <text:p>2664</text:p>
          </table:table-cell>
          <table:table-cell table:formula="of:=[.D38]/([.B38]-[.B37])" office:value-type="float" office:value="10.9428734311144">
            <text:p>10,94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100*(EXP(0.0922*[.A39])-EXP(0.0922*[.$A$2]))" office:value-type="float" office:value="2930.76452751488">
            <text:p>2931</text:p>
          </table:table-cell>
          <table:table-cell table:formula="of:=[.C38]+1" office:value-type="float" office:value="37">
            <text:p>37</text:p>
          </table:table-cell>
          <table:table-cell table:formula="of:=100*(EXP(0.0922*[.C39])-EXP(0.0922*[.$C$2]))" office:value-type="float" office:value="2930.76452751488">
            <text:p>2931</text:p>
          </table:table-cell>
          <table:table-cell table:formula="of:=[.D39]/([.B39]-[.B38])" office:value-type="float" office:value="10.9790551967059">
            <text:p>10,98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100*(EXP(0.0922*[.A40])-EXP(0.0922*[.$A$2]))" office:value-type="float" office:value="3223.488243161">
            <text:p>3223</text:p>
          </table:table-cell>
          <table:table-cell table:formula="of:=[.C39]+1" office:value-type="float" office:value="38">
            <text:p>38</text:p>
          </table:table-cell>
          <table:table-cell table:formula="of:=100*(EXP(0.0922*[.C40])-EXP(0.0922*[.$C$2]))" office:value-type="float" office:value="3223.488243161">
            <text:p>3223</text:p>
          </table:table-cell>
          <table:table-cell table:formula="of:=[.D40]/([.B40]-[.B39])" office:value-type="float" office:value="11.0120501717665">
            <text:p>11,01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100*(EXP(0.0922*[.A41])-EXP(0.0922*[.$A$2]))" office:value-type="float" office:value="3544.48442040014">
            <text:p>3544</text:p>
          </table:table-cell>
          <table:table-cell table:formula="of:=[.C40]+1" office:value-type="float" office:value="39">
            <text:p>39</text:p>
          </table:table-cell>
          <table:table-cell table:formula="of:=100*(EXP(0.0922*[.C41])-EXP(0.0922*[.$C$2]))" office:value-type="float" office:value="3544.48442040014">
            <text:p>3544</text:p>
          </table:table-cell>
          <table:table-cell table:formula="of:=[.D41]/([.B41]-[.B40])" office:value-type="float" office:value="11.042139040053">
            <text:p>11,04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100*(EXP(0.0922*[.A42])-EXP(0.0922*[.$A$2]))" office:value-type="float" office:value="3896.48372996996">
            <text:p>3896</text:p>
          </table:table-cell>
          <table:table-cell table:formula="of:=[.C41]+1" office:value-type="float" office:value="40">
            <text:p>40</text:p>
          </table:table-cell>
          <table:table-cell table:formula="of:=100*(EXP(0.0922*[.C42])-EXP(0.0922*[.$C$2]))" office:value-type="float" office:value="3896.48372996996">
            <text:p>3896</text:p>
          </table:table-cell>
          <table:table-cell table:formula="of:=[.D42]/([.B42]-[.B41])" office:value-type="float" office:value="11.0695777634675">
            <text:p>11,07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100*(EXP(0.0922*[.A43])-EXP(0.0922*[.$A$2]))" office:value-type="float" office:value="4282.48058203004">
            <text:p>4282</text:p>
          </table:table-cell>
          <table:table-cell table:formula="of:=[.C42]+1" office:value-type="float" office:value="41">
            <text:p>41</text:p>
          </table:table-cell>
          <table:table-cell table:formula="of:=100*(EXP(0.0922*[.C43])-EXP(0.0922*[.$C$2]))" office:value-type="float" office:value="4282.48058203004">
            <text:p>4282</text:p>
          </table:table-cell>
          <table:table-cell table:formula="of:=[.D43]/([.B43]-[.B42])" office:value-type="float" office:value="11.0945997594912">
            <text:p>11,09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100*(EXP(0.0922*[.A44])-EXP(0.0922*[.$A$2]))" office:value-type="float" office:value="4705.75859920107">
            <text:p>4706</text:p>
          </table:table-cell>
          <table:table-cell table:formula="of:=[.C43]+1" office:value-type="float" office:value="42">
            <text:p>42</text:p>
          </table:table-cell>
          <table:table-cell table:formula="of:=100*(EXP(0.0922*[.C44])-EXP(0.0922*[.$C$2]))" office:value-type="float" office:value="4705.75859920107">
            <text:p>4706</text:p>
          </table:table-cell>
          <table:table-cell table:formula="of:=[.D44]/([.B44]-[.B43])" office:value-type="float" office:value="11.1174178868344">
            <text:p>11,12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100*(EXP(0.0922*[.A45])-EXP(0.0922*[.$A$2]))" office:value-type="float" office:value="5169.91854989507">
            <text:p>5170</text:p>
          </table:table-cell>
          <table:table-cell table:formula="of:=[.C44]+1" office:value-type="float" office:value="43">
            <text:p>43</text:p>
          </table:table-cell>
          <table:table-cell table:formula="of:=100*(EXP(0.0922*[.C45])-EXP(0.0922*[.$C$2]))" office:value-type="float" office:value="5169.91854989507">
            <text:p>5170</text:p>
          </table:table-cell>
          <table:table-cell table:formula="of:=[.D45]/([.B45]-[.B44])" office:value-type="float" office:value="11.1382262561971">
            <text:p>11,14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100*(EXP(0.0922*[.A46])-EXP(0.0922*[.$A$2]))" office:value-type="float" office:value="5678.90897956154">
            <text:p>5679</text:p>
          </table:table-cell>
          <table:table-cell table:formula="of:=[.C45]+1" office:value-type="float" office:value="44">
            <text:p>44</text:p>
          </table:table-cell>
          <table:table-cell table:formula="of:=100*(EXP(0.0922*[.C46])-EXP(0.0922*[.$C$2]))" office:value-type="float" office:value="5678.90897956154">
            <text:p>5679</text:p>
          </table:table-cell>
          <table:table-cell table:formula="of:=[.D46]/([.B46]-[.B45])" office:value-type="float" office:value="11.1572018815419">
            <text:p>11,16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100*(EXP(0.0922*[.A47])-EXP(0.0922*[.$A$2]))" office:value-type="float" office:value="6237.05980042557">
            <text:p>6237</text:p>
          </table:table-cell>
          <table:table-cell table:formula="of:=[.C46]+1" office:value-type="float" office:value="45">
            <text:p>45</text:p>
          </table:table-cell>
          <table:table-cell table:formula="of:=100*(EXP(0.0922*[.C47])-EXP(0.0922*[.$C$2]))" office:value-type="float" office:value="6237.05980042557">
            <text:p>6237</text:p>
          </table:table-cell>
          <table:table-cell table:formula="of:=[.D47]/([.B47]-[.B46])" office:value-type="float" office:value="11.1745061859276">
            <text:p>11,17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100*(EXP(0.0922*[.A48])-EXP(0.0922*[.$A$2]))" office:value-type="float" office:value="6849.11912546105">
            <text:p>6849</text:p>
          </table:table-cell>
          <table:table-cell table:formula="of:=[.C47]+1" office:value-type="float" office:value="46">
            <text:p>46</text:p>
          </table:table-cell>
          <table:table-cell table:formula="of:=100*(EXP(0.0922*[.C48])-EXP(0.0922*[.$C$2]))" office:value-type="float" office:value="6849.11912546105">
            <text:p>6849</text:p>
          </table:table-cell>
          <table:table-cell table:formula="of:=[.D48]/([.B48]-[.B47])" office:value-type="float" office:value="11.1902863747137">
            <text:p>11,19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100*(EXP(0.0922*[.A49])-EXP(0.0922*[.$A$2]))" office:value-type="float" office:value="7520.29365994078">
            <text:p>7520</text:p>
          </table:table-cell>
          <table:table-cell table:formula="of:=[.C48]+1" office:value-type="float" office:value="47">
            <text:p>47</text:p>
          </table:table-cell>
          <table:table-cell table:formula="of:=100*(EXP(0.0922*[.C49])-EXP(0.0922*[.$C$2]))" office:value-type="float" office:value="7520.29365994078">
            <text:p>7520</text:p>
          </table:table-cell>
          <table:table-cell table:formula="of:=[.D49]/([.B49]-[.B48])" office:value-type="float" office:value="11.204676687816">
            <text:p>11,20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100*(EXP(0.0922*[.A50])-EXP(0.0922*[.$A$2]))" office:value-type="float" office:value="8256.29299416867">
            <text:p>8256</text:p>
          </table:table-cell>
          <table:table-cell table:formula="of:=[.C49]+1" office:value-type="float" office:value="48">
            <text:p>48</text:p>
          </table:table-cell>
          <table:table-cell table:formula="of:=100*(EXP(0.0922*[.C50])-EXP(0.0922*[.$C$2]))" office:value-type="float" office:value="8256.29299416867">
            <text:p>8256</text:p>
          </table:table-cell>
          <table:table-cell table:formula="of:=[.D50]/([.B50]-[.B49])" office:value-type="float" office:value="11.2177995416668">
            <text:p>11,22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100*(EXP(0.0922*[.A51])-EXP(0.0922*[.$A$2]))" office:value-type="float" office:value="9063.3781741864">
            <text:p>9063</text:p>
          </table:table-cell>
          <table:table-cell table:formula="of:=[.C50]+1" office:value-type="float" office:value="49">
            <text:p>49</text:p>
          </table:table-cell>
          <table:table-cell table:formula="of:=100*(EXP(0.0922*[.C51])-EXP(0.0922*[.$C$2]))" office:value-type="float" office:value="9063.3781741864">
            <text:p>9063</text:p>
          </table:table-cell>
          <table:table-cell table:formula="of:=[.D51]/([.B51]-[.B50])" office:value-type="float" office:value="11.2297665705958">
            <text:p>11,23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100*(EXP(0.0922*[.A52])-EXP(0.0922*[.$A$2]))" office:value-type="float" office:value="9948.41496363894">
            <text:p>9948</text:p>
          </table:table-cell>
          <table:table-cell table:formula="of:=[.C51]+1" office:value-type="float" office:value="50">
            <text:p>50</text:p>
          </table:table-cell>
          <table:table-cell table:formula="of:=100*(EXP(0.0922*[.C52])-EXP(0.0922*[.$C$2]))" office:value-type="float" office:value="9948.41496363894">
            <text:p>9948</text:p>
          </table:table-cell>
          <table:table-cell table:formula="of:=[.D52]/([.B52]-[.B51])" office:value-type="float" office:value="11.2406795764872">
            <text:p>11,24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100*(EXP(0.0922*[.A53])-EXP(0.0922*[.$A$2]))" office:value-type="float" office:value="10918.9322498903">
            <text:p>10919</text:p>
          </table:table-cell>
          <table:table-cell table:formula="of:=[.C52]+1" office:value-type="float" office:value="51">
            <text:p>51</text:p>
          </table:table-cell>
          <table:table-cell table:formula="of:=100*(EXP(0.0922*[.C53])-EXP(0.0922*[.$C$2]))" office:value-type="float" office:value="10918.9322498903">
            <text:p>10919</text:p>
          </table:table-cell>
          <table:table-cell table:formula="of:=[.D53]/([.B53]-[.B52])" office:value-type="float" office:value="11.250631394795">
            <text:p>11,25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100*(EXP(0.0922*[.A54])-EXP(0.0922*[.$A$2]))" office:value-type="float" office:value="11983.1860912421">
            <text:p>11983</text:p>
          </table:table-cell>
          <table:table-cell table:formula="of:=[.C53]+1" office:value-type="float" office:value="52">
            <text:p>52</text:p>
          </table:table-cell>
          <table:table-cell table:formula="of:=100*(EXP(0.0922*[.C54])-EXP(0.0922*[.$C$2]))" office:value-type="float" office:value="11983.1860912421">
            <text:p>11983</text:p>
          </table:table-cell>
          <table:table-cell table:formula="of:=[.D54]/([.B54]-[.B53])" office:value-type="float" office:value="11.2597066842815">
            <text:p>11,26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100*(EXP(0.0922*[.A55])-EXP(0.0922*[.$A$2]))" office:value-type="float" office:value="13150.2299500972">
            <text:p>13150</text:p>
          </table:table-cell>
          <table:table-cell table:formula="of:=[.C54]+1" office:value-type="float" office:value="53">
            <text:p>53</text:p>
          </table:table-cell>
          <table:table-cell table:formula="of:=100*(EXP(0.0922*[.C55])-EXP(0.0922*[.$C$2]))" office:value-type="float" office:value="13150.2299500972">
            <text:p>13150</text:p>
          </table:table-cell>
          <table:table-cell table:formula="of:=[.D55]/([.B55]-[.B54])" office:value-type="float" office:value="11.2679826471976">
            <text:p>11,27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100*(EXP(0.0922*[.A56])-EXP(0.0922*[.$A$2]))" office:value-type="float" office:value="14429.9917095296">
            <text:p>14430</text:p>
          </table:table-cell>
          <table:table-cell table:formula="of:=[.C55]+1" office:value-type="float" office:value="54">
            <text:p>54</text:p>
          </table:table-cell>
          <table:table-cell table:formula="of:=100*(EXP(0.0922*[.C56])-EXP(0.0922*[.$C$2]))" office:value-type="float" office:value="14429.9917095296">
            <text:p>14430</text:p>
          </table:table-cell>
          <table:table-cell table:formula="of:=[.D56]/([.B56]-[.B55])" office:value-type="float" office:value="11.2755296860322">
            <text:p>11,28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100*(EXP(0.0922*[.A57])-EXP(0.0922*[.$A$2]))" office:value-type="float" office:value="15833.358128434">
            <text:p>15833</text:p>
          </table:table-cell>
          <table:table-cell table:formula="of:=[.C56]+1" office:value-type="float" office:value="55">
            <text:p>55</text:p>
          </table:table-cell>
          <table:table-cell table:formula="of:=100*(EXP(0.0922*[.C57])-EXP(0.0922*[.$C$2]))" office:value-type="float" office:value="15833.358128434">
            <text:p>15833</text:p>
          </table:table-cell>
          <table:table-cell table:formula="of:=[.D57]/([.B57]-[.B56])" office:value-type="float" office:value="11.2824120024161">
            <text:p>11,28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100*(EXP(0.0922*[.A58])-EXP(0.0922*[.$A$2]))" office:value-type="float" office:value="17372.2674536991">
            <text:p>17372</text:p>
          </table:table-cell>
          <table:table-cell table:formula="of:=[.C57]+1" office:value-type="float" office:value="56">
            <text:p>56</text:p>
          </table:table-cell>
          <table:table-cell table:formula="of:=100*(EXP(0.0922*[.C58])-EXP(0.0922*[.$C$2]))" office:value-type="float" office:value="17372.2674536991">
            <text:p>17372</text:p>
          </table:table-cell>
          <table:table-cell table:formula="of:=[.D58]/([.B58]-[.B57])" office:value-type="float" office:value="11.288688143277">
            <text:p>11,29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100*(EXP(0.0922*[.A59])-EXP(0.0922*[.$A$2]))" office:value-type="float" office:value="19059.8109772481">
            <text:p>19060</text:p>
          </table:table-cell>
          <table:table-cell table:formula="of:=[.C58]+1" office:value-type="float" office:value="57">
            <text:p>57</text:p>
          </table:table-cell>
          <table:table-cell table:formula="of:=100*(EXP(0.0922*[.C59])-EXP(0.0922*[.$C$2]))" office:value-type="float" office:value="19059.8109772481">
            <text:p>19060</text:p>
          </table:table-cell>
          <table:table-cell table:formula="of:=[.D59]/([.B59]-[.B58])" office:value-type="float" office:value="11.2944114988897">
            <text:p>11,29</text:p>
          </table:table-cell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100*(EXP(0.0922*[.A60])-EXP(0.0922*[.$A$2]))" office:value-type="float" office:value="20910.3444018742">
            <text:p>20910</text:p>
          </table:table-cell>
          <table:table-cell table:formula="of:=[.C59]+1" office:value-type="float" office:value="58">
            <text:p>58</text:p>
          </table:table-cell>
          <table:table-cell table:formula="of:=100*(EXP(0.0922*[.C60])-EXP(0.0922*[.$C$2]))" office:value-type="float" office:value="20910.3444018742">
            <text:p>20910</text:p>
          </table:table-cell>
          <table:table-cell table:formula="of:=[.D60]/([.B60]-[.B59])" office:value-type="float" office:value="11.2996307570608">
            <text:p>11,30</text:p>
          </table:table-cell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100*(EXP(0.0922*[.A61])-EXP(0.0922*[.$A$2]))" office:value-type="float" office:value="22939.6099632486">
            <text:p>22940</text:p>
          </table:table-cell>
          <table:table-cell table:formula="of:=[.C60]+1" office:value-type="float" office:value="59">
            <text:p>59</text:p>
          </table:table-cell>
          <table:table-cell table:formula="of:=100*(EXP(0.0922*[.C61])-EXP(0.0922*[.$C$2]))" office:value-type="float" office:value="22939.6099632486">
            <text:p>22940</text:p>
          </table:table-cell>
          <table:table-cell table:formula="of:=[.D61]/([.B61]-[.B60])" office:value-type="float" office:value="11.3043903173083">
            <text:p>11,30</text:p>
          </table:table-cell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100*(EXP(0.0922*[.A62])-EXP(0.0922*[.$A$2]))" office:value-type="float" office:value="25164.8703469742">
            <text:p>25165</text:p>
          </table:table-cell>
          <table:table-cell table:formula="of:=[.C61]+1" office:value-type="float" office:value="60">
            <text:p>60</text:p>
          </table:table-cell>
          <table:table-cell table:formula="of:=100*(EXP(0.0922*[.C62])-EXP(0.0922*[.$C$2]))" office:value-type="float" office:value="25164.8703469742">
            <text:p>25165</text:p>
          </table:table-cell>
          <table:table-cell table:formula="of:=[.D62]/([.B62]-[.B61])" office:value-type="float" office:value="11.3087306685625">
            <text:p>11,31</text:p>
          </table:table-cell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100*(EXP(0.0922*[.A63])-EXP(0.0922*[.$A$2]))" office:value-type="float" office:value="27605.0555398991">
            <text:p>27605</text:p>
          </table:table-cell>
          <table:table-cell table:formula="of:=[.C62]+1" office:value-type="float" office:value="61">
            <text:p>61</text:p>
          </table:table-cell>
          <table:table-cell table:formula="of:=100*(EXP(0.0922*[.C63])-EXP(0.0922*[.$C$2]))" office:value-type="float" office:value="27605.0555398991">
            <text:p>27605</text:p>
          </table:table-cell>
          <table:table-cell table:formula="of:=[.D63]/([.B63]-[.B62])" office:value-type="float" office:value="11.3126887336001">
            <text:p>11,31</text:p>
          </table:table-cell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100*(EXP(0.0922*[.A64])-EXP(0.0922*[.$A$2]))" office:value-type="float" office:value="30280.9238649356">
            <text:p>30281</text:p>
          </table:table-cell>
          <table:table-cell table:formula="of:=[.C63]+1" office:value-type="float" office:value="62">
            <text:p>62</text:p>
          </table:table-cell>
          <table:table-cell table:formula="of:=100*(EXP(0.0922*[.C64])-EXP(0.0922*[.$C$2]))" office:value-type="float" office:value="30280.9238649356">
            <text:p>30281</text:p>
          </table:table-cell>
          <table:table-cell table:formula="of:=[.D64]/([.B64]-[.B63])" office:value-type="float" office:value="11.316298183141">
            <text:p>11,32</text:p>
          </table:table-cell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100*(EXP(0.0922*[.A65])-EXP(0.0922*[.$A$2]))" office:value-type="float" office:value="33215.2385692845">
            <text:p>33215</text:p>
          </table:table-cell>
          <table:table-cell table:formula="of:=[.C64]+1" office:value-type="float" office:value="63">
            <text:p>63</text:p>
          </table:table-cell>
          <table:table-cell table:formula="of:=100*(EXP(0.0922*[.C65])-EXP(0.0922*[.$C$2]))" office:value-type="float" office:value="33215.2385692845">
            <text:p>33215</text:p>
          </table:table-cell>
          <table:table-cell table:formula="of:=[.D65]/([.B65]-[.B64])" office:value-type="float" office:value="11.3195897222807">
            <text:p>11,32</text:p>
          </table:table-cell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100*(EXP(0.0922*[.A66])-EXP(0.0922*[.$A$2]))" office:value-type="float" office:value="36432.9614682767">
            <text:p>36433</text:p>
          </table:table-cell>
          <table:table-cell table:formula="of:=[.C65]+1" office:value-type="float" office:value="64">
            <text:p>64</text:p>
          </table:table-cell>
          <table:table-cell table:formula="of:=100*(EXP(0.0922*[.C66])-EXP(0.0922*[.$C$2]))" office:value-type="float" office:value="36432.9614682767">
            <text:p>36433</text:p>
          </table:table-cell>
          <table:table-cell table:formula="of:=[.D66]/([.B66]-[.B65])" office:value-type="float" office:value="11.3225913516939">
            <text:p>11,32</text:p>
          </table:table-cell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100*(EXP(0.0922*[.A67])-EXP(0.0922*[.$A$2]))" office:value-type="float" office:value="39961.4652921351">
            <text:p>39961</text:p>
          </table:table-cell>
          <table:table-cell table:formula="of:=[.C66]+1" office:value-type="float" office:value="65">
            <text:p>65</text:p>
          </table:table-cell>
          <table:table-cell table:formula="of:=100*(EXP(0.0922*[.C67])-EXP(0.0922*[.$C$2]))" office:value-type="float" office:value="39961.4652921351">
            <text:p>39961</text:p>
          </table:table-cell>
          <table:table-cell table:formula="of:=[.D67]/([.B67]-[.B66])" office:value-type="float" office:value="11.3253286058332">
            <text:p>11,33</text:p>
          </table:table-cell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100*(EXP(0.0922*[.A68])-EXP(0.0922*[.$A$2]))" office:value-type="float" office:value="43830.7665420601">
            <text:p>43831</text:p>
          </table:table-cell>
          <table:table-cell table:formula="of:=[.C67]+1" office:value-type="float" office:value="66">
            <text:p>66</text:p>
          </table:table-cell>
          <table:table-cell table:formula="of:=100*(EXP(0.0922*[.C68])-EXP(0.0922*[.$C$2]))" office:value-type="float" office:value="43830.7665420601">
            <text:p>43831</text:p>
          </table:table-cell>
          <table:table-cell table:formula="of:=[.D68]/([.B68]-[.B67])" office:value-type="float" office:value="11.3278247701465">
            <text:p>11,33</text:p>
          </table:table-cell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100*(EXP(0.0922*[.A69])-EXP(0.0922*[.$A$2]))" office:value-type="float" office:value="48073.7808365156">
            <text:p>48074</text:p>
          </table:table-cell>
          <table:table-cell table:formula="of:=[.C68]+1" office:value-type="float" office:value="67">
            <text:p>67</text:p>
          </table:table-cell>
          <table:table-cell table:formula="of:=100*(EXP(0.0922*[.C69])-EXP(0.0922*[.$C$2]))" office:value-type="float" office:value="48073.7808365156">
            <text:p>48074</text:p>
          </table:table-cell>
          <table:table-cell table:formula="of:=[.D69]/([.B69]-[.B68])" office:value-type="float" office:value="11.3301010791634">
            <text:p>11,33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100*(EXP(0.0922*[.A70])-EXP(0.0922*[.$A$2]))" office:value-type="float" office:value="52726.602919909">
            <text:p>52727</text:p>
          </table:table-cell>
          <table:table-cell table:formula="of:=[.C69]+1" office:value-type="float" office:value="68">
            <text:p>68</text:p>
          </table:table-cell>
          <table:table-cell table:formula="of:=100*(EXP(0.0922*[.C70])-EXP(0.0922*[.$C$2]))" office:value-type="float" office:value="52726.602919909">
            <text:p>52727</text:p>
          </table:table-cell>
          <table:table-cell table:formula="of:=[.D70]/([.B70]-[.B69])" office:value-type="float" office:value="11.3321768971346">
            <text:p>11,33</text:p>
          </table:table-cell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100*(EXP(0.0922*[.A71])-EXP(0.0922*[.$A$2]))" office:value-type="float" office:value="57828.8137156641">
            <text:p>57829</text:p>
          </table:table-cell>
          <table:table-cell table:formula="of:=[.C70]+1" office:value-type="float" office:value="69">
            <text:p>69</text:p>
          </table:table-cell>
          <table:table-cell table:formula="of:=100*(EXP(0.0922*[.C71])-EXP(0.0922*[.$C$2]))" office:value-type="float" office:value="57828.8137156641">
            <text:p>57829</text:p>
          </table:table-cell>
          <table:table-cell table:formula="of:=[.D71]/([.B71]-[.B70])" office:value-type="float" office:value="11.3340698827607">
            <text:p>11,33</text:p>
          </table:table-cell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100*(EXP(0.0922*[.A72])-EXP(0.0922*[.$A$2]))" office:value-type="float" office:value="63423.8170357424">
            <text:p>63424</text:p>
          </table:table-cell>
          <table:table-cell table:formula="of:=[.C71]+1" office:value-type="float" office:value="70">
            <text:p>70</text:p>
          </table:table-cell>
          <table:table-cell table:formula="of:=100*(EXP(0.0922*[.C72])-EXP(0.0922*[.$C$2]))" office:value-type="float" office:value="63423.8170357424">
            <text:p>63424</text:p>
          </table:table-cell>
          <table:table-cell table:formula="of:=[.D72]/([.B72]-[.B71])" office:value-type="float" office:value="11.3357961394123">
            <text:p>11,34</text:p>
          </table:table-cell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100*(EXP(0.0922*[.A73])-EXP(0.0922*[.$A$2]))" office:value-type="float" office:value="69559.208810957">
            <text:p>69559</text:p>
          </table:table-cell>
          <table:table-cell table:formula="of:=[.C72]+1" office:value-type="float" office:value="71">
            <text:p>71</text:p>
          </table:table-cell>
          <table:table-cell table:formula="of:=100*(EXP(0.0922*[.C73])-EXP(0.0922*[.$C$2]))" office:value-type="float" office:value="69559.208810957">
            <text:p>69559</text:p>
          </table:table-cell>
          <table:table-cell table:formula="of:=[.D73]/([.B73]-[.B72])" office:value-type="float" office:value="11.3373703521197">
            <text:p>11,34</text:p>
          </table:table-cell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100*(EXP(0.0922*[.A74])-EXP(0.0922*[.$A$2]))" office:value-type="float" office:value="76287.1819830702">
            <text:p>76287</text:p>
          </table:table-cell>
          <table:table-cell table:formula="of:=[.C73]+1" office:value-type="float" office:value="72">
            <text:p>72</text:p>
          </table:table-cell>
          <table:table-cell table:formula="of:=100*(EXP(0.0922*[.C74])-EXP(0.0922*[.$C$2]))" office:value-type="float" office:value="76287.1819830702">
            <text:p>76287</text:p>
          </table:table-cell>
          <table:table-cell table:formula="of:=[.D74]/([.B74]-[.B73])" office:value-type="float" office:value="11.3388059124958">
            <text:p>11,34</text:p>
          </table:table-cell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100*(EXP(0.0922*[.A75])-EXP(0.0922*[.$A$2]))" office:value-type="float" office:value="83664.9705030365">
            <text:p>83665</text:p>
          </table:table-cell>
          <table:table-cell table:formula="of:=[.C74]+1" office:value-type="float" office:value="73">
            <text:p>73</text:p>
          </table:table-cell>
          <table:table-cell table:formula="of:=100*(EXP(0.0922*[.C75])-EXP(0.0922*[.$C$2]))" office:value-type="float" office:value="83664.9705030365">
            <text:p>83665</text:p>
          </table:table-cell>
          <table:table-cell table:formula="of:=[.D75]/([.B75]-[.B74])" office:value-type="float" office:value="11.3401150326573">
            <text:p>11,34</text:p>
          </table:table-cell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100*(EXP(0.0922*[.A76])-EXP(0.0922*[.$A$2]))" office:value-type="float" office:value="91755.3362124247">
            <text:p>91755</text:p>
          </table:table-cell>
          <table:table-cell table:formula="of:=[.C75]+1" office:value-type="float" office:value="74">
            <text:p>74</text:p>
          </table:table-cell>
          <table:table-cell table:formula="of:=100*(EXP(0.0922*[.C76])-EXP(0.0922*[.$C$2]))" office:value-type="float" office:value="91755.3362124247">
            <text:p>91755</text:p>
          </table:table-cell>
          <table:table-cell table:formula="of:=[.D76]/([.B76]-[.B75])" office:value-type="float" office:value="11.3413088491105">
            <text:p>11,34</text:p>
          </table:table-cell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100*(EXP(0.0922*[.A77])-EXP(0.0922*[.$A$2]))" office:value-type="float" office:value="100627.102749851">
            <text:p>100627</text:p>
          </table:table-cell>
          <table:table-cell table:formula="of:=[.C76]+1" office:value-type="float" office:value="75">
            <text:p>75</text:p>
          </table:table-cell>
          <table:table-cell table:formula="of:=100*(EXP(0.0922*[.C77])-EXP(0.0922*[.$C$2]))" office:value-type="float" office:value="100627.102749851">
            <text:p>100627</text:p>
          </table:table-cell>
          <table:table-cell table:formula="of:=[.D77]/([.B77]-[.B76])" office:value-type="float" office:value="11.3423975174897">
            <text:p>11,34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100*(EXP(0.0922*[.A78])-EXP(0.0922*[.$A$2]))" office:value-type="float" office:value="110355.741024294">
            <text:p>110356</text:p>
          </table:table-cell>
          <table:table-cell table:formula="of:=[.C77]+1" office:value-type="float" office:value="76">
            <text:p>76</text:p>
          </table:table-cell>
          <table:table-cell table:formula="of:=100*(EXP(0.0922*[.C78])-EXP(0.0922*[.$C$2]))" office:value-type="float" office:value="110355.741024294">
            <text:p>110356</text:p>
          </table:table-cell>
          <table:table-cell table:formula="of:=[.D78]/([.B78]-[.B77])" office:value-type="float" office:value="11.3433902989484">
            <text:p>11,34</text:p>
          </table:table-cell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100*(EXP(0.0922*[.A79])-EXP(0.0922*[.$A$2]))" office:value-type="float" office:value="121024.011235833">
            <text:p>121024</text:p>
          </table:table-cell>
          <table:table-cell table:formula="of:=[.C78]+1" office:value-type="float" office:value="77">
            <text:p>77</text:p>
          </table:table-cell>
          <table:table-cell table:formula="of:=100*(EXP(0.0922*[.C79])-EXP(0.0922*[.$C$2]))" office:value-type="float" office:value="121024.011235833">
            <text:p>121024</text:p>
          </table:table-cell>
          <table:table-cell table:formula="of:=[.D79]/([.B79]-[.B78])" office:value-type="float" office:value="11.3442956389432">
            <text:p>11,34</text:p>
          </table:table-cell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100*(EXP(0.0922*[.A80])-EXP(0.0922*[.$A$2]))" office:value-type="float" office:value="132722.666905394">
            <text:p>132723</text:p>
          </table:table-cell>
          <table:table-cell table:formula="of:=[.C79]+1" office:value-type="float" office:value="78">
            <text:p>78</text:p>
          </table:table-cell>
          <table:table-cell table:formula="of:=100*(EXP(0.0922*[.C80])-EXP(0.0922*[.$C$2]))" office:value-type="float" office:value="132722.666905394">
            <text:p>132723</text:p>
          </table:table-cell>
          <table:table-cell table:formula="of:=[.D80]/([.B80]-[.B79])" office:value-type="float" office:value="11.345121239078">
            <text:p>11,35</text:p>
          </table:table-cell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100*(EXP(0.0922*[.A81])-EXP(0.0922*[.$A$2]))" office:value-type="float" office:value="145551.226902582">
            <text:p>145551</text:p>
          </table:table-cell>
          <table:table-cell table:formula="of:=[.C80]+1" office:value-type="float" office:value="79">
            <text:p>79</text:p>
          </table:table-cell>
          <table:table-cell table:formula="of:=100*(EXP(0.0922*[.C81])-EXP(0.0922*[.$C$2]))" office:value-type="float" office:value="145551.226902582">
            <text:p>145551</text:p>
          </table:table-cell>
          <table:table-cell table:formula="of:=[.D81]/([.B81]-[.B80])" office:value-type="float" office:value="11.3458741226206">
            <text:p>11,35</text:p>
          </table:table-cell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100*(EXP(0.0922*[.A82])-EXP(0.0922*[.$A$2]))" office:value-type="float" office:value="159618.822039146">
            <text:p>159619</text:p>
          </table:table-cell>
          <table:table-cell table:formula="of:=[.C81]+1" office:value-type="float" office:value="80">
            <text:p>80</text:p>
          </table:table-cell>
          <table:table-cell table:formula="of:=100*(EXP(0.0922*[.C82])-EXP(0.0922*[.$C$2]))" office:value-type="float" office:value="159618.822039146">
            <text:p>159619</text:p>
          </table:table-cell>
          <table:table-cell table:formula="of:=[.D82]/([.B82]-[.B81])" office:value-type="float" office:value="11.3465606942488">
            <text:p>11,35</text:p>
          </table:table-cell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100*(EXP(0.0922*[.A83])-EXP(0.0922*[.$A$2]))" office:value-type="float" office:value="175045.123429923">
            <text:p>175045</text:p>
          </table:table-cell>
          <table:table-cell table:formula="of:=[.C82]+1" office:value-type="float" office:value="81">
            <text:p>81</text:p>
          </table:table-cell>
          <table:table-cell table:formula="of:=[.D82]" office:value-type="float" office:value="159618.822039146">
            <text:p>159619</text:p>
          </table:table-cell>
          <table:table-cell table:formula="of:=[.D83]/([.B83]-[.B82])" office:value-type="float" office:value="10.3471867945338">
            <text:p>10,35</text:p>
          </table:table-cell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100*(EXP(0.0922*[.A84])-EXP(0.0922*[.$A$2]))" office:value-type="float" office:value="191961.360518703">
            <text:p>191961</text:p>
          </table:table-cell>
          <table:table-cell table:formula="of:=[.C83]+1" office:value-type="float" office:value="82">
            <text:p>82</text:p>
          </table:table-cell>
          <table:table-cell table:formula="of:=[.D83]" office:value-type="float" office:value="159618.822039146">
            <text:p>159619</text:p>
          </table:table-cell>
          <table:table-cell table:formula="of:=[.D84]/([.B84]-[.B83])" office:value-type="float" office:value="9.43583500286935">
            <text:p>9,44</text:p>
          </table:table-cell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100*(EXP(0.0922*[.A85])-EXP(0.0922*[.$A$2]))" office:value-type="float" office:value="210511.437429226">
            <text:p>210511</text:p>
          </table:table-cell>
          <table:table-cell table:formula="of:=[.C84]+1" office:value-type="float" office:value="83">
            <text:p>83</text:p>
          </table:table-cell>
          <table:table-cell table:formula="of:=[.D84]" office:value-type="float" office:value="159618.822039146">
            <text:p>159619</text:p>
          </table:table-cell>
          <table:table-cell table:formula="of:=[.D85]/([.B85]-[.B84])" office:value-type="float" office:value="8.6047525737537">
            <text:p>8,60</text:p>
          </table:table-cell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100*(EXP(0.0922*[.A86])-EXP(0.0922*[.$A$2]))" office:value-type="float" office:value="230853.15713795">
            <text:p>230853</text:p>
          </table:table-cell>
          <table:table-cell table:formula="of:=[.C85]+1" office:value-type="float" office:value="84">
            <text:p>84</text:p>
          </table:table-cell>
          <table:table-cell table:formula="of:=[.D85]" office:value-type="float" office:value="159618.822039146">
            <text:p>159619</text:p>
          </table:table-cell>
          <table:table-cell table:formula="of:=[.D86]/([.B86]-[.B85])" office:value-type="float" office:value="7.84686960221379">
            <text:p>7,85</text:p>
          </table:table-cell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100*(EXP(0.0922*[.A87])-EXP(0.0922*[.$A$2]))" office:value-type="float" office:value="253159.563882475">
            <text:p>253160</text:p>
          </table:table-cell>
          <table:table-cell table:formula="of:=[.C86]+1" office:value-type="float" office:value="85">
            <text:p>85</text:p>
          </table:table-cell>
          <table:table-cell table:formula="of:=[.D86]" office:value-type="float" office:value="159618.822039146">
            <text:p>159619</text:p>
          </table:table-cell>
          <table:table-cell table:formula="of:=[.D87]/([.B87]-[.B86])" office:value-type="float" office:value="7.15573888108752">
            <text:p>7,16</text:p>
          </table:table-cell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100*(EXP(0.0922*[.A88])-EXP(0.0922*[.$A$2]))" office:value-type="float" office:value="277620.415225282">
            <text:p>277620</text:p>
          </table:table-cell>
          <table:table-cell table:formula="of:=[.C87]+1" office:value-type="float" office:value="86">
            <text:p>86</text:p>
          </table:table-cell>
          <table:table-cell table:formula="of:=[.D87]" office:value-type="float" office:value="159618.822039146">
            <text:p>159619</text:p>
          </table:table-cell>
          <table:table-cell table:formula="of:=[.D88]/([.B88]-[.B87])" office:value-type="float" office:value="6.52548105551052">
            <text:p>6,53</text:p>
          </table:table-cell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100*(EXP(0.0922*[.A89])-EXP(0.0922*[.$A$2]))" office:value-type="float" office:value="304443.796295466">
            <text:p>304444</text:p>
          </table:table-cell>
          <table:table-cell table:formula="of:=[.C88]+1" office:value-type="float" office:value="87">
            <text:p>87</text:p>
          </table:table-cell>
          <table:table-cell table:formula="of:=[.D88]" office:value-type="float" office:value="159618.822039146">
            <text:p>159619</text:p>
          </table:table-cell>
          <table:table-cell table:formula="of:=[.D89]/([.B89]-[.B88])" office:value-type="float" office:value="5.95073460804589">
            <text:p>5,95</text:p>
          </table:table-cell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100*(EXP(0.0922*[.A90])-EXP(0.0922*[.$A$2]))" office:value-type="float" office:value="333857.88994057">
            <text:p>333858</text:p>
          </table:table-cell>
          <table:table-cell table:formula="of:=[.C89]+1" office:value-type="float" office:value="88">
            <text:p>88</text:p>
          </table:table-cell>
          <table:table-cell table:formula="of:=[.D89]" office:value-type="float" office:value="159618.822039146">
            <text:p>159619</text:p>
          </table:table-cell>
          <table:table-cell table:formula="of:=[.D90]/([.B90]-[.B89])" office:value-type="float" office:value="5.42661024898556">
            <text:p>5,43</text:p>
          </table:table-cell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100*(EXP(0.0922*[.A91])-EXP(0.0922*[.$A$2]))" office:value-type="float" office:value="366112.917846978">
            <text:p>366113</text:p>
          </table:table-cell>
          <table:table-cell table:formula="of:=[.C90]+1" office:value-type="float" office:value="89">
            <text:p>89</text:p>
          </table:table-cell>
          <table:table-cell table:formula="of:=[.D90]" office:value-type="float" office:value="159618.822039146">
            <text:p>159619</text:p>
          </table:table-cell>
          <table:table-cell table:formula="of:=[.D91]/([.B91]-[.B90])" office:value-type="float" office:value="4.94864932382955">
            <text:p>4,95</text:p>
          </table:table-cell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100*(EXP(0.0922*[.A92])-EXP(0.0922*[.$A$2]))" office:value-type="float" office:value="401483.269141697">
            <text:p>401483</text:p>
          </table:table-cell>
          <table:table-cell table:formula="of:=[.C91]+1" office:value-type="float" office:value="90">
            <text:p>90</text:p>
          </table:table-cell>
          <table:table-cell table:formula="of:=[.D91]" office:value-type="float" office:value="159618.822039146">
            <text:p>159619</text:p>
          </table:table-cell>
          <table:table-cell table:formula="of:=[.D92]/([.B92]-[.B91])" office:value-type="float" office:value="4.5127858841192">
            <text:p>4,51</text:p>
          </table:table-cell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100*(EXP(0.0922*[.A93])-EXP(0.0922*[.$A$2]))" office:value-type="float" office:value="440269.834583277">
            <text:p>440270</text:p>
          </table:table-cell>
          <table:table-cell table:formula="of:=[.C92]+1" office:value-type="float" office:value="91">
            <text:p>91</text:p>
          </table:table-cell>
          <table:table-cell table:formula="of:=[.D92]" office:value-type="float" office:value="159618.822039146">
            <text:p>159619</text:p>
          </table:table-cell>
          <table:table-cell table:formula="of:=[.D93]/([.B93]-[.B92])" office:value-type="float" office:value="4.11531209896799">
            <text:p>4,12</text:p>
          </table:table-cell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100*(EXP(0.0922*[.A94])-EXP(0.0922*[.$A$2]))" office:value-type="float" office:value="482802.566198485">
            <text:p>482803</text:p>
          </table:table-cell>
          <table:table-cell table:formula="of:=[.C93]+1" office:value-type="float" office:value="92">
            <text:p>92</text:p>
          </table:table-cell>
          <table:table-cell table:formula="of:=[.D93]" office:value-type="float" office:value="159618.822039146">
            <text:p>159619</text:p>
          </table:table-cell>
          <table:table-cell table:formula="of:=[.D94]/([.B94]-[.B93])" office:value-type="float" office:value="3.75284671304937">
            <text:p>3,75</text:p>
          </table:table-cell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100*(EXP(0.0922*[.A95])-EXP(0.0922*[.$A$2]))" office:value-type="float" office:value="529443.28413924">
            <text:p>529443</text:p>
          </table:table-cell>
          <table:table-cell table:formula="of:=[.C94]+1" office:value-type="float" office:value="93">
            <text:p>93</text:p>
          </table:table-cell>
          <table:table-cell table:formula="of:=[.D94]" office:value-type="float" office:value="159618.822039146">
            <text:p>159619</text:p>
          </table:table-cell>
          <table:table-cell table:formula="of:=[.D95]/([.B95]-[.B94])" office:value-type="float" office:value="3.42230628271847">
            <text:p>3,42</text:p>
          </table:table-cell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100*(EXP(0.0922*[.A96])-EXP(0.0922*[.$A$2]))" office:value-type="float" office:value="580588.754637336">
            <text:p>580589</text:p>
          </table:table-cell>
          <table:table-cell table:formula="of:=[.C95]+1" office:value-type="float" office:value="94">
            <text:p>94</text:p>
          </table:table-cell>
          <table:table-cell table:formula="of:=[.D95]" office:value-type="float" office:value="159618.822039146">
            <text:p>159619</text:p>
          </table:table-cell>
          <table:table-cell table:formula="of:=[.D96]/([.B96]-[.B95])" office:value-type="float" office:value="3.12087894557717">
            <text:p>3,12</text:p>
          </table:table-cell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100*(EXP(0.0922*[.A97])-EXP(0.0922*[.$A$2]))" office:value-type="float" office:value="636674.065240711">
            <text:p>636674</text:p>
          </table:table-cell>
          <table:table-cell table:formula="of:=[.C96]+1" office:value-type="float" office:value="95">
            <text:p>95</text:p>
          </table:table-cell>
          <table:table-cell table:formula="of:=[.D96]" office:value-type="float" office:value="159618.822039146">
            <text:p>159619</text:p>
          </table:table-cell>
          <table:table-cell table:formula="of:=[.D97]/([.B97]-[.B96])" office:value-type="float" office:value="2.84600050034391">
            <text:p>2,85</text:p>
          </table:table-cell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100*(EXP(0.0922*[.A98])-EXP(0.0922*[.$A$2]))" office:value-type="float" office:value="698176.326043923">
            <text:p>698176</text:p>
          </table:table-cell>
          <table:table-cell table:formula="of:=[.C97]+1" office:value-type="float" office:value="96">
            <text:p>96</text:p>
          </table:table-cell>
          <table:table-cell table:formula="of:=[.D97]" office:value-type="float" office:value="159618.822039146">
            <text:p>159619</text:p>
          </table:table-cell>
          <table:table-cell table:formula="of:=[.D98]/([.B98]-[.B97])" office:value-type="float" office:value="2.59533259354277">
            <text:p>2,60</text:p>
          </table:table-cell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100*(EXP(0.0922*[.A99])-EXP(0.0922*[.$A$2]))" office:value-type="float" office:value="765618.728398719">
            <text:p>765619</text:p>
          </table:table-cell>
          <table:table-cell table:formula="of:=[.C98]+1" office:value-type="float" office:value="97">
            <text:p>97</text:p>
          </table:table-cell>
          <table:table-cell table:formula="of:=[.D98]" office:value-type="float" office:value="159618.822039146">
            <text:p>159619</text:p>
          </table:table-cell>
          <table:table-cell table:formula="of:=[.D99]/([.B99]-[.B98])" office:value-type="float" office:value="2.36674282744907">
            <text:p>2,37</text:p>
          </table:table-cell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100*(EXP(0.0922*[.A100])-EXP(0.0922*[.$A$2]))" office:value-type="float" office:value="839574.995631557">
            <text:p>839575</text:p>
          </table:table-cell>
          <table:table-cell table:formula="of:=[.C99]+1" office:value-type="float" office:value="98">
            <text:p>98</text:p>
          </table:table-cell>
          <table:table-cell table:formula="of:=[.D99]" office:value-type="float" office:value="159618.822039146">
            <text:p>159619</text:p>
          </table:table-cell>
          <table:table-cell table:formula="of:=[.D100]/([.B100]-[.B99])" office:value-type="float" office:value="2.15828662007258">
            <text:p>2,16</text:p>
          </table:table-cell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100*(EXP(0.0922*[.A101])-EXP(0.0922*[.$A$2]))" office:value-type="float" office:value="920674.263629771">
            <text:p>920674</text:p>
          </table:table-cell>
          <table:table-cell table:formula="of:=[.C100]+1" office:value-type="float" office:value="99">
            <text:p>99</text:p>
          </table:table-cell>
          <table:table-cell table:formula="of:=[.D100]" office:value-type="float" office:value="159618.822039146">
            <text:p>159619</text:p>
          </table:table-cell>
          <table:table-cell table:formula="of:=[.D101]/([.B101]-[.B100])" office:value-type="float" office:value="1.96819066286346">
            <text:p>1,97</text:p>
          </table:table-cell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100*(EXP(0.0922*[.A102])-EXP(0.0922*[.$A$2]))" office:value-type="float" office:value="1009606.43281483">
            <text:p>1009606</text:p>
          </table:table-cell>
          <table:table-cell table:formula="of:=[.C101]+1" office:value-type="float" office:value="100">
            <text:p>100</text:p>
          </table:table-cell>
          <table:table-cell table:formula="of:=[.D101]" office:value-type="float" office:value="159618.822039146">
            <text:p>159619</text:p>
          </table:table-cell>
          <table:table-cell table:formula="of:=[.D102]/([.B102]-[.B101])" office:value-type="float" office:value="1.79483783541809">
            <text:p>1,79</text:p>
          </table:table-cell>
        </table:table-row>
        <table:table-row table:style-name="ro1">
          <table:table-cell table:formula="of:=[.A102]+1" office:value-type="float" office:value="101">
            <text:p>101</text:p>
          </table:table-cell>
          <table:table-cell table:formula="of:=100*(EXP(0.0922*[.A103])-EXP(0.0922*[.$A$2]))" office:value-type="float" office:value="1107128.03703121">
            <text:p>1107128</text:p>
          </table:table-cell>
          <table:table-cell table:formula="of:=[.C102]+1" office:value-type="float" office:value="101">
            <text:p>101</text:p>
          </table:table-cell>
          <table:table-cell table:formula="of:=[.D102]" office:value-type="float" office:value="159618.822039146">
            <text:p>159619</text:p>
          </table:table-cell>
          <table:table-cell table:formula="of:=[.D103]/([.B103]-[.B102])" office:value-type="float" office:value="1.63675344885618">
            <text:p>1,64</text:p>
          </table:table-cell>
        </table:table-row>
        <table:table-row table:style-name="ro1">
          <table:table-cell table:formula="of:=[.A103]+1" office:value-type="float" office:value="102">
            <text:p>102</text:p>
          </table:table-cell>
          <table:table-cell table:formula="of:=100*(EXP(0.0922*[.A104])-EXP(0.0922*[.$A$2]))" office:value-type="float" office:value="1214068.67927671">
            <text:p>1214069</text:p>
          </table:table-cell>
          <table:table-cell table:formula="of:=[.C103]+1" office:value-type="float" office:value="102">
            <text:p>102</text:p>
          </table:table-cell>
          <table:table-cell table:formula="of:=[.D103]" office:value-type="float" office:value="159618.822039146">
            <text:p>159619</text:p>
          </table:table-cell>
          <table:table-cell table:formula="of:=[.D104]/([.B104]-[.B103])" office:value-type="float" office:value="1.4925927008434">
            <text:p>1,49</text:p>
          </table:table-cell>
        </table:table-row>
        <table:table-row table:style-name="ro1">
          <table:table-cell table:formula="of:=[.A104]+1" office:value-type="float" office:value="103">
            <text:p>103</text:p>
          </table:table-cell>
          <table:table-cell table:formula="of:=100*(EXP(0.0922*[.A105])-EXP(0.0922*[.$A$2]))" office:value-type="float" office:value="1331338.08902213">
            <text:p>1331338</text:p>
          </table:table-cell>
          <table:table-cell table:formula="of:=[.C104]+1" office:value-type="float" office:value="103">
            <text:p>103</text:p>
          </table:table-cell>
          <table:table-cell table:formula="of:=[.D104]" office:value-type="float" office:value="159618.822039146">
            <text:p>159619</text:p>
          </table:table-cell>
          <table:table-cell table:formula="of:=[.D105]/([.B105]-[.B104])" office:value-type="float" office:value="1.36112923554117">
            <text:p>1,36</text:p>
          </table:table-cell>
        </table:table-row>
        <table:table-row table:style-name="ro1">
          <table:table-cell table:formula="of:=[.A105]+1" office:value-type="float" office:value="104">
            <text:p>104</text:p>
          </table:table-cell>
          <table:table-cell table:formula="of:=100*(EXP(0.0922*[.A106])-EXP(0.0922*[.$A$2]))" office:value-type="float" office:value="1459933.86115587">
            <text:p>1459934</text:p>
          </table:table-cell>
          <table:table-cell table:formula="of:=[.C105]+1" office:value-type="float" office:value="104">
            <text:p>104</text:p>
          </table:table-cell>
          <table:table-cell table:formula="of:=[.D105]" office:value-type="float" office:value="159618.822039146">
            <text:p>159619</text:p>
          </table:table-cell>
          <table:table-cell table:formula="of:=[.D106]/([.B106]-[.B105])" office:value-type="float" office:value="1.24124471116469">
            <text:p>1,24</text:p>
          </table:table-cell>
        </table:table-row>
        <table:table-row table:style-name="ro1">
          <table:table-cell table:formula="of:=[.A106]+1" office:value-type="float" office:value="105">
            <text:p>105</text:p>
          </table:table-cell>
          <table:table-cell table:formula="of:=100*(EXP(0.0922*[.A107])-EXP(0.0922*[.$A$2]))" office:value-type="float" office:value="1600949.94238774">
            <text:p>1600950</text:p>
          </table:table-cell>
          <table:table-cell table:formula="of:=[.C106]+1" office:value-type="float" office:value="105">
            <text:p>105</text:p>
          </table:table-cell>
          <table:table-cell table:formula="of:=[.D106]" office:value-type="float" office:value="159618.822039146">
            <text:p>159619</text:p>
          </table:table-cell>
          <table:table-cell table:formula="of:=[.D107]/([.B107]-[.B106])" office:value-type="float" office:value="1.13191928640175">
            <text:p>1,13</text:p>
          </table:table-cell>
        </table:table-row>
        <table:table-row table:style-name="ro1">
          <table:table-cell table:formula="of:=[.A107]+1" office:value-type="float" office:value="106">
            <text:p>106</text:p>
          </table:table-cell>
          <table:table-cell table:formula="of:=100*(EXP(0.0922*[.A108])-EXP(0.0922*[.$A$2]))" office:value-type="float" office:value="1755585.93730452">
            <text:p>1755586</text:p>
          </table:table-cell>
          <table:table-cell table:formula="of:=[.C107]+1" office:value-type="float" office:value="106">
            <text:p>106</text:p>
          </table:table-cell>
          <table:table-cell table:formula="of:=[.D107]" office:value-type="float" office:value="159618.822039146">
            <text:p>159619</text:p>
          </table:table-cell>
          <table:table-cell table:formula="of:=[.D108]/([.B108]-[.B107])" office:value-type="float" office:value="1.03222294476165">
            <text:p>1,03</text:p>
          </table:table-cell>
        </table:table-row>
        <table:table-row table:style-name="ro1">
          <table:table-cell table:formula="of:=[.A108]+1" office:value-type="float" office:value="107">
            <text:p>107</text:p>
          </table:table-cell>
          <table:table-cell table:formula="of:=100*(EXP(0.0922*[.A109])-EXP(0.0922*[.$A$2]))" office:value-type="float" office:value="1925157.31324273">
            <text:p>1925157</text:p>
          </table:table-cell>
          <table:table-cell table:formula="of:=[.C108]+1" office:value-type="float" office:value="107">
            <text:p>107</text:p>
          </table:table-cell>
          <table:table-cell table:formula="of:=[.D108]" office:value-type="float" office:value="159618.822039146">
            <text:p>159619</text:p>
          </table:table-cell>
          <table:table-cell table:formula="of:=[.D109]/([.B109]-[.B108])" office:value-type="float" office:value="0.941307583051682">
            <text:p>0,94</text:p>
          </table:table-cell>
        </table:table-row>
        <table:table-row table:style-name="ro1">
          <table:table-cell table:formula="of:=[.A109]+1" office:value-type="float" office:value="108">
            <text:p>108</text:p>
          </table:table-cell>
          <table:table-cell table:formula="of:=100*(EXP(0.0922*[.A110])-EXP(0.0922*[.$A$2]))" office:value-type="float" office:value="2111106.59079">
            <text:p>2111107</text:p>
          </table:table-cell>
          <table:table-cell table:formula="of:=[.C109]+1" office:value-type="float" office:value="108">
            <text:p>108</text:p>
          </table:table-cell>
          <table:table-cell table:formula="of:=[.D109]" office:value-type="float" office:value="159618.822039146">
            <text:p>159619</text:p>
          </table:table-cell>
          <table:table-cell table:formula="of:=[.D110]/([.B110]-[.B109])" office:value-type="float" office:value="0.858399796678805">
            <text:p>0,86</text:p>
          </table:table-cell>
        </table:table-row>
        <table:table-row table:style-name="ro1">
          <table:table-cell table:formula="of:=[.A110]+1" office:value-type="float" office:value="109">
            <text:p>109</text:p>
          </table:table-cell>
          <table:table-cell table:formula="of:=100*(EXP(0.0922*[.A111])-EXP(0.0922*[.$A$2]))" office:value-type="float" office:value="2315015.61511113">
            <text:p>2315016</text:p>
          </table:table-cell>
          <table:table-cell table:formula="of:=[.C110]+1" office:value-type="float" office:value="109">
            <text:p>109</text:p>
          </table:table-cell>
          <table:table-cell table:formula="of:=[.D110]" office:value-type="float" office:value="159618.822039146">
            <text:p>159619</text:p>
          </table:table-cell>
          <table:table-cell table:formula="of:=[.D111]/([.B111]-[.B110])" office:value-type="float" office:value="0.782794300402186">
            <text:p>0,78</text:p>
          </table:table-cell>
        </table:table-row>
        <table:table-row table:style-name="ro1">
          <table:table-cell table:formula="of:=[.A111]+1" office:value-type="float" office:value="110">
            <text:p>110</text:p>
          </table:table-cell>
          <table:table-cell table:formula="of:=100*(EXP(0.0922*[.A112])-EXP(0.0922*[.$A$2]))" office:value-type="float" office:value="2538619.01248933">
            <text:p>2538619</text:p>
          </table:table-cell>
          <table:table-cell table:formula="of:=[.C111]+1" office:value-type="float" office:value="110">
            <text:p>110</text:p>
          </table:table-cell>
          <table:table-cell table:formula="of:=[.D111]" office:value-type="float" office:value="159618.822039146">
            <text:p>159619</text:p>
          </table:table-cell>
          <table:table-cell table:formula="of:=[.D112]/([.B112]-[.B111])" office:value-type="float" office:value="0.713847928567756">
            <text:p>0,71</text:p>
          </table:table-cell>
        </table:table-row>
        <table:table-row table:style-name="ro1">
          <table:table-cell table:formula="of:=[.A112]+1" office:value-type="float" office:value="111">
            <text:p>111</text:p>
          </table:table-cell>
          <table:table-cell table:formula="of:=100*(EXP(0.0922*[.A113])-EXP(0.0922*[.$A$2]))" office:value-type="float" office:value="2783818.9465557">
            <text:p>2783819</text:p>
          </table:table-cell>
          <table:table-cell table:formula="of:=[.C112]+1" office:value-type="float" office:value="111">
            <text:p>111</text:p>
          </table:table-cell>
          <table:table-cell table:formula="of:=[.D112]" office:value-type="float" office:value="159618.822039146">
            <text:p>159619</text:p>
          </table:table-cell>
          <table:table-cell table:formula="of:=[.D113]/([.B113]-[.B112])" office:value-type="float" office:value="0.650974163785638">
            <text:p>0,65</text:p>
          </table:table-cell>
        </table:table-row>
        <table:table-row table:style-name="ro1">
          <table:table-cell table:formula="of:=[.A113]+1" office:value-type="float" office:value="112">
            <text:p>112</text:p>
          </table:table-cell>
          <table:table-cell table:formula="of:=100*(EXP(0.0922*[.A114])-EXP(0.0922*[.$A$2]))" office:value-type="float" office:value="3052701.29973594">
            <text:p>3052701</text:p>
          </table:table-cell>
          <table:table-cell table:formula="of:=[.C113]+1" office:value-type="float" office:value="112">
            <text:p>112</text:p>
          </table:table-cell>
          <table:table-cell table:formula="of:=[.D113]" office:value-type="float" office:value="159618.822039146">
            <text:p>159619</text:p>
          </table:table-cell>
          <table:table-cell table:formula="of:=[.D114]/([.B114]-[.B113])" office:value-type="float" office:value="0.593638147506646">
            <text:p>0,59</text:p>
          </table:table-cell>
        </table:table-row>
        <table:table-row table:style-name="ro1">
          <table:table-cell table:formula="of:=[.A114]+1" office:value-type="float" office:value="113">
            <text:p>113</text:p>
          </table:table-cell>
          <table:table-cell table:formula="of:=100*(EXP(0.0922*[.A115])-EXP(0.0922*[.$A$2]))" office:value-type="float" office:value="3347553.41756799">
            <text:p>3347553</text:p>
          </table:table-cell>
          <table:table-cell table:formula="of:=[.C114]+1" office:value-type="float" office:value="113">
            <text:p>113</text:p>
          </table:table-cell>
          <table:table-cell table:formula="of:=[.D114]" office:value-type="float" office:value="159618.822039146">
            <text:p>159619</text:p>
          </table:table-cell>
          <table:table-cell table:formula="of:=[.D115]/([.B115]-[.B114])" office:value-type="float" office:value="0.541352130053433">
            <text:p>0,54</text:p>
          </table:table-cell>
        </table:table-row>
        <table:table-row table:style-name="ro1">
          <table:table-cell table:formula="of:=[.A115]+1" office:value-type="float" office:value="114">
            <text:p>114</text:p>
          </table:table-cell>
          <table:table-cell table:formula="of:=100*(EXP(0.0922*[.A116])-EXP(0.0922*[.$A$2]))" office:value-type="float" office:value="3670883.56683876">
            <text:p>3670884</text:p>
          </table:table-cell>
          <table:table-cell table:formula="of:=[.C115]+1" office:value-type="float" office:value="114">
            <text:p>114</text:p>
          </table:table-cell>
          <table:table-cell table:formula="of:=[.D115]" office:value-type="float" office:value="159618.822039146">
            <text:p>159619</text:p>
          </table:table-cell>
          <table:table-cell table:formula="of:=[.D116]/([.B116]-[.B115])" office:value-type="float" office:value="0.493671321400577">
            <text:p>0,49</text:p>
          </table:table-cell>
        </table:table-row>
        <table:table-row table:style-name="ro1">
          <table:table-cell table:formula="of:=[.A116]+1" office:value-type="float" office:value="115">
            <text:p>115</text:p>
          </table:table-cell>
          <table:table-cell table:formula="of:=100*(EXP(0.0922*[.A117])-EXP(0.0922*[.$A$2]))" office:value-type="float" office:value="4025442.27306792">
            <text:p>4025442</text:p>
          </table:table-cell>
          <table:table-cell table:formula="of:=[.C116]+1" office:value-type="float" office:value="115">
            <text:p>115</text:p>
          </table:table-cell>
          <table:table-cell table:formula="of:=[.D116]" office:value-type="float" office:value="159618.822039146">
            <text:p>159619</text:p>
          </table:table-cell>
          <table:table-cell table:formula="of:=[.D117]/([.B117]-[.B116])" office:value-type="float" office:value="0.450190107406311">
            <text:p>0,45</text:p>
          </table:table-cell>
        </table:table-row>
        <table:table-row table:style-name="ro1">
          <table:table-cell table:formula="of:=[.A117]+1" office:value-type="float" office:value="116">
            <text:p>116</text:p>
          </table:table-cell>
          <table:table-cell table:formula="of:=100*(EXP(0.0922*[.A118])-EXP(0.0922*[.$A$2]))" office:value-type="float" office:value="4414245.71885366">
            <text:p>4414246</text:p>
          </table:table-cell>
          <table:table-cell table:formula="of:=[.C117]+1" office:value-type="float" office:value="116">
            <text:p>116</text:p>
          </table:table-cell>
          <table:table-cell table:formula="of:=[.D117]" office:value-type="float" office:value="159618.822039146">
            <text:p>159619</text:p>
          </table:table-cell>
          <table:table-cell table:formula="of:=[.D118]/([.B118]-[.B117])" office:value-type="float" office:value="0.410538599308373">
            <text:p>0,41</text:p>
          </table:table-cell>
        </table:table-row>
        <table:table-row table:style-name="ro1">
          <table:table-cell table:formula="of:=[.A118]+1" office:value-type="float" office:value="117">
            <text:p>117</text:p>
          </table:table-cell>
          <table:table-cell table:formula="of:=100*(EXP(0.0922*[.A119])-EXP(0.0922*[.$A$2]))" office:value-type="float" office:value="4840601.40212706">
            <text:p>4840601</text:p>
          </table:table-cell>
          <table:table-cell table:formula="of:=[.C118]+1" office:value-type="float" office:value="117">
            <text:p>117</text:p>
          </table:table-cell>
          <table:table-cell table:formula="of:=[.D118]" office:value-type="float" office:value="159618.822039146">
            <text:p>159619</text:p>
          </table:table-cell>
          <table:table-cell table:formula="of:=[.D119]/([.B119]-[.B118])" office:value-type="float" office:value="0.37437948713068">
            <text:p>0,37</text:p>
          </table:table-cell>
        </table:table-row>
        <table:table-row table:style-name="ro1">
          <table:table-cell table:formula="of:=[.A119]+1" office:value-type="float" office:value="118">
            <text:p>118</text:p>
          </table:table-cell>
          <table:table-cell table:formula="of:=100*(EXP(0.0922*[.A120])-EXP(0.0922*[.$A$2]))" office:value-type="float" office:value="5308136.27258626">
            <text:p>5308136</text:p>
          </table:table-cell>
          <table:table-cell table:formula="of:=[.C119]+1" office:value-type="float" office:value="118">
            <text:p>118</text:p>
          </table:table-cell>
          <table:table-cell table:formula="of:=[.D119]" office:value-type="float" office:value="159618.822039146">
            <text:p>159619</text:p>
          </table:table-cell>
          <table:table-cell table:formula="of:=[.D120]/([.B120]-[.B119])" office:value-type="float" office:value="0.341405170233338">
            <text:p>0,34</text:p>
          </table:table-cell>
        </table:table-row>
        <table:table-row table:style-name="ro1">
          <table:table-cell table:formula="of:=[.A120]+1" office:value-type="float" office:value="119">
            <text:p>119</text:p>
          </table:table-cell>
          <table:table-cell table:formula="of:=100*(EXP(0.0922*[.A121])-EXP(0.0922*[.$A$2]))" office:value-type="float" office:value="5820827.58566332">
            <text:p>5820828</text:p>
          </table:table-cell>
          <table:table-cell table:formula="of:=[.C120]+1" office:value-type="float" office:value="119">
            <text:p>119</text:p>
          </table:table-cell>
          <table:table-cell table:formula="of:=[.D120]" office:value-type="float" office:value="159618.822039146">
            <text:p>159619</text:p>
          </table:table-cell>
          <table:table-cell table:formula="of:=[.D121]/([.B121]-[.B120])" office:value-type="float" office:value="0.311335140595908">
            <text:p>0,31</text:p>
          </table:table-cell>
        </table:table-row>
        <table:table-row table:style-name="ro1">
          <table:table-cell table:formula="of:=[.A121]+1" office:value-type="float" office:value="120">
            <text:p>120</text:p>
          </table:table-cell>
          <table:table-cell table:formula="of:=100*(EXP(0.0922*[.A122])-EXP(0.0922*[.$A$2]))" office:value-type="float" office:value="6383036.73649415">
            <text:p>6383037</text:p>
          </table:table-cell>
          <table:table-cell table:formula="of:=[.C121]+1" office:value-type="float" office:value="120">
            <text:p>120</text:p>
          </table:table-cell>
          <table:table-cell table:formula="of:=[.D121]" office:value-type="float" office:value="159618.822039146">
            <text:p>159619</text:p>
          </table:table-cell>
          <table:table-cell table:formula="of:=[.D122]/([.B122]-[.B121])" office:value-type="float" office:value="0.283913596573908">
            <text:p>0,28</text:p>
          </table:table-cell>
        </table:table-row>
        <table:table-row table:style-name="ro1">
          <table:table-cell table:formula="of:=[.A122]+1" office:value-type="float" office:value="121">
            <text:p>121</text:p>
          </table:table-cell>
          <table:table-cell table:formula="of:=100*(EXP(0.0922*[.A123])-EXP(0.0922*[.$A$2]))" office:value-type="float" office:value="6999546.36171269">
            <text:p>6999546</text:p>
          </table:table-cell>
          <table:table-cell table:formula="of:=[.C122]+1" office:value-type="float" office:value="121">
            <text:p>121</text:p>
          </table:table-cell>
          <table:table-cell table:formula="of:=[.D122]" office:value-type="float" office:value="159618.822039146">
            <text:p>159619</text:p>
          </table:table-cell>
          <table:table-cell table:formula="of:=[.D123]/([.B123]-[.B122])" office:value-type="float" office:value="0.258907266829072">
            <text:p>0,26</text:p>
          </table:table-cell>
        </table:table-row>
        <table:table-row table:style-name="ro1">
          <table:table-cell table:formula="of:=[.A123]+1" office:value-type="float" office:value="122">
            <text:p>122</text:p>
          </table:table-cell>
          <table:table-cell table:formula="of:=100*(EXP(0.0922*[.A124])-EXP(0.0922*[.$A$2]))" office:value-type="float" office:value="7675601.02468892">
            <text:p>7675601</text:p>
          </table:table-cell>
          <table:table-cell table:formula="of:=[.C123]+1" office:value-type="float" office:value="122">
            <text:p>122</text:p>
          </table:table-cell>
          <table:table-cell table:formula="of:=[.D123]" office:value-type="float" office:value="159618.822039146">
            <text:p>159619</text:p>
          </table:table-cell>
          <table:table-cell table:formula="of:=[.D124]/([.B124]-[.B123])" office:value-type="float" office:value="0.236103425921874">
            <text:p>0,24</text:p>
          </table:table-cell>
        </table:table-row>
        <table:table-row table:style-name="ro1">
          <table:table-cell table:formula="of:=[.A124]+1" office:value-type="float" office:value="123">
            <text:p>123</text:p>
          </table:table-cell>
          <table:table-cell table:formula="of:=100*(EXP(0.0922*[.A125])-EXP(0.0922*[.$A$2]))" office:value-type="float" office:value="8416951.83031486">
            <text:p>8416952</text:p>
          </table:table-cell>
          <table:table-cell table:formula="of:=[.C124]+1" office:value-type="float" office:value="123">
            <text:p>123</text:p>
          </table:table-cell>
          <table:table-cell table:formula="of:=[.D124]" office:value-type="float" office:value="159618.822039146">
            <text:p>159619</text:p>
          </table:table-cell>
          <table:table-cell table:formula="of:=[.D125]/([.B125]-[.B124])" office:value-type="float" office:value="0.215308084685193">
            <text:p>0,22</text:p>
          </table:table-cell>
        </table:table-row>
        <table:table-row table:style-name="ro1">
          <table:table-cell table:formula="of:=[.A125]+1" office:value-type="float" office:value="124">
            <text:p>124</text:p>
          </table:table-cell>
          <table:table-cell table:formula="of:=100*(EXP(0.0922*[.A126])-EXP(0.0922*[.$A$2]))" office:value-type="float" office:value="9229905.34887014">
            <text:p>9229905</text:p>
          </table:table-cell>
          <table:table-cell table:formula="of:=[.C125]+1" office:value-type="float" office:value="124">
            <text:p>124</text:p>
          </table:table-cell>
          <table:table-cell table:formula="of:=[.D125]" office:value-type="float" office:value="159618.822039146">
            <text:p>159619</text:p>
          </table:table-cell>
          <table:table-cell table:formula="of:=[.D126]/([.B126]-[.B125])" office:value-type="float" office:value="0.196344339984909">
            <text:p>0,20</text:p>
          </table:table-cell>
        </table:table-row>
        <table:table-row table:style-name="ro1">
          <table:table-cell table:formula="of:=[.A126]+1" office:value-type="float" office:value="125">
            <text:p>125</text:p>
          </table:table-cell>
          <table:table-cell table:formula="of:=100*(EXP(0.0922*[.A127])-EXP(0.0922*[.$A$2]))" office:value-type="float" office:value="10121377.265156">
            <text:p>10121377</text:p>
          </table:table-cell>
          <table:table-cell table:formula="of:=[.C126]+1" office:value-type="float" office:value="125">
            <text:p>125</text:p>
          </table:table-cell>
          <table:table-cell table:formula="of:=[.D126]" office:value-type="float" office:value="159618.822039146">
            <text:p>159619</text:p>
          </table:table-cell>
          <table:table-cell table:formula="of:=[.D127]/([.B127]-[.B126])" office:value-type="float" office:value="0.179050869829046">
            <text:p>0,18</text:p>
          </table:table-cell>
        </table:table-row>
        <table:table-row table:style-name="ro1">
          <table:table-cell table:formula="of:=[.A127]+1" office:value-type="float" office:value="126">
            <text:p>126</text:p>
          </table:table-cell>
          <table:table-cell table:formula="of:=100*(EXP(0.0922*[.A128])-EXP(0.0922*[.$A$2]))" office:value-type="float" office:value="11098951.2092834">
            <text:p>11098951</text:p>
          </table:table-cell>
          <table:table-cell table:formula="of:=[.C127]+1" office:value-type="float" office:value="126">
            <text:p>126</text:p>
          </table:table-cell>
          <table:table-cell table:formula="of:=[.D127]" office:value-type="float" office:value="159618.822039146">
            <text:p>159619</text:p>
          </table:table-cell>
          <table:table-cell table:formula="of:=[.D128]/([.B128]-[.B127])" office:value-type="float" office:value="0.163280561023566">
            <text:p>0,16</text:p>
          </table:table-cell>
        </table:table-row>
        <table:table-row table:style-name="ro1">
          <table:table-cell table:formula="of:=[.A128]+1" office:value-type="float" office:value="127">
            <text:p>127</text:p>
          </table:table-cell>
          <table:table-cell table:formula="of:=100*(EXP(0.0922*[.A129])-EXP(0.0922*[.$A$2]))" office:value-type="float" office:value="12170943.2695812">
            <text:p>12170943</text:p>
          </table:table-cell>
          <table:table-cell table:formula="of:=[.C128]+1" office:value-type="float" office:value="127">
            <text:p>127</text:p>
          </table:table-cell>
          <table:table-cell table:formula="of:=[.D128]" office:value-type="float" office:value="159618.822039146">
            <text:p>159619</text:p>
          </table:table-cell>
          <table:table-cell table:formula="of:=[.D129]/([.B129]-[.B128])" office:value-type="float" office:value="0.148899257700483">
            <text:p>0,15</text:p>
          </table:table-cell>
        </table:table-row>
        <table:table-row table:style-name="ro1">
          <table:table-cell table:formula="of:=[.A129]+1" office:value-type="float" office:value="128">
            <text:p>128</text:p>
          </table:table-cell>
          <table:table-cell table:formula="of:=100*(EXP(0.0922*[.A130])-EXP(0.0922*[.$A$2]))" office:value-type="float" office:value="13346472.7364259">
            <text:p>13346473</text:p>
          </table:table-cell>
          <table:table-cell table:formula="of:=[.C129]+1" office:value-type="float" office:value="128">
            <text:p>128</text:p>
          </table:table-cell>
          <table:table-cell table:formula="of:=[.D129]" office:value-type="float" office:value="159618.822039146">
            <text:p>159619</text:p>
          </table:table-cell>
          <table:table-cell table:formula="of:=[.D130]/([.B130]-[.B129])" office:value-type="float" office:value="0.135784620072164">
            <text:p>0,14</text:p>
          </table:table-cell>
        </table:table-row>
        <table:table-row table:style-name="ro1">
          <table:table-cell table:formula="of:=[.A130]+1" office:value-type="float" office:value="129">
            <text:p>129</text:p>
          </table:table-cell>
          <table:table-cell table:formula="of:=100*(EXP(0.0922*[.A131])-EXP(0.0922*[.$A$2]))" office:value-type="float" office:value="14635539.6788027">
            <text:p>14635540</text:p>
          </table:table-cell>
          <table:table-cell table:formula="of:=[.C130]+1" office:value-type="float" office:value="129">
            <text:p>129</text:p>
          </table:table-cell>
          <table:table-cell table:formula="of:=[.D130]" office:value-type="float" office:value="159618.822039146">
            <text:p>159619</text:p>
          </table:table-cell>
          <table:table-cell table:formula="of:=[.D131]/([.B131]-[.B130])" office:value-type="float" office:value="0.123825083703437">
            <text:p>0,12</text:p>
          </table:table-cell>
        </table:table-row>
        <table:table-row table:style-name="ro1">
          <table:table-cell table:formula="of:=[.A131]+1" office:value-type="float" office:value="130">
            <text:p>130</text:p>
          </table:table-cell>
          <table:table-cell table:formula="of:=100*(EXP(0.0922*[.A132])-EXP(0.0922*[.$A$2]))" office:value-type="float" office:value="16049110.0135294">
            <text:p>16049110</text:p>
          </table:table-cell>
          <table:table-cell table:formula="of:=[.C131]+1" office:value-type="float" office:value="130">
            <text:p>130</text:p>
          </table:table-cell>
          <table:table-cell table:formula="of:=[.D131]" office:value-type="float" office:value="159618.822039146">
            <text:p>159619</text:p>
          </table:table-cell>
          <table:table-cell table:formula="of:=[.D132]/([.B132]-[.B131])" office:value-type="float" office:value="0.112918910448138">
            <text:p>0,11</text:p>
          </table:table-cell>
        </table:table-row>
        <table:table-row table:style-name="ro1">
          <table:table-cell table:formula="of:=[.A132]+1" office:value-type="float" office:value="131">
            <text:p>131</text:p>
          </table:table-cell>
          <table:table-cell table:formula="of:=100*(EXP(0.0922*[.A133])-EXP(0.0922*[.$A$2]))" office:value-type="float" office:value="17599208.7908163">
            <text:p>17599209</text:p>
          </table:table-cell>
          <table:table-cell table:formula="of:=[.C132]+1" office:value-type="float" office:value="131">
            <text:p>131</text:p>
          </table:table-cell>
          <table:table-cell table:formula="of:=[.D132]" office:value-type="float" office:value="159618.822039146">
            <text:p>159619</text:p>
          </table:table-cell>
          <table:table-cell table:formula="of:=[.D133]/([.B133]-[.B132])" office:value-type="float" office:value="0.102973322976569">
            <text:p>0,10</text:p>
          </table:table-cell>
        </table:table-row>
        <table:table-row table:style-name="ro1">
          <table:table-cell table:formula="of:=[.A133]+1" office:value-type="float" office:value="132">
            <text:p>132</text:p>
          </table:table-cell>
          <table:table-cell table:formula="of:=100*(EXP(0.0922*[.A134])-EXP(0.0922*[.$A$2]))" office:value-type="float" office:value="19299022.4897299">
            <text:p>19299022</text:p>
          </table:table-cell>
          <table:table-cell table:formula="of:=[.C133]+1" office:value-type="float" office:value="132">
            <text:p>132</text:p>
          </table:table-cell>
          <table:table-cell table:formula="of:=[.D133]" office:value-type="float" office:value="159618.822039146">
            <text:p>159619</text:p>
          </table:table-cell>
          <table:table-cell table:formula="of:=[.D134]/([.B134]-[.B133])" office:value-type="float" office:value="0.0939037155313922">
            <text:p>0,09</text:p>
          </table:table-cell>
        </table:table-row>
        <table:table-row table:style-name="ro1">
          <table:table-cell table:formula="of:=[.A134]+1" office:value-type="float" office:value="133">
            <text:p>133</text:p>
          </table:table-cell>
          <table:table-cell table:formula="of:=100*(EXP(0.0922*[.A135])-EXP(0.0922*[.$A$2]))" office:value-type="float" office:value="21163011.1937734">
            <text:p>21163011</text:p>
          </table:table-cell>
          <table:table-cell table:formula="of:=[.C134]+1" office:value-type="float" office:value="133">
            <text:p>133</text:p>
          </table:table-cell>
          <table:table-cell table:formula="of:=[.D134]" office:value-type="float" office:value="159618.822039146">
            <text:p>159619</text:p>
          </table:table-cell>
          <table:table-cell table:formula="of:=[.D135]/([.B135]-[.B134])" office:value-type="float" office:value="0.0856329341979877">
            <text:p>0,09</text:p>
          </table:table-cell>
        </table:table-row>
        <table:table-row table:style-name="ro1">
          <table:table-cell table:formula="of:=[.A135]+1" office:value-type="float" office:value="134">
            <text:p>134</text:p>
          </table:table-cell>
          <table:table-cell table:formula="of:=100*(EXP(0.0922*[.A136])-EXP(0.0922*[.$A$2]))" office:value-type="float" office:value="23207031.6008464">
            <text:p>23207032</text:p>
          </table:table-cell>
          <table:table-cell table:formula="of:=[.C135]+1" office:value-type="float" office:value="134">
            <text:p>134</text:p>
          </table:table-cell>
          <table:table-cell table:formula="of:=[.D135]" office:value-type="float" office:value="159618.822039146">
            <text:p>159619</text:p>
          </table:table-cell>
          <table:table-cell table:formula="of:=[.D136]/([.B136]-[.B135])" office:value-type="float" office:value="0.0780906205666106">
            <text:p>0,08</text:p>
          </table:table-cell>
        </table:table-row>
        <table:table-row table:style-name="ro1">
          <table:table-cell table:formula="of:=[.A136]+1" office:value-type="float" office:value="135">
            <text:p>135</text:p>
          </table:table-cell>
          <table:table-cell table:formula="of:=100*(EXP(0.0922*[.A137])-EXP(0.0922*[.$A$2]))" office:value-type="float" office:value="25448471.9140133">
            <text:p>25448472</text:p>
          </table:table-cell>
          <table:table-cell table:formula="of:=[.C136]+1" office:value-type="float" office:value="135">
            <text:p>135</text:p>
          </table:table-cell>
          <table:table-cell table:formula="of:=[.D136]" office:value-type="float" office:value="159618.822039146">
            <text:p>159619</text:p>
          </table:table-cell>
          <table:table-cell table:formula="of:=[.D137]/([.B137]-[.B136])" office:value-type="float" office:value="0.0712126132029894">
            <text:p>0,07</text:p>
          </table:table-cell>
        </table:table-row>
        <table:table-row table:style-name="ro1">
          <table:table-cell table:formula="of:=[.A137]+1" office:value-type="float" office:value="136">
            <text:p>136</text:p>
          </table:table-cell>
          <table:table-cell table:formula="of:=100*(EXP(0.0922*[.A138])-EXP(0.0922*[.$A$2]))" office:value-type="float" office:value="27906399.7605774">
            <text:p>27906400</text:p>
          </table:table-cell>
          <table:table-cell table:formula="of:=[.C137]+1" office:value-type="float" office:value="136">
            <text:p>136</text:p>
          </table:table-cell>
          <table:table-cell table:formula="of:=[.D137]" office:value-type="float" office:value="159618.822039146">
            <text:p>159619</text:p>
          </table:table-cell>
          <table:table-cell table:formula="of:=[.D138]/([.B138]-[.B137])" office:value-type="float" office:value="0.0649404018357476">
            <text:p>0,06</text:p>
          </table:table-cell>
        </table:table-row>
        <table:table-row table:style-name="ro1">
          <table:table-cell table:formula="of:=[.A138]+1" office:value-type="float" office:value="137">
            <text:p>137</text:p>
          </table:table-cell>
          <table:table-cell table:formula="of:=100*(EXP(0.0922*[.A139])-EXP(0.0922*[.$A$2]))" office:value-type="float" office:value="30601724.3977877">
            <text:p>30601724</text:p>
          </table:table-cell>
          <table:table-cell table:formula="of:=[.C138]+1" office:value-type="float" office:value="137">
            <text:p>137</text:p>
          </table:table-cell>
          <table:table-cell table:formula="of:=[.D138]" office:value-type="float" office:value="159618.822039146">
            <text:p>159619</text:p>
          </table:table-cell>
          <table:table-cell table:formula="of:=[.D139]/([.B139]-[.B138])" office:value-type="float" office:value="0.0592206296174977">
            <text:p>0,06</text:p>
          </table:table-cell>
        </table:table-row>
        <table:table-row table:style-name="ro1">
          <table:table-cell table:formula="of:=[.A139]+1" office:value-type="float" office:value="138">
            <text:p>138</text:p>
          </table:table-cell>
          <table:table-cell table:formula="of:=100*(EXP(0.0922*[.A140])-EXP(0.0922*[.$A$2]))" office:value-type="float" office:value="33557374.5850412">
            <text:p>33557375</text:p>
          </table:table-cell>
          <table:table-cell table:formula="of:=[.C139]+1" office:value-type="float" office:value="138">
            <text:p>138</text:p>
          </table:table-cell>
          <table:table-cell table:formula="of:=[.D139]" office:value-type="float" office:value="159618.822039146">
            <text:p>159619</text:p>
          </table:table-cell>
          <table:table-cell table:formula="of:=[.D140]/([.B140]-[.B139])" office:value-type="float" office:value="0.0540046392254123">
            <text:p>0,05</text:p>
          </table:table-cell>
        </table:table-row>
        <table:table-row table:style-name="ro1">
          <table:table-cell table:formula="of:=[.A140]+1" office:value-type="float" office:value="139">
            <text:p>139</text:p>
          </table:table-cell>
          <table:table-cell table:formula="of:=100*(EXP(0.0922*[.A141])-EXP(0.0922*[.$A$2]))" office:value-type="float" office:value="36798493.6357145">
            <text:p>36798494</text:p>
          </table:table-cell>
          <table:table-cell table:formula="of:=[.C140]+1" office:value-type="float" office:value="139">
            <text:p>139</text:p>
          </table:table-cell>
          <table:table-cell table:formula="of:=[.D140]" office:value-type="float" office:value="159618.822039146">
            <text:p>159619</text:p>
          </table:table-cell>
          <table:table-cell table:formula="of:=[.D141]/([.B141]-[.B140])" office:value-type="float" office:value="0.0492480589400085">
            <text:p>0,05</text:p>
          </table:table-cell>
        </table:table-row>
        <table:table-row table:style-name="ro1">
          <table:table-cell table:formula="of:=[.A141]+1" office:value-type="float" office:value="140">
            <text:p>140</text:p>
          </table:table-cell>
          <table:table-cell table:formula="of:=100*(EXP(0.0922*[.A142])-EXP(0.0922*[.$A$2]))" office:value-type="float" office:value="40352653.3079048">
            <text:p>40352653</text:p>
          </table:table-cell>
          <table:table-cell table:formula="of:=[.C141]+1" office:value-type="float" office:value="140">
            <text:p>140</text:p>
          </table:table-cell>
          <table:table-cell table:formula="of:=[.D141]" office:value-type="float" office:value="159618.822039146">
            <text:p>159619</text:p>
          </table:table-cell>
          <table:table-cell table:formula="of:=[.D142]/([.B142]-[.B141])" office:value-type="float" office:value="0.0449104251809773">
            <text:p>0,04</text:p>
          </table:table-cell>
        </table:table-row>
        <table:table-row table:style-name="ro1">
          <table:table-cell table:formula="of:=[.A142]+1" office:value-type="float" office:value="141">
            <text:p>141</text:p>
          </table:table-cell>
          <table:table-cell table:formula="of:=100*(EXP(0.0922*[.A143])-EXP(0.0922*[.$A$2]))" office:value-type="float" office:value="44250088.3536181">
            <text:p>44250088</text:p>
          </table:table-cell>
          <table:table-cell table:formula="of:=[.C142]+1" office:value-type="float" office:value="141">
            <text:p>141</text:p>
          </table:table-cell>
          <table:table-cell table:formula="of:=[.D142]" office:value-type="float" office:value="159618.822039146">
            <text:p>159619</text:p>
          </table:table-cell>
          <table:table-cell table:formula="of:=[.D143]/([.B143]-[.B142])" office:value-type="float" office:value="0.0409548382890197">
            <text:p>0,04</text:p>
          </table:table-cell>
        </table:table-row>
        <table:table-row table:style-name="ro1">
          <table:table-cell table:formula="of:=[.A143]+1" office:value-type="float" office:value="142">
            <text:p>142</text:p>
          </table:table-cell>
          <table:table-cell table:formula="of:=100*(EXP(0.0922*[.A144])-EXP(0.0922*[.$A$2]))" office:value-type="float" office:value="48523953.7216851">
            <text:p>48523954</text:p>
          </table:table-cell>
          <table:table-cell table:formula="of:=[.C143]+1" office:value-type="float" office:value="142">
            <text:p>142</text:p>
          </table:table-cell>
          <table:table-cell table:formula="of:=[.D143]" office:value-type="float" office:value="159618.822039146">
            <text:p>159619</text:p>
          </table:table-cell>
          <table:table-cell table:formula="of:=[.D144]/([.B144]-[.B143])" office:value-type="float" office:value="0.0373476486254735">
            <text:p>0,04</text:p>
          </table:table-cell>
        </table:table-row>
        <table:table-row table:style-name="ro1">
          <table:table-cell table:formula="of:=[.A144]+1" office:value-type="float" office:value="143">
            <text:p>143</text:p>
          </table:table-cell>
          <table:table-cell table:formula="of:=100*(EXP(0.0922*[.A145])-EXP(0.0922*[.$A$2]))" office:value-type="float" office:value="53210606.6023925">
            <text:p>53210607</text:p>
          </table:table-cell>
          <table:table-cell table:formula="of:=[.C144]+1" office:value-type="float" office:value="143">
            <text:p>143</text:p>
          </table:table-cell>
          <table:table-cell table:formula="of:=[.D144]" office:value-type="float" office:value="159618.822039146">
            <text:p>159619</text:p>
          </table:table-cell>
          <table:table-cell table:formula="of:=[.D145]/([.B145]-[.B144])" office:value-type="float" office:value="0.0340581703194222">
            <text:p>0,03</text:p>
          </table:table-cell>
        </table:table-row>
        <table:table-row table:style-name="ro1">
          <table:table-cell table:formula="of:=[.A145]+1" office:value-type="float" office:value="144">
            <text:p>144</text:p>
          </table:table-cell>
          <table:table-cell table:formula="of:=100*(EXP(0.0922*[.A146])-EXP(0.0922*[.$A$2]))" office:value-type="float" office:value="58349915.7131468">
            <text:p>58349916</text:p>
          </table:table-cell>
          <table:table-cell table:formula="of:=[.C145]+1" office:value-type="float" office:value="144">
            <text:p>144</text:p>
          </table:table-cell>
          <table:table-cell table:formula="of:=[.D145]" office:value-type="float" office:value="159618.822039146">
            <text:p>159619</text:p>
          </table:table-cell>
          <table:table-cell table:formula="of:=[.D146]/([.B146]-[.B145])" office:value-type="float" office:value="0.0310584202271735">
            <text:p>0,03</text:p>
          </table:table-cell>
        </table:table-row>
        <table:table-row table:style-name="ro1">
          <table:table-cell table:formula="of:=[.A146]+1" office:value-type="float" office:value="145">
            <text:p>145</text:p>
          </table:table-cell>
          <table:table-cell table:formula="of:=100*(EXP(0.0922*[.A147])-EXP(0.0922*[.$A$2]))" office:value-type="float" office:value="63985600.4562195">
            <text:p>63985600</text:p>
          </table:table-cell>
          <table:table-cell table:formula="of:=[.C146]+1" office:value-type="float" office:value="145">
            <text:p>145</text:p>
          </table:table-cell>
          <table:table-cell table:formula="of:=[.D146]" office:value-type="float" office:value="159618.822039146">
            <text:p>159619</text:p>
          </table:table-cell>
          <table:table-cell table:formula="of:=[.D147]/([.B147]-[.B146])" office:value-type="float" office:value="0.0283228798834689">
            <text:p>0,03</text:p>
          </table:table-cell>
        </table:table-row>
        <table:table-row table:style-name="ro1">
          <table:table-cell table:formula="of:=[.A147]+1" office:value-type="float" office:value="146">
            <text:p>146</text:p>
          </table:table-cell>
          <table:table-cell table:formula="of:=100*(EXP(0.0922*[.A148])-EXP(0.0922*[.$A$2]))" office:value-type="float" office:value="70165602.8337458">
            <text:p>70165603</text:p>
          </table:table-cell>
          <table:table-cell table:formula="of:=[.C147]+1" office:value-type="float" office:value="146">
            <text:p>146</text:p>
          </table:table-cell>
          <table:table-cell table:formula="of:=[.D147]" office:value-type="float" office:value="159618.822039146">
            <text:p>159619</text:p>
          </table:table-cell>
          <table:table-cell table:formula="of:=[.D148]/([.B148]-[.B147])" office:value-type="float" office:value="0.0258282784193746">
            <text:p>0,03</text:p>
          </table:table-cell>
        </table:table-row>
        <table:table-row table:style-name="ro1">
          <table:table-cell table:formula="of:=[.A148]+1" office:value-type="float" office:value="147">
            <text:p>147</text:p>
          </table:table-cell>
          <table:table-cell table:formula="of:=100*(EXP(0.0922*[.A149])-EXP(0.0922*[.$A$2]))" office:value-type="float" office:value="76942495.2838026">
            <text:p>76942495</text:p>
          </table:table-cell>
          <table:table-cell table:formula="of:=[.C148]+1" office:value-type="float" office:value="147">
            <text:p>147</text:p>
          </table:table-cell>
          <table:table-cell table:formula="of:=[.D148]" office:value-type="float" office:value="159618.822039146">
            <text:p>159619</text:p>
          </table:table-cell>
          <table:table-cell table:formula="of:=[.D149]/([.B149]-[.B148])" office:value-type="float" office:value="0.0235533946001767">
            <text:p>0,02</text:p>
          </table:table-cell>
        </table:table-row>
        <table:table-row table:style-name="ro1">
          <table:table-cell table:formula="of:=[.A149]+1" office:value-type="float" office:value="148">
            <text:p>148</text:p>
          </table:table-cell>
          <table:table-cell table:formula="of:=100*(EXP(0.0922*[.A150])-EXP(0.0922*[.$A$2]))" office:value-type="float" office:value="84373927.9069759">
            <text:p>84373928</text:p>
          </table:table-cell>
          <table:table-cell table:formula="of:=[.C149]+1" office:value-type="float" office:value="148">
            <text:p>148</text:p>
          </table:table-cell>
          <table:table-cell table:formula="of:=[.D149]" office:value-type="float" office:value="159618.822039146">
            <text:p>159619</text:p>
          </table:table-cell>
          <table:table-cell table:formula="of:=[.D150]/([.B150]-[.B149])" office:value-type="float" office:value="0.0214788762992226">
            <text:p>0,02</text:p>
          </table:table-cell>
        </table:table-row>
        <table:table-row table:style-name="ro1">
          <table:table-cell table:formula="of:=[.A150]+1" office:value-type="float" office:value="149">
            <text:p>149</text:p>
          </table:table-cell>
          <table:table-cell table:formula="of:=100*(EXP(0.0922*[.A151])-EXP(0.0922*[.$A$2]))" office:value-type="float" office:value="92523118.8879101">
            <text:p>92523119</text:p>
          </table:table-cell>
          <table:table-cell table:formula="of:=[.C150]+1" office:value-type="float" office:value="149">
            <text:p>149</text:p>
          </table:table-cell>
          <table:table-cell table:formula="of:=[.D150]" office:value-type="float" office:value="159618.822039146">
            <text:p>159619</text:p>
          </table:table-cell>
          <table:table-cell table:formula="of:=[.D151]/([.B151]-[.B150])" office:value-type="float" office:value="0.0195870758720209">
            <text:p>0,02</text:p>
          </table:table-cell>
        </table:table-row>
        <table:table-row table:style-name="ro1">
          <table:table-cell table:formula="of:=[.A151]+1" office:value-type="float" office:value="150">
            <text:p>150</text:p>
          </table:table-cell>
          <table:table-cell table:formula="of:=100*(EXP(0.0922*[.A152])-EXP(0.0922*[.$A$2]))" office:value-type="float" office:value="101459392.28379">
            <text:p>101459392</text:p>
          </table:table-cell>
          <table:table-cell table:formula="of:=[.C151]+1" office:value-type="float" office:value="150">
            <text:p>150</text:p>
          </table:table-cell>
          <table:table-cell table:formula="of:=[.D151]" office:value-type="float" office:value="159618.822039146">
            <text:p>159619</text:p>
          </table:table-cell>
          <table:table-cell table:formula="of:=[.D152]/([.B152]-[.B151])" office:value-type="float" office:value="0.0178619000301328">
            <text:p>0,02</text:p>
          </table:table-cell>
        </table:table-row>
        <table:table-row table:style-name="ro1">
          <table:table-cell table:formula="of:=[.A152]+1" office:value-type="float" office:value="151">
            <text:p>151</text:p>
          </table:table-cell>
          <table:table-cell table:formula="of:=100*(EXP(0.0922*[.A153])-EXP(0.0922*[.$A$2]))" office:value-type="float" office:value="111258767.75465">
            <text:p>111258768</text:p>
          </table:table-cell>
          <table:table-cell table:formula="of:=[.C152]+1" office:value-type="float" office:value="151">
            <text:p>151</text:p>
          </table:table-cell>
          <table:table-cell table:formula="of:=[.D152]" office:value-type="float" office:value="159618.822039146">
            <text:p>159619</text:p>
          </table:table-cell>
          <table:table-cell table:formula="of:=[.D153]/([.B153]-[.B152])" office:value-type="float" office:value="0.016288672937761">
            <text:p>0,02</text:p>
          </table:table-cell>
        </table:table-row>
        <table:table-row table:style-name="ro1">
          <table:table-cell table:formula="of:=[.A153]+1" office:value-type="float" office:value="152">
            <text:p>152</text:p>
          </table:table-cell>
          <table:table-cell table:formula="of:=100*(EXP(0.0922*[.A154])-EXP(0.0922*[.$A$2]))" office:value-type="float" office:value="122004607.252258">
            <text:p>122004607</text:p>
          </table:table-cell>
          <table:table-cell table:formula="of:=[.C153]+1" office:value-type="float" office:value="152">
            <text:p>152</text:p>
          </table:table-cell>
          <table:table-cell table:formula="of:=[.D153]" office:value-type="float" office:value="159618.822039146">
            <text:p>159619</text:p>
          </table:table-cell>
          <table:table-cell table:formula="of:=[.D154]/([.B154]-[.B153])" office:value-type="float" office:value="0.0148540113664143">
            <text:p>0,01</text:p>
          </table:table-cell>
        </table:table-row>
        <table:table-row table:style-name="ro1">
          <table:table-cell table:formula="of:=[.A154]+1" office:value-type="float" office:value="153">
            <text:p>153</text:p>
          </table:table-cell>
          <table:table-cell table:formula="of:=100*(EXP(0.0922*[.A155])-EXP(0.0922*[.$A$2]))" office:value-type="float" office:value="133788324.168888">
            <text:p>133788324</text:p>
          </table:table-cell>
          <table:table-cell table:formula="of:=[.C154]+1" office:value-type="float" office:value="153">
            <text:p>153</text:p>
          </table:table-cell>
          <table:table-cell table:formula="of:=[.D154]" office:value-type="float" office:value="159618.822039146">
            <text:p>159619</text:p>
          </table:table-cell>
          <table:table-cell table:formula="of:=[.D155]/([.B155]-[.B154])" office:value-type="float" office:value="0.0135457108456063">
            <text:p>0,01</text:p>
          </table:table-cell>
        </table:table-row>
        <table:table-row table:style-name="ro1">
          <table:table-cell table:formula="of:=[.A155]+1" office:value-type="float" office:value="154">
            <text:p>154</text:p>
          </table:table-cell>
          <table:table-cell table:formula="of:=100*(EXP(0.0922*[.A156])-EXP(0.0922*[.$A$2]))" office:value-type="float" office:value="146710160.978582">
            <text:p>146710161</text:p>
          </table:table-cell>
          <table:table-cell table:formula="of:=[.C155]+1" office:value-type="float" office:value="154">
            <text:p>154</text:p>
          </table:table-cell>
          <table:table-cell table:formula="of:=[.D155]" office:value-type="float" office:value="159618.822039146">
            <text:p>159619</text:p>
          </table:table-cell>
          <table:table-cell table:formula="of:=[.D156]/([.B156]-[.B155])" office:value-type="float" office:value="0.0123526418410888">
            <text:p>0,01</text:p>
          </table:table-cell>
        </table:table-row>
        <table:table-row table:style-name="ro1">
          <table:table-cell table:formula="of:=[.A156]+1" office:value-type="float" office:value="155">
            <text:p>155</text:p>
          </table:table-cell>
          <table:table-cell table:formula="of:=100*(EXP(0.0922*[.A157])-EXP(0.0922*[.$A$2]))" office:value-type="float" office:value="160880041.986222">
            <text:p>160880042</text:p>
          </table:table-cell>
          <table:table-cell table:formula="of:=[.C156]+1" office:value-type="float" office:value="155">
            <text:p>155</text:p>
          </table:table-cell>
          <table:table-cell table:formula="of:=[.D156]" office:value-type="float" office:value="159618.822039146">
            <text:p>159619</text:p>
          </table:table-cell>
          <table:table-cell table:formula="of:=[.D157]/([.B157]-[.B156])" office:value-type="float" office:value="0.0112646550774197">
            <text:p>0,01</text:p>
          </table:table-cell>
        </table:table-row>
        <table:table-row table:style-name="ro1">
          <table:table-cell table:formula="of:=[.A157]+1" office:value-type="float" office:value="156">
            <text:p>156</text:p>
          </table:table-cell>
          <table:table-cell table:formula="of:=100*(EXP(0.0922*[.A158])-EXP(0.0922*[.$A$2]))" office:value-type="float" office:value="176418508.438612">
            <text:p>176418508</text:p>
          </table:table-cell>
          <table:table-cell table:formula="of:=[.C157]+1" office:value-type="float" office:value="156">
            <text:p>156</text:p>
          </table:table-cell>
          <table:table-cell table:formula="of:=[.D157]" office:value-type="float" office:value="159618.822039146">
            <text:p>159619</text:p>
          </table:table-cell>
          <table:table-cell table:formula="of:=[.D158]/([.B158]-[.B157])" office:value-type="float" office:value="0.0102724951994602">
            <text:p>0,01</text:p>
          </table:table-cell>
        </table:table-row>
        <table:table-row table:style-name="ro1">
          <table:table-cell table:formula="of:=[.A158]+1" office:value-type="float" office:value="157">
            <text:p>157</text:p>
          </table:table-cell>
          <table:table-cell table:formula="of:=100*(EXP(0.0922*[.A159])-EXP(0.0922*[.$A$2]))" office:value-type="float" office:value="193457743.952436">
            <text:p>193457744</text:p>
          </table:table-cell>
          <table:table-cell table:formula="of:=[.C158]+1" office:value-type="float" office:value="157">
            <text:p>157</text:p>
          </table:table-cell>
          <table:table-cell table:formula="of:=[.D158]" office:value-type="float" office:value="159618.822039146">
            <text:p>159619</text:p>
          </table:table-cell>
          <table:table-cell table:formula="of:=[.D159]/([.B159]-[.B158])" office:value-type="float" office:value="0.00936772203833027">
            <text:p>0,01</text:p>
          </table:table-cell>
        </table:table-row>
        <table:table-row table:style-name="ro1">
          <table:table-cell table:formula="of:=[.A159]+1" office:value-type="float" office:value="158">
            <text:p>158</text:p>
          </table:table-cell>
          <table:table-cell table:formula="of:=100*(EXP(0.0922*[.A160])-EXP(0.0922*[.$A$2]))" office:value-type="float" office:value="212142698.982274">
            <text:p>212142699</text:p>
          </table:table-cell>
          <table:table-cell table:formula="of:=[.C159]+1" office:value-type="float" office:value="158">
            <text:p>158</text:p>
          </table:table-cell>
          <table:table-cell table:formula="of:=[.D159]" office:value-type="float" office:value="159618.822039146">
            <text:p>159619</text:p>
          </table:table-cell>
          <table:table-cell table:formula="of:=[.D160]/([.B160]-[.B159])" office:value-type="float" office:value="0.00854263881204149">
            <text:p>0,01</text:p>
          </table:table-cell>
        </table:table-row>
        <table:table-row table:style-name="ro1">
          <table:table-cell table:formula="of:=[.A160]+1" office:value-type="float" office:value="159">
            <text:p>159</text:p>
          </table:table-cell>
          <table:table-cell table:formula="of:=100*(EXP(0.0922*[.A161])-EXP(0.0922*[.$A$2]))" office:value-type="float" office:value="232632323.894368">
            <text:p>232632324</text:p>
          </table:table-cell>
          <table:table-cell table:formula="of:=[.C160]+1" office:value-type="float" office:value="159">
            <text:p>159</text:p>
          </table:table-cell>
          <table:table-cell table:formula="of:=[.D160]" office:value-type="float" office:value="159618.822039146">
            <text:p>159619</text:p>
          </table:table-cell>
          <table:table-cell table:formula="of:=[.D161]/([.B161]-[.B160])" office:value-type="float" office:value="0.00779022665002188">
            <text:p>0,01</text:p>
          </table:table-cell>
        </table:table-row>
        <table:table-row table:style-name="ro1">
          <table:table-cell table:formula="of:=[.A161]+1" office:value-type="float" office:value="160">
            <text:p>160</text:p>
          </table:table-cell>
          <table:table-cell table:formula="of:=100*(EXP(0.0922*[.A162])-EXP(0.0922*[.$A$2]))" office:value-type="float" office:value="255100921.135725">
            <text:p>255100921</text:p>
          </table:table-cell>
          <table:table-cell table:formula="of:=[.C161]+1" office:value-type="float" office:value="160">
            <text:p>160</text:p>
          </table:table-cell>
          <table:table-cell table:formula="of:=[.D161]" office:value-type="float" office:value="159618.822039146">
            <text:p>159619</text:p>
          </table:table-cell>
          <table:table-cell table:formula="of:=[.D162]/([.B162]-[.B161])" office:value-type="float" office:value="0.00710408488454027">
            <text:p>0,01</text:p>
          </table:table-cell>
        </table:table-row>
      </table:table>
      <table:table table:name="Feuille3" table:style-name="ta1">
        <table:shapes>
          <draw:frame draw:z-index="0" draw:style-name="gr1" svg:width="15.997cm" svg:height="9.005cm" svg:x="11.482cm" svg:y="1.275cm">
            <draw:object draw:notify-on-update-of-ranges="Feuille3.A1:Feuille3.A1 Feuille3.A2:Feuille3.A82 Feuille3.B1:Feuille3.B1 Feuille3.B2:Feuille3.B82 Feuille3.C1:Feuille3.C1 Feuille3.C2:Feuille3.C82 Feuille3.D1:Feuille3.D1 Feuille3.D2:Feuille3.D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>
            <text:p>Année « t »</text:p>
          </table:table-cell>
          <table:table-cell table:style-name="ce1" office:value-type="string">
            <text:p>R1(t)</text:p>
          </table:table-cell>
          <table:table-cell table:style-name="ce1" office:value-type="string">
            <text:p>R2(t)</text:p>
          </table:table-cell>
          <table:table-cell table:style-name="ce1" office:value-type="string">
            <text:p>R3(t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,00</text:p>
          </table:table-cell>
          <table:table-cell table:formula="of:=1/0.0922" office:value-type="float" office:value="10.8459869848156">
            <text:p>10,85</text:p>
          </table:table-cell>
          <table:table-cell office:value-type="float" office:value="30">
            <text:p>30,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0.0922*(1-EXP(-0.0922*[.$A3])*(1-0.0922*[.B$2]))" office:value-type="float" office:value="3.6910529826102">
            <text:p>3,69</text:p>
          </table:table-cell>
          <table:table-cell table:formula="of:=1/0.0922*(1-EXP(-0.0922*[.$A3])*(1-0.0922*[.C$2]))" office:value-type="float" office:value="10.8459869848156">
            <text:p>10,85</text:p>
          </table:table-cell>
          <table:table-cell table:formula="of:=1/0.0922*(1-EXP(-0.0922*[.$A3])*(1-0.0922*[.D$2]))" office:value-type="float" office:value="28.312967145024">
            <text:p>28,31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1/0.0922*(1-EXP(-0.0922*[.$A4])*(1-0.0922*[.B$2]))" office:value-type="float" office:value="4.32123991666606">
            <text:p>4,32</text:p>
          </table:table-cell>
          <table:table-cell table:formula="of:=1/0.0922*(1-EXP(-0.0922*[.$A4])*(1-0.0922*[.C$2]))" office:value-type="float" office:value="10.8459869848156">
            <text:p>10,85</text:p>
          </table:table-cell>
          <table:table-cell table:formula="of:=1/0.0922*(1-EXP(-0.0922*[.$A4])*(1-0.0922*[.D$2]))" office:value-type="float" office:value="26.7745235100466">
            <text:p>26,77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1/0.0922*(1-EXP(-0.0922*[.$A5])*(1-0.0922*[.B$2]))" office:value-type="float" office:value="4.89592171654007">
            <text:p>4,90</text:p>
          </table:table-cell>
          <table:table-cell table:formula="of:=1/0.0922*(1-EXP(-0.0922*[.$A5])*(1-0.0922*[.C$2]))" office:value-type="float" office:value="10.8459869848156">
            <text:p>10,85</text:p>
          </table:table-cell>
          <table:table-cell table:formula="of:=1/0.0922*(1-EXP(-0.0922*[.$A5])*(1-0.0922*[.D$2]))" office:value-type="float" office:value="25.3715817647086">
            <text:p>25,37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1/0.0922*(1-EXP(-0.0922*[.$A6])*(1-0.0922*[.B$2]))" office:value-type="float" office:value="5.4199871219919">
            <text:p>5,42</text:p>
          </table:table-cell>
          <table:table-cell table:formula="of:=1/0.0922*(1-EXP(-0.0922*[.$A6])*(1-0.0922*[.C$2]))" office:value-type="float" office:value="10.8459869848156">
            <text:p>10,85</text:p>
          </table:table-cell>
          <table:table-cell table:formula="of:=1/0.0922*(1-EXP(-0.0922*[.$A6])*(1-0.0922*[.D$2]))" office:value-type="float" office:value="24.0922072747613">
            <text:p>24,09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1/0.0922*(1-EXP(-0.0922*[.$A7])*(1-0.0922*[.B$2]))" office:value-type="float" office:value="5.89789428601136">
            <text:p>5,90</text:p>
          </table:table-cell>
          <table:table-cell table:formula="of:=1/0.0922*(1-EXP(-0.0922*[.$A7])*(1-0.0922*[.C$2]))" office:value-type="float" office:value="10.8459869848156">
            <text:p>10,85</text:p>
          </table:table-cell>
          <table:table-cell table:formula="of:=1/0.0922*(1-EXP(-0.0922*[.$A7])*(1-0.0922*[.D$2]))" office:value-type="float" office:value="22.9255165757588">
            <text:p>22,93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1/0.0922*(1-EXP(-0.0922*[.$A8])*(1-0.0922*[.B$2]))" office:value-type="float" office:value="6.3337086997184">
            <text:p>6,33</text:p>
          </table:table-cell>
          <table:table-cell table:formula="of:=1/0.0922*(1-EXP(-0.0922*[.$A8])*(1-0.0922*[.C$2]))" office:value-type="float" office:value="10.8459869848156">
            <text:p>10,85</text:p>
          </table:table-cell>
          <table:table-cell table:formula="of:=1/0.0922*(1-EXP(-0.0922*[.$A8])*(1-0.0922*[.D$2]))" office:value-type="float" office:value="21.8615847889098">
            <text:p>21,86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1/0.0922*(1-EXP(-0.0922*[.$A9])*(1-0.0922*[.B$2]))" office:value-type="float" office:value="6.731137776942">
            <text:p>6,73</text:p>
          </table:table-cell>
          <table:table-cell table:formula="of:=1/0.0922*(1-EXP(-0.0922*[.$A9])*(1-0.0922*[.C$2]))" office:value-type="float" office:value="10.8459869848156">
            <text:p>10,85</text:p>
          </table:table-cell>
          <table:table-cell table:formula="of:=1/0.0922*(1-EXP(-0.0922*[.$A9])*(1-0.0922*[.D$2]))" office:value-type="float" office:value="20.8913611914853">
            <text:p>20,89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1/0.0922*(1-EXP(-0.0922*[.$A10])*(1-0.0922*[.B$2]))" office:value-type="float" office:value="7.09356239268447">
            <text:p>7,09</text:p>
          </table:table-cell>
          <table:table-cell table:formula="of:=1/0.0922*(1-EXP(-0.0922*[.$A10])*(1-0.0922*[.C$2]))" office:value-type="float" office:value="10.8459869848156">
            <text:p>10,85</text:p>
          </table:table-cell>
          <table:table-cell table:formula="of:=1/0.0922*(1-EXP(-0.0922*[.$A10])*(1-0.0922*[.D$2]))" office:value-type="float" office:value="20.0065922235544">
            <text:p>20,01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1/0.0922*(1-EXP(-0.0922*[.$A11])*(1-0.0922*[.B$2]))" office:value-type="float" office:value="7.42406564376436">
            <text:p>7,42</text:p>
          </table:table-cell>
          <table:table-cell table:formula="of:=1/0.0922*(1-EXP(-0.0922*[.$A11])*(1-0.0922*[.C$2]))" office:value-type="float" office:value="10.8459869848156">
            <text:p>10,85</text:p>
          </table:table-cell>
          <table:table-cell table:formula="of:=1/0.0922*(1-EXP(-0.0922*[.$A11])*(1-0.0922*[.D$2]))" office:value-type="float" office:value="19.1997512760743">
            <text:p>19,2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1/0.0922*(1-EXP(-0.0922*[.$A12])*(1-0.0922*[.B$2]))" office:value-type="float" office:value="7.72545907630095">
            <text:p>7,73</text:p>
          </table:table-cell>
          <table:table-cell table:formula="of:=1/0.0922*(1-EXP(-0.0922*[.$A12])*(1-0.0922*[.C$2]))" office:value-type="float" office:value="10.8459869848156">
            <text:p>10,85</text:p>
          </table:table-cell>
          <table:table-cell table:formula="of:=1/0.0922*(1-EXP(-0.0922*[.$A12])*(1-0.0922*[.D$2]))" office:value-type="float" office:value="18.463974663053">
            <text:p>18,46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1/0.0922*(1-EXP(-0.0922*[.$A13])*(1-0.0922*[.B$2]))" office:value-type="float" office:value="8.00030660315395">
            <text:p>8,00</text:p>
          </table:table-cell>
          <table:table-cell table:formula="of:=1/0.0922*(1-EXP(-0.0922*[.$A13])*(1-0.0922*[.C$2]))" office:value-type="float" office:value="10.8459869848156">
            <text:p>10,85</text:p>
          </table:table-cell>
          <table:table-cell table:formula="of:=1/0.0922*(1-EXP(-0.0922*[.$A13])*(1-0.0922*[.D$2]))" office:value-type="float" office:value="17.7930032331077">
            <text:p>17,79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1/0.0922*(1-EXP(-0.0922*[.$A14])*(1-0.0922*[.B$2]))" office:value-type="float" office:value="8.25094631478085">
            <text:p>8,25</text:p>
          </table:table-cell>
          <table:table-cell table:formula="of:=1/0.0922*(1-EXP(-0.0922*[.$A14])*(1-0.0922*[.C$2]))" office:value-type="float" office:value="10.8459869848156">
            <text:p>10,85</text:p>
          </table:table-cell>
          <table:table-cell table:formula="of:=1/0.0922*(1-EXP(-0.0922*[.$A14])*(1-0.0922*[.D$2]))" office:value-type="float" office:value="17.1811291237172">
            <text:p>17,18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1/0.0922*(1-EXP(-0.0922*[.$A15])*(1-0.0922*[.B$2]))" office:value-type="float" office:value="8.47951036905381">
            <text:p>8,48</text:p>
          </table:table-cell>
          <table:table-cell table:formula="of:=1/0.0922*(1-EXP(-0.0922*[.$A15])*(1-0.0922*[.C$2]))" office:value-type="float" office:value="10.8459869848156">
            <text:p>10,85</text:p>
          </table:table-cell>
          <table:table-cell table:formula="of:=1/0.0922*(1-EXP(-0.0922*[.$A15])*(1-0.0922*[.D$2]))" office:value-type="float" office:value="16.6231472052128">
            <text:p>16,62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1/0.0922*(1-EXP(-0.0922*[.$A16])*(1-0.0922*[.B$2]))" office:value-type="float" office:value="8.68794312923611">
            <text:p>8,69</text:p>
          </table:table-cell>
          <table:table-cell table:formula="of:=1/0.0922*(1-EXP(-0.0922*[.$A16])*(1-0.0922*[.C$2]))" office:value-type="float" office:value="10.8459869848156">
            <text:p>10,85</text:p>
          </table:table-cell>
          <table:table-cell table:formula="of:=1/0.0922*(1-EXP(-0.0922*[.$A16])*(1-0.0922*[.D$2]))" office:value-type="float" office:value="16.1143108014502">
            <text:p>16,11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1/0.0922*(1-EXP(-0.0922*[.$A17])*(1-0.0922*[.B$2]))" office:value-type="float" office:value="8.87801770441549">
            <text:p>8,88</text:p>
          </table:table-cell>
          <table:table-cell table:formula="of:=1/0.0922*(1-EXP(-0.0922*[.$A17])*(1-0.0922*[.C$2]))" office:value-type="float" office:value="10.8459869848156">
            <text:p>10,85</text:p>
          </table:table-cell>
          <table:table-cell table:formula="of:=1/0.0922*(1-EXP(-0.0922*[.$A17])*(1-0.0922*[.D$2]))" office:value-type="float" office:value="15.6502913104814">
            <text:p>15,65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1/0.0922*(1-EXP(-0.0922*[.$A18])*(1-0.0922*[.B$2]))" office:value-type="float" office:value="9.05135103310157">
            <text:p>9,05</text:p>
          </table:table-cell>
          <table:table-cell table:formula="of:=1/0.0922*(1-EXP(-0.0922*[.$A18])*(1-0.0922*[.C$2]))" office:value-type="float" office:value="10.8459869848156">
            <text:p>10,85</text:p>
          </table:table-cell>
          <table:table-cell table:formula="of:=1/0.0922*(1-EXP(-0.0922*[.$A18])*(1-0.0922*[.D$2]))" office:value-type="float" office:value="15.2271413817288">
            <text:p>15,23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1/0.0922*(1-EXP(-0.0922*[.$A19])*(1-0.0922*[.B$2]))" office:value-type="float" office:value="9.20941763830136">
            <text:p>9,21</text:p>
          </table:table-cell>
          <table:table-cell table:formula="of:=1/0.0922*(1-EXP(-0.0922*[.$A19])*(1-0.0922*[.C$2]))" office:value-type="float" office:value="10.8459869848156">
            <text:p>10,85</text:p>
          </table:table-cell>
          <table:table-cell table:formula="of:=1/0.0922*(1-EXP(-0.0922*[.$A19])*(1-0.0922*[.D$2]))" office:value-type="float" office:value="14.8412613364111">
            <text:p>14,84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1/0.0922*(1-EXP(-0.0922*[.$A20])*(1-0.0922*[.B$2]))" office:value-type="float" office:value="9.35356217108555">
            <text:p>9,35</text:p>
          </table:table-cell>
          <table:table-cell table:formula="of:=1/0.0922*(1-EXP(-0.0922*[.$A20])*(1-0.0922*[.C$2]))" office:value-type="float" office:value="10.8459869848156">
            <text:p>10,85</text:p>
          </table:table-cell>
          <table:table-cell table:formula="of:=1/0.0922*(1-EXP(-0.0922*[.$A20])*(1-0.0922*[.D$2]))" office:value-type="float" office:value="14.4893685455667">
            <text:p>14,49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1/0.0922*(1-EXP(-0.0922*[.$A21])*(1-0.0922*[.B$2]))" office:value-type="float" office:value="9.48501084935198">
            <text:p>9,49</text:p>
          </table:table-cell>
          <table:table-cell table:formula="of:=1/0.0922*(1-EXP(-0.0922*[.$A21])*(1-0.0922*[.C$2]))" office:value-type="float" office:value="10.8459869848156">
            <text:p>10,85</text:p>
          </table:table-cell>
          <table:table-cell table:formula="of:=1/0.0922*(1-EXP(-0.0922*[.$A21])*(1-0.0922*[.D$2]))" office:value-type="float" office:value="14.1684695051761">
            <text:p>14,17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1/0.0922*(1-EXP(-0.0922*[.$A22])*(1-0.0922*[.B$2]))" office:value-type="float" office:value="9.60488188909416">
            <text:p>9,60</text:p>
          </table:table-cell>
          <table:table-cell table:formula="of:=1/0.0922*(1-EXP(-0.0922*[.$A22])*(1-0.0922*[.C$2]))" office:value-type="float" office:value="10.8459869848156">
            <text:p>10,85</text:p>
          </table:table-cell>
          <table:table-cell table:formula="of:=1/0.0922*(1-EXP(-0.0922*[.$A22])*(1-0.0922*[.D$2]))" office:value-type="float" office:value="13.8758343708318">
            <text:p>13,88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1/0.0922*(1-EXP(-0.0922*[.$A23])*(1-0.0922*[.B$2]))" office:value-type="float" office:value="9.71419501691235">
            <text:p>9,71</text:p>
          </table:table-cell>
          <table:table-cell table:formula="of:=1/0.0922*(1-EXP(-0.0922*[.$A23])*(1-0.0922*[.C$2]))" office:value-type="float" office:value="10.8459869848156">
            <text:p>10,85</text:p>
          </table:table-cell>
          <table:table-cell table:formula="of:=1/0.0922*(1-EXP(-0.0922*[.$A23])*(1-0.0922*[.D$2]))" office:value-type="float" office:value="13.6089737353232">
            <text:p>13,61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1/0.0922*(1-EXP(-0.0922*[.$A24])*(1-0.0922*[.B$2]))" office:value-type="float" office:value="9.81388014468881">
            <text:p>9,81</text:p>
          </table:table-cell>
          <table:table-cell table:formula="of:=1/0.0922*(1-EXP(-0.0922*[.$A24])*(1-0.0922*[.C$2]))" office:value-type="float" office:value="10.8459869848156">
            <text:p>10,85</text:p>
          </table:table-cell>
          <table:table-cell table:formula="of:=1/0.0922*(1-EXP(-0.0922*[.$A24])*(1-0.0922*[.D$2]))" office:value-type="float" office:value="13.3656174515891">
            <text:p>13,37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1/0.0922*(1-EXP(-0.0922*[.$A25])*(1-0.0922*[.B$2]))" office:value-type="float" office:value="9.90478528022146">
            <text:p>9,90</text:p>
          </table:table-cell>
          <table:table-cell table:formula="of:=1/0.0922*(1-EXP(-0.0922*[.$A25])*(1-0.0922*[.C$2]))" office:value-type="float" office:value="10.8459869848156">
            <text:p>10,85</text:p>
          </table:table-cell>
          <table:table-cell table:formula="of:=1/0.0922*(1-EXP(-0.0922*[.$A25])*(1-0.0922*[.D$2]))" office:value-type="float" office:value="13.143695320886">
            <text:p>13,14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1/0.0922*(1-EXP(-0.0922*[.$A26])*(1-0.0922*[.B$2]))" office:value-type="float" office:value="9.98768374111062">
            <text:p>9,99</text:p>
          </table:table-cell>
          <table:table-cell table:formula="of:=1/0.0922*(1-EXP(-0.0922*[.$A26])*(1-0.0922*[.C$2]))" office:value-type="float" office:value="10.8459869848156">
            <text:p>10,85</text:p>
          </table:table-cell>
          <table:table-cell table:formula="of:=1/0.0922*(1-EXP(-0.0922*[.$A26])*(1-0.0922*[.D$2]))" office:value-type="float" office:value="12.9413194818892">
            <text:p>12,94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1/0.0922*(1-EXP(-0.0922*[.$A27])*(1-0.0922*[.B$2]))" office:value-type="float" office:value="10.0632807332665">
            <text:p>10,06</text:p>
          </table:table-cell>
          <table:table-cell table:formula="of:=1/0.0922*(1-EXP(-0.0922*[.$A27])*(1-0.0922*[.C$2]))" office:value-type="float" office:value="10.8459869848156">
            <text:p>10,85</text:p>
          </table:table-cell>
          <table:table-cell table:formula="of:=1/0.0922*(1-EXP(-0.0922*[.$A27])*(1-0.0922*[.D$2]))" office:value-type="float" office:value="12.7567683509142">
            <text:p>12,76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1/0.0922*(1-EXP(-0.0922*[.$A28])*(1-0.0922*[.B$2]))" office:value-type="float" office:value="10.1322193499998">
            <text:p>10,13</text:p>
          </table:table-cell>
          <table:table-cell table:formula="of:=1/0.0922*(1-EXP(-0.0922*[.$A28])*(1-0.0922*[.C$2]))" office:value-type="float" office:value="10.8459869848156">
            <text:p>10,85</text:p>
          </table:table-cell>
          <table:table-cell table:formula="of:=1/0.0922*(1-EXP(-0.0922*[.$A28])*(1-0.0922*[.D$2]))" office:value-type="float" office:value="12.5884719766386">
            <text:p>12,59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1/0.0922*(1-EXP(-0.0922*[.$A29])*(1-0.0922*[.B$2]))" office:value-type="float" office:value="10.1950860427288">
            <text:p>10,20</text:p>
          </table:table-cell>
          <table:table-cell table:formula="of:=1/0.0922*(1-EXP(-0.0922*[.$A29])*(1-0.0922*[.C$2]))" office:value-type="float" office:value="10.8459869848156">
            <text:p>10,85</text:p>
          </table:table-cell>
          <table:table-cell table:formula="of:=1/0.0922*(1-EXP(-0.0922*[.$A29])*(1-0.0922*[.D$2]))" office:value-type="float" office:value="12.43499868474">
            <text:p>12,43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1/0.0922*(1-EXP(-0.0922*[.$A30])*(1-0.0922*[.B$2]))" office:value-type="float" office:value="10.2524156098417">
            <text:p>10,25</text:p>
          </table:table-cell>
          <table:table-cell table:formula="of:=1/0.0922*(1-EXP(-0.0922*[.$A30])*(1-0.0922*[.C$2]))" office:value-type="float" office:value="10.8459869848156">
            <text:p>10,85</text:p>
          </table:table-cell>
          <table:table-cell table:formula="of:=1/0.0922*(1-EXP(-0.0922*[.$A30])*(1-0.0922*[.D$2]))" office:value-type="float" office:value="12.2950428988382">
            <text:p>12,30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1/0.0922*(1-EXP(-0.0922*[.$A31])*(1-0.0922*[.B$2]))" office:value-type="float" office:value="10.3046957461536">
            <text:p>10,30</text:p>
          </table:table-cell>
          <table:table-cell table:formula="of:=1/0.0922*(1-EXP(-0.0922*[.$A31])*(1-0.0922*[.C$2]))" office:value-type="float" office:value="10.8459869848156">
            <text:p>10,85</text:p>
          </table:table-cell>
          <table:table-cell table:formula="of:=1/0.0922*(1-EXP(-0.0922*[.$A31])*(1-0.0922*[.D$2]))" office:value-type="float" office:value="12.1674140341342">
            <text:p>12,17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1/0.0922*(1-EXP(-0.0922*[.$A32])*(1-0.0922*[.B$2]))" office:value-type="float" office:value="10.35237119166">
            <text:p>10,35</text:p>
          </table:table-cell>
          <table:table-cell table:formula="of:=1/0.0922*(1-EXP(-0.0922*[.$A32])*(1-0.0922*[.C$2]))" office:value-type="float" office:value="10.8459869848156">
            <text:p>10,85</text:p>
          </table:table-cell>
          <table:table-cell table:formula="of:=1/0.0922*(1-EXP(-0.0922*[.$A32])*(1-0.0922*[.D$2]))" office:value-type="float" office:value="12.051026369268">
            <text:p>12,05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1/0.0922*(1-EXP(-0.0922*[.$A33])*(1-0.0922*[.B$2]))" office:value-type="float" office:value="10.395847514879">
            <text:p>10,40</text:p>
          </table:table-cell>
          <table:table-cell table:formula="of:=1/0.0922*(1-EXP(-0.0922*[.$A33])*(1-0.0922*[.C$2]))" office:value-type="float" office:value="10.8459869848156">
            <text:p>10,85</text:p>
          </table:table-cell>
          <table:table-cell table:formula="of:=1/0.0922*(1-EXP(-0.0922*[.$A33])*(1-0.0922*[.D$2]))" office:value-type="float" office:value="11.9448898102347">
            <text:p>11,94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1/0.0922*(1-EXP(-0.0922*[.$A34])*(1-0.0922*[.B$2]))" office:value-type="float" office:value="10.4354945629677">
            <text:p>10,44</text:p>
          </table:table-cell>
          <table:table-cell table:formula="of:=1/0.0922*(1-EXP(-0.0922*[.$A34])*(1-0.0922*[.C$2]))" office:value-type="float" office:value="10.8459869848156">
            <text:p>10,85</text:p>
          </table:table-cell>
          <table:table-cell table:formula="of:=1/0.0922*(1-EXP(-0.0922*[.$A34])*(1-0.0922*[.D$2]))" office:value-type="float" office:value="11.8481014677898">
            <text:p>11,85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1/0.0922*(1-EXP(-0.0922*[.$A35])*(1-0.0922*[.B$2]))" office:value-type="float" office:value="10.4716496079615">
            <text:p>10,47</text:p>
          </table:table-cell>
          <table:table-cell table:formula="of:=1/0.0922*(1-EXP(-0.0922*[.$A35])*(1-0.0922*[.C$2]))" office:value-type="float" office:value="10.8459869848156">
            <text:p>10,85</text:p>
          </table:table-cell>
          <table:table-cell table:formula="of:=1/0.0922*(1-EXP(-0.0922*[.$A35])*(1-0.0922*[.D$2]))" office:value-type="float" office:value="11.7598379766935">
            <text:p>11,76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1/0.0922*(1-EXP(-0.0922*[.$A36])*(1-0.0922*[.B$2]))" office:value-type="float" office:value="10.5046202159013">
            <text:p>10,50</text:p>
          </table:table-cell>
          <table:table-cell table:formula="of:=1/0.0922*(1-EXP(-0.0922*[.$A36])*(1-0.0922*[.C$2]))" office:value-type="float" office:value="10.8459869848156">
            <text:p>10,85</text:p>
          </table:table-cell>
          <table:table-cell table:formula="of:=1/0.0922*(1-EXP(-0.0922*[.$A36])*(1-0.0922*[.D$2]))" office:value-type="float" office:value="11.6793484914546">
            <text:p>11,68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1/0.0922*(1-EXP(-0.0922*[.$A37])*(1-0.0922*[.B$2]))" office:value-type="float" office:value="10.534686863256">
            <text:p>10,53</text:p>
          </table:table-cell>
          <table:table-cell table:formula="of:=1/0.0922*(1-EXP(-0.0922*[.$A37])*(1-0.0922*[.C$2]))" office:value-type="float" office:value="10.8459869848156">
            <text:p>10,85</text:p>
          </table:table-cell>
          <table:table-cell table:formula="of:=1/0.0922*(1-EXP(-0.0922*[.$A37])*(1-0.0922*[.D$2]))" office:value-type="float" office:value="11.6059482989906">
            <text:p>11,61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1/0.0922*(1-EXP(-0.0922*[.$A38])*(1-0.0922*[.B$2]))" office:value-type="float" office:value="10.5621053228975">
            <text:p>10,56</text:p>
          </table:table-cell>
          <table:table-cell table:formula="of:=1/0.0922*(1-EXP(-0.0922*[.$A38])*(1-0.0922*[.C$2]))" office:value-type="float" office:value="10.8459869848156">
            <text:p>10,85</text:p>
          </table:table-cell>
          <table:table-cell table:formula="of:=1/0.0922*(1-EXP(-0.0922*[.$A38])*(1-0.0922*[.D$2]))" office:value-type="float" office:value="11.5390129938664">
            <text:p>11,54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1/0.0922*(1-EXP(-0.0922*[.$A39])*(1-0.0922*[.B$2]))" office:value-type="float" office:value="10.5871088399256">
            <text:p>10,59</text:p>
          </table:table-cell>
          <table:table-cell table:formula="of:=1/0.0922*(1-EXP(-0.0922*[.$A39])*(1-0.0922*[.C$2]))" office:value-type="float" office:value="10.8459869848156">
            <text:p>10,85</text:p>
          </table:table-cell>
          <table:table-cell table:formula="of:=1/0.0922*(1-EXP(-0.0922*[.$A39])*(1-0.0922*[.D$2]))" office:value-type="float" office:value="11.4779731665626">
            <text:p>11,48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1/0.0922*(1-EXP(-0.0922*[.$A40])*(1-0.0922*[.B$2]))" office:value-type="float" office:value="10.6099101158524">
            <text:p>10,61</text:p>
          </table:table-cell>
          <table:table-cell table:formula="of:=1/0.0922*(1-EXP(-0.0922*[.$A40])*(1-0.0922*[.C$2]))" office:value-type="float" office:value="10.8459869848156">
            <text:p>10,85</text:p>
          </table:table-cell>
          <table:table-cell table:formula="of:=1/0.0922*(1-EXP(-0.0922*[.$A40])*(1-0.0922*[.D$2]))" office:value-type="float" office:value="11.4223095595862">
            <text:p>11,42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1/0.0922*(1-EXP(-0.0922*[.$A41])*(1-0.0922*[.B$2]))" office:value-type="float" office:value="10.6307031180251">
            <text:p>10,63</text:p>
          </table:table-cell>
          <table:table-cell table:formula="of:=1/0.0922*(1-EXP(-0.0922*[.$A41])*(1-0.0922*[.C$2]))" office:value-type="float" office:value="10.8459869848156">
            <text:p>10,85</text:p>
          </table:table-cell>
          <table:table-cell table:formula="of:=1/0.0922*(1-EXP(-0.0922*[.$A41])*(1-0.0922*[.D$2]))" office:value-type="float" office:value="11.371548650218">
            <text:p>11,37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1/0.0922*(1-EXP(-0.0922*[.$A42])*(1-0.0922*[.B$2]))" office:value-type="float" office:value="10.6496647296797">
            <text:p>10,65</text:p>
          </table:table-cell>
          <table:table-cell table:formula="of:=1/0.0922*(1-EXP(-0.0922*[.$A42])*(1-0.0922*[.C$2]))" office:value-type="float" office:value="10.8459869848156">
            <text:p>10,85</text:p>
          </table:table-cell>
          <table:table-cell table:formula="of:=1/0.0922*(1-EXP(-0.0922*[.$A42])*(1-0.0922*[.D$2]))" office:value-type="float" office:value="11.325258622319">
            <text:p>11,33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1/0.0922*(1-EXP(-0.0922*[.$A43])*(1-0.0922*[.B$2]))" office:value-type="float" office:value="10.6669562546628">
            <text:p>10,67</text:p>
          </table:table-cell>
          <table:table-cell table:formula="of:=1/0.0922*(1-EXP(-0.0922*[.$A43])*(1-0.0922*[.C$2]))" office:value-type="float" office:value="10.8459869848156">
            <text:p>10,85</text:p>
          </table:table-cell>
          <table:table-cell table:formula="of:=1/0.0922*(1-EXP(-0.0922*[.$A43])*(1-0.0922*[.D$2]))" office:value-type="float" office:value="11.28304569293">
            <text:p>11,28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1/0.0922*(1-EXP(-0.0922*[.$A44])*(1-0.0922*[.B$2]))" office:value-type="float" office:value="10.6827247896209">
            <text:p>10,68</text:p>
          </table:table-cell>
          <table:table-cell table:formula="of:=1/0.0922*(1-EXP(-0.0922*[.$A44])*(1-0.0922*[.C$2]))" office:value-type="float" office:value="10.8459869848156">
            <text:p>10,85</text:p>
          </table:table-cell>
          <table:table-cell table:formula="of:=1/0.0922*(1-EXP(-0.0922*[.$A44])*(1-0.0922*[.D$2]))" office:value-type="float" office:value="11.2445507624129">
            <text:p>11,24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1/0.0922*(1-EXP(-0.0922*[.$A45])*(1-0.0922*[.B$2]))" office:value-type="float" office:value="10.6971044753322">
            <text:p>10,70</text:p>
          </table:table-cell>
          <table:table-cell table:formula="of:=1/0.0922*(1-EXP(-0.0922*[.$A45])*(1-0.0922*[.C$2]))" office:value-type="float" office:value="10.8459869848156">
            <text:p>10,85</text:p>
          </table:table-cell>
          <table:table-cell table:formula="of:=1/0.0922*(1-EXP(-0.0922*[.$A45])*(1-0.0922*[.D$2]))" office:value-type="float" office:value="11.2094463596397">
            <text:p>11,21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1/0.0922*(1-EXP(-0.0922*[.$A46])*(1-0.0922*[.B$2]))" office:value-type="float" office:value="10.7102176378236">
            <text:p>10,71</text:p>
          </table:table-cell>
          <table:table-cell table:formula="of:=1/0.0922*(1-EXP(-0.0922*[.$A46])*(1-0.0922*[.C$2]))" office:value-type="float" office:value="10.8459869848156">
            <text:p>10,85</text:p>
          </table:table-cell>
          <table:table-cell table:formula="of:=1/0.0922*(1-EXP(-0.0922*[.$A46])*(1-0.0922*[.D$2]))" office:value-type="float" office:value="11.1774338562394">
            <text:p>11,18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1/0.0922*(1-EXP(-0.0922*[.$A47])*(1-0.0922*[.B$2]))" office:value-type="float" office:value="10.7221758289813">
            <text:p>10,72</text:p>
          </table:table-cell>
          <table:table-cell table:formula="of:=1/0.0922*(1-EXP(-0.0922*[.$A47])*(1-0.0922*[.C$2]))" office:value-type="float" office:value="10.8459869848156">
            <text:p>10,85</text:p>
          </table:table-cell>
          <table:table-cell table:formula="of:=1/0.0922*(1-EXP(-0.0922*[.$A47])*(1-0.0922*[.D$2]))" office:value-type="float" office:value="11.1482409262081">
            <text:p>11,15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1/0.0922*(1-EXP(-0.0922*[.$A48])*(1-0.0922*[.B$2]))" office:value-type="float" office:value="10.7330807755082">
            <text:p>10,73</text:p>
          </table:table-cell>
          <table:table-cell table:formula="of:=1/0.0922*(1-EXP(-0.0922*[.$A48])*(1-0.0922*[.C$2]))" office:value-type="float" office:value="10.8459869848156">
            <text:p>10,85</text:p>
          </table:table-cell>
          <table:table-cell table:formula="of:=1/0.0922*(1-EXP(-0.0922*[.$A48])*(1-0.0922*[.D$2]))" office:value-type="float" office:value="11.1216192292681">
            <text:p>11,12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1/0.0922*(1-EXP(-0.0922*[.$A49])*(1-0.0922*[.B$2]))" office:value-type="float" office:value="10.7430252442982">
            <text:p>10,74</text:p>
          </table:table-cell>
          <table:table-cell table:formula="of:=1/0.0922*(1-EXP(-0.0922*[.$A49])*(1-0.0922*[.C$2]))" office:value-type="float" office:value="10.8459869848156">
            <text:p>10,85</text:p>
          </table:table-cell>
          <table:table-cell table:formula="of:=1/0.0922*(1-EXP(-0.0922*[.$A49])*(1-0.0922*[.D$2]))" office:value-type="float" office:value="11.0973422982713">
            <text:p>11,10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1/0.0922*(1-EXP(-0.0922*[.$A50])*(1-0.0922*[.B$2]))" office:value-type="float" office:value="10.7520938315922">
            <text:p>10,75</text:p>
          </table:table-cell>
          <table:table-cell table:formula="of:=1/0.0922*(1-EXP(-0.0922*[.$A50])*(1-0.0922*[.C$2]))" office:value-type="float" office:value="10.8459869848156">
            <text:p>10,85</text:p>
          </table:table-cell>
          <table:table-cell table:formula="of:=1/0.0922*(1-EXP(-0.0922*[.$A50])*(1-0.0922*[.D$2]))" office:value-type="float" office:value="11.0752036126738">
            <text:p>11,08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1/0.0922*(1-EXP(-0.0922*[.$A51])*(1-0.0922*[.B$2]))" office:value-type="float" office:value="10.7603636826265">
            <text:p>10,76</text:p>
          </table:table-cell>
          <table:table-cell table:formula="of:=1/0.0922*(1-EXP(-0.0922*[.$A51])*(1-0.0922*[.C$2]))" office:value-type="float" office:value="10.8459869848156">
            <text:p>10,85</text:p>
          </table:table-cell>
          <table:table-cell table:formula="of:=1/0.0922*(1-EXP(-0.0922*[.$A51])*(1-0.0922*[.D$2]))" office:value-type="float" office:value="11.0550148416942">
            <text:p>11,06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1/0.0922*(1-EXP(-0.0922*[.$A52])*(1-0.0922*[.B$2]))" office:value-type="float" office:value="10.767905147897">
            <text:p>10,77</text:p>
          </table:table-cell>
          <table:table-cell table:formula="of:=1/0.0922*(1-EXP(-0.0922*[.$A52])*(1-0.0922*[.C$2]))" office:value-type="float" office:value="10.8459869848156">
            <text:p>10,85</text:p>
          </table:table-cell>
          <table:table-cell table:formula="of:=1/0.0922*(1-EXP(-0.0922*[.$A52])*(1-0.0922*[.D$2]))" office:value-type="float" office:value="11.0366042422089">
            <text:p>11,04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1/0.0922*(1-EXP(-0.0922*[.$A53])*(1-0.0922*[.B$2]))" office:value-type="float" office:value="10.774782381621">
            <text:p>10,77</text:p>
          </table:table-cell>
          <table:table-cell table:formula="of:=1/0.0922*(1-EXP(-0.0922*[.$A53])*(1-0.0922*[.C$2]))" office:value-type="float" office:value="10.8459869848156">
            <text:p>10,85</text:p>
          </table:table-cell>
          <table:table-cell table:formula="of:=1/0.0922*(1-EXP(-0.0922*[.$A53])*(1-0.0922*[.D$2]))" office:value-type="float" office:value="11.0198151977568">
            <text:p>11,02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1/0.0922*(1-EXP(-0.0922*[.$A54])*(1-0.0922*[.B$2]))" office:value-type="float" office:value="10.7810538874887">
            <text:p>10,78</text:p>
          </table:table-cell>
          <table:table-cell table:formula="of:=1/0.0922*(1-EXP(-0.0922*[.$A54])*(1-0.0922*[.C$2]))" office:value-type="float" office:value="10.8459869848156">
            <text:p>10,85</text:p>
          </table:table-cell>
          <table:table-cell table:formula="of:=1/0.0922*(1-EXP(-0.0922*[.$A54])*(1-0.0922*[.D$2]))" office:value-type="float" office:value="11.0045048862246">
            <text:p>11,00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1/0.0922*(1-EXP(-0.0922*[.$A55])*(1-0.0922*[.B$2]))" office:value-type="float" office:value="10.7867730163459">
            <text:p>10,79</text:p>
          </table:table-cell>
          <table:table-cell table:formula="of:=1/0.0922*(1-EXP(-0.0922*[.$A55])*(1-0.0922*[.C$2]))" office:value-type="float" office:value="10.8459869848156">
            <text:p>10,85</text:p>
          </table:table-cell>
          <table:table-cell table:formula="of:=1/0.0922*(1-EXP(-0.0922*[.$A55])*(1-0.0922*[.D$2]))" office:value-type="float" office:value="10.9905430648785">
            <text:p>10,99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1/0.0922*(1-EXP(-0.0922*[.$A56])*(1-0.0922*[.B$2]))" office:value-type="float" office:value="10.7919884200424">
            <text:p>10,79</text:p>
          </table:table-cell>
          <table:table-cell table:formula="of:=1/0.0922*(1-EXP(-0.0922*[.$A56])*(1-0.0922*[.C$2]))" office:value-type="float" office:value="10.8459869848156">
            <text:p>10,85</text:p>
          </table:table-cell>
          <table:table-cell table:formula="of:=1/0.0922*(1-EXP(-0.0922*[.$A56])*(1-0.0922*[.D$2]))" office:value-type="float" office:value="10.9778109624069">
            <text:p>10,98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1/0.0922*(1-EXP(-0.0922*[.$A57])*(1-0.0922*[.B$2]))" office:value-type="float" office:value="10.7967444653067">
            <text:p>10,80</text:p>
          </table:table-cell>
          <table:table-cell table:formula="of:=1/0.0922*(1-EXP(-0.0922*[.$A57])*(1-0.0922*[.C$2]))" office:value-type="float" office:value="10.8459869848156">
            <text:p>10,85</text:p>
          </table:table-cell>
          <table:table-cell table:formula="of:=1/0.0922*(1-EXP(-0.0922*[.$A57])*(1-0.0922*[.D$2]))" office:value-type="float" office:value="10.966200268549">
            <text:p>10,97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1/0.0922*(1-EXP(-0.0922*[.$A58])*(1-0.0922*[.B$2]))" office:value-type="float" office:value="10.8010816111679">
            <text:p>10,80</text:p>
          </table:table-cell>
          <table:table-cell table:formula="of:=1/0.0922*(1-EXP(-0.0922*[.$A58])*(1-0.0922*[.C$2]))" office:value-type="float" office:value="10.8459869848156">
            <text:p>10,85</text:p>
          </table:table-cell>
          <table:table-cell table:formula="of:=1/0.0922*(1-EXP(-0.0922*[.$A58])*(1-0.0922*[.D$2]))" office:value-type="float" office:value="10.9556122127143">
            <text:p>10,96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1/0.0922*(1-EXP(-0.0922*[.$A59])*(1-0.0922*[.B$2]))" office:value-type="float" office:value="10.8050367531347">
            <text:p>10,81</text:p>
          </table:table-cell>
          <table:table-cell table:formula="of:=1/0.0922*(1-EXP(-0.0922*[.$A59])*(1-0.0922*[.C$2]))" office:value-type="float" office:value="10.8459869848156">
            <text:p>10,85</text:p>
          </table:table-cell>
          <table:table-cell table:formula="of:=1/0.0922*(1-EXP(-0.0922*[.$A59])*(1-0.0922*[.D$2]))" office:value-type="float" office:value="10.9459567237547">
            <text:p>10,95</text:p>
          </table:table-cell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1/0.0922*(1-EXP(-0.0922*[.$A60])*(1-0.0922*[.B$2]))" office:value-type="float" office:value="10.8086435370608">
            <text:p>10,81</text:p>
          </table:table-cell>
          <table:table-cell table:formula="of:=1/0.0922*(1-EXP(-0.0922*[.$A60])*(1-0.0922*[.C$2]))" office:value-type="float" office:value="10.8459869848156">
            <text:p>10,85</text:p>
          </table:table-cell>
          <table:table-cell table:formula="of:=1/0.0922*(1-EXP(-0.0922*[.$A60])*(1-0.0922*[.D$2]))" office:value-type="float" office:value="10.9371516637415">
            <text:p>10,94</text:p>
          </table:table-cell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1/0.0922*(1-EXP(-0.0922*[.$A61])*(1-0.0922*[.B$2]))" office:value-type="float" office:value="10.8119326453657">
            <text:p>10,81</text:p>
          </table:table-cell>
          <table:table-cell table:formula="of:=1/0.0922*(1-EXP(-0.0922*[.$A61])*(1-0.0922*[.C$2]))" office:value-type="float" office:value="10.8459869848156">
            <text:p>10,85</text:p>
          </table:table-cell>
          <table:table-cell table:formula="of:=1/0.0922*(1-EXP(-0.0922*[.$A61])*(1-0.0922*[.D$2]))" office:value-type="float" office:value="10.9291221292288">
            <text:p>10,93</text:p>
          </table:table-cell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1/0.0922*(1-EXP(-0.0922*[.$A62])*(1-0.0922*[.B$2]))" office:value-type="float" office:value="10.8149320580455">
            <text:p>10,81</text:p>
          </table:table-cell>
          <table:table-cell table:formula="of:=1/0.0922*(1-EXP(-0.0922*[.$A62])*(1-0.0922*[.C$2]))" office:value-type="float" office:value="10.8459869848156">
            <text:p>10,85</text:p>
          </table:table-cell>
          <table:table-cell table:formula="of:=1/0.0922*(1-EXP(-0.0922*[.$A62])*(1-0.0922*[.D$2]))" office:value-type="float" office:value="10.9217998140609">
            <text:p>10,92</text:p>
          </table:table-cell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1/0.0922*(1-EXP(-0.0922*[.$A63])*(1-0.0922*[.B$2]))" office:value-type="float" office:value="10.8176672906951">
            <text:p>10,82</text:p>
          </table:table-cell>
          <table:table-cell table:formula="of:=1/0.0922*(1-EXP(-0.0922*[.$A63])*(1-0.0922*[.C$2]))" office:value-type="float" office:value="10.8459869848156">
            <text:p>10,85</text:p>
          </table:table-cell>
          <table:table-cell table:formula="of:=1/0.0922*(1-EXP(-0.0922*[.$A63])*(1-0.0922*[.D$2]))" office:value-type="float" office:value="10.9151224283003">
            <text:p>10,92</text:p>
          </table:table-cell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1/0.0922*(1-EXP(-0.0922*[.$A64])*(1-0.0922*[.B$2]))" office:value-type="float" office:value="10.820161611566">
            <text:p>10,82</text:p>
          </table:table-cell>
          <table:table-cell table:formula="of:=1/0.0922*(1-EXP(-0.0922*[.$A64])*(1-0.0922*[.C$2]))" office:value-type="float" office:value="10.8459869848156">
            <text:p>10,85</text:p>
          </table:table-cell>
          <table:table-cell table:formula="of:=1/0.0922*(1-EXP(-0.0922*[.$A64])*(1-0.0922*[.D$2]))" office:value-type="float" office:value="10.9090331683364">
            <text:p>10,91</text:p>
          </table:table-cell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1/0.0922*(1-EXP(-0.0922*[.$A65])*(1-0.0922*[.B$2]))" office:value-type="float" office:value="10.8224362395058">
            <text:p>10,82</text:p>
          </table:table-cell>
          <table:table-cell table:formula="of:=1/0.0922*(1-EXP(-0.0922*[.$A65])*(1-0.0922*[.C$2]))" office:value-type="float" office:value="10.8459869848156">
            <text:p>10,85</text:p>
          </table:table-cell>
          <table:table-cell table:formula="of:=1/0.0922*(1-EXP(-0.0922*[.$A65])*(1-0.0922*[.D$2]))" office:value-type="float" office:value="10.9034802336643">
            <text:p>10,90</text:p>
          </table:table-cell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1/0.0922*(1-EXP(-0.0922*[.$A66])*(1-0.0922*[.B$2]))" office:value-type="float" office:value="10.8245105244645">
            <text:p>10,82</text:p>
          </table:table-cell>
          <table:table-cell table:formula="of:=1/0.0922*(1-EXP(-0.0922*[.$A66])*(1-0.0922*[.C$2]))" office:value-type="float" office:value="10.8459869848156">
            <text:p>10,85</text:p>
          </table:table-cell>
          <table:table-cell table:formula="of:=1/0.0922*(1-EXP(-0.0922*[.$A66])*(1-0.0922*[.D$2]))" office:value-type="float" office:value="10.8984163862257">
            <text:p>10,90</text:p>
          </table:table-cell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1/0.0922*(1-EXP(-0.0922*[.$A67])*(1-0.0922*[.B$2]))" office:value-type="float" office:value="10.8264021121017">
            <text:p>10,83</text:p>
          </table:table-cell>
          <table:table-cell table:formula="of:=1/0.0922*(1-EXP(-0.0922*[.$A67])*(1-0.0922*[.C$2]))" office:value-type="float" office:value="10.8459869848156">
            <text:p>10,85</text:p>
          </table:table-cell>
          <table:table-cell table:formula="of:=1/0.0922*(1-EXP(-0.0922*[.$A67])*(1-0.0922*[.D$2]))" office:value-type="float" office:value="10.8937985485603">
            <text:p>10,89</text:p>
          </table:table-cell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1/0.0922*(1-EXP(-0.0922*[.$A68])*(1-0.0922*[.B$2]))" office:value-type="float" office:value="10.8281270938954">
            <text:p>10,83</text:p>
          </table:table-cell>
          <table:table-cell table:formula="of:=1/0.0922*(1-EXP(-0.0922*[.$A68])*(1-0.0922*[.C$2]))" office:value-type="float" office:value="10.8459869848156">
            <text:p>10,85</text:p>
          </table:table-cell>
          <table:table-cell table:formula="of:=1/0.0922*(1-EXP(-0.0922*[.$A68])*(1-0.0922*[.D$2]))" office:value-type="float" office:value="10.8895874373523">
            <text:p>10,89</text:p>
          </table:table-cell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1/0.0922*(1-EXP(-0.0922*[.$A69])*(1-0.0922*[.B$2]))" office:value-type="float" office:value="10.8297001440309">
            <text:p>10,83</text:p>
          </table:table-cell>
          <table:table-cell table:formula="of:=1/0.0922*(1-EXP(-0.0922*[.$A69])*(1-0.0922*[.C$2]))" office:value-type="float" office:value="10.8459869848156">
            <text:p>10,85</text:p>
          </table:table-cell>
          <table:table-cell table:formula="of:=1/0.0922*(1-EXP(-0.0922*[.$A69])*(1-0.0922*[.D$2]))" office:value-type="float" office:value="10.8857472292527">
            <text:p>10,89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1/0.0922*(1-EXP(-0.0922*[.$A70])*(1-0.0922*[.B$2]))" office:value-type="float" office:value="10.8311346442313">
            <text:p>10,83</text:p>
          </table:table-cell>
          <table:table-cell table:formula="of:=1/0.0922*(1-EXP(-0.0922*[.$A70])*(1-0.0922*[.C$2]))" office:value-type="float" office:value="10.8459869848156">
            <text:p>10,85</text:p>
          </table:table-cell>
          <table:table-cell table:formula="of:=1/0.0922*(1-EXP(-0.0922*[.$A70])*(1-0.0922*[.D$2]))" office:value-type="float" office:value="10.8822452561344">
            <text:p>10,88</text:p>
          </table:table-cell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1/0.0922*(1-EXP(-0.0922*[.$A71])*(1-0.0922*[.B$2]))" office:value-type="float" office:value="10.8324427975942">
            <text:p>10,83</text:p>
          </table:table-cell>
          <table:table-cell table:formula="of:=1/0.0922*(1-EXP(-0.0922*[.$A71])*(1-0.0922*[.C$2]))" office:value-type="float" office:value="10.8459869848156">
            <text:p>10,85</text:p>
          </table:table-cell>
          <table:table-cell table:formula="of:=1/0.0922*(1-EXP(-0.0922*[.$A71])*(1-0.0922*[.D$2]))" office:value-type="float" office:value="10.8790517271892">
            <text:p>10,88</text:p>
          </table:table-cell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1/0.0922*(1-EXP(-0.0922*[.$A72])*(1-0.0922*[.B$2]))" office:value-type="float" office:value="10.8336357324021">
            <text:p>10,83</text:p>
          </table:table-cell>
          <table:table-cell table:formula="of:=1/0.0922*(1-EXP(-0.0922*[.$A72])*(1-0.0922*[.C$2]))" office:value-type="float" office:value="10.8459869848156">
            <text:p>10,85</text:p>
          </table:table-cell>
          <table:table-cell table:formula="of:=1/0.0922*(1-EXP(-0.0922*[.$A72])*(1-0.0922*[.D$2]))" office:value-type="float" office:value="10.8761394755018">
            <text:p>10,88</text:p>
          </table:table-cell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1/0.0922*(1-EXP(-0.0922*[.$A73])*(1-0.0922*[.B$2]))" office:value-type="float" office:value="10.8347235967888">
            <text:p>10,83</text:p>
          </table:table-cell>
          <table:table-cell table:formula="of:=1/0.0922*(1-EXP(-0.0922*[.$A73])*(1-0.0922*[.C$2]))" office:value-type="float" office:value="10.8459869848156">
            <text:p>10,85</text:p>
          </table:table-cell>
          <table:table-cell table:formula="of:=1/0.0922*(1-EXP(-0.0922*[.$A73])*(1-0.0922*[.D$2]))" office:value-type="float" office:value="10.8734837269437">
            <text:p>10,87</text:p>
          </table:table-cell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1/0.0922*(1-EXP(-0.0922*[.$A74])*(1-0.0922*[.B$2]))" office:value-type="float" office:value="10.8357156450684">
            <text:p>10,84</text:p>
          </table:table-cell>
          <table:table-cell table:formula="of:=1/0.0922*(1-EXP(-0.0922*[.$A74])*(1-0.0922*[.C$2]))" office:value-type="float" office:value="10.8459869848156">
            <text:p>10,85</text:p>
          </table:table-cell>
          <table:table-cell table:formula="of:=1/0.0922*(1-EXP(-0.0922*[.$A74])*(1-0.0922*[.D$2]))" office:value-type="float" office:value="10.8710618894239">
            <text:p>10,87</text:p>
          </table:table-cell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1/0.0922*(1-EXP(-0.0922*[.$A75])*(1-0.0922*[.B$2]))" office:value-type="float" office:value="10.8366203164605">
            <text:p>10,84</text:p>
          </table:table-cell>
          <table:table-cell table:formula="of:=1/0.0922*(1-EXP(-0.0922*[.$A75])*(1-0.0922*[.C$2]))" office:value-type="float" office:value="10.8459869848156">
            <text:p>10,85</text:p>
          </table:table-cell>
          <table:table-cell table:formula="of:=1/0.0922*(1-EXP(-0.0922*[.$A75])*(1-0.0922*[.D$2]))" office:value-type="float" office:value="10.8688533607006">
            <text:p>10,87</text:p>
          </table:table-cell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1/0.0922*(1-EXP(-0.0922*[.$A76])*(1-0.0922*[.B$2]))" office:value-type="float" office:value="10.8374453068812">
            <text:p>10,84</text:p>
          </table:table-cell>
          <table:table-cell table:formula="of:=1/0.0922*(1-EXP(-0.0922*[.$A76])*(1-0.0922*[.C$2]))" office:value-type="float" office:value="10.8459869848156">
            <text:p>10,85</text:p>
          </table:table-cell>
          <table:table-cell table:formula="of:=1/0.0922*(1-EXP(-0.0922*[.$A76])*(1-0.0922*[.D$2]))" office:value-type="float" office:value="10.866839353121">
            <text:p>10,87</text:p>
          </table:table-cell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1/0.0922*(1-EXP(-0.0922*[.$A77])*(1-0.0922*[.B$2]))" office:value-type="float" office:value="10.8381976344118">
            <text:p>10,84</text:p>
          </table:table-cell>
          <table:table-cell table:formula="of:=1/0.0922*(1-EXP(-0.0922*[.$A77])*(1-0.0922*[.C$2]))" office:value-type="float" office:value="10.8459869848156">
            <text:p>10,85</text:p>
          </table:table-cell>
          <table:table-cell table:formula="of:=1/0.0922*(1-EXP(-0.0922*[.$A77])*(1-0.0922*[.D$2]))" office:value-type="float" office:value="10.8650027337971">
            <text:p>10,87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1/0.0922*(1-EXP(-0.0922*[.$A78])*(1-0.0922*[.B$2]))" office:value-type="float" office:value="10.8388836989999">
            <text:p>10,84</text:p>
          </table:table-cell>
          <table:table-cell table:formula="of:=1/0.0922*(1-EXP(-0.0922*[.$A78])*(1-0.0922*[.C$2]))" office:value-type="float" office:value="10.8459869848156">
            <text:p>10,85</text:p>
          </table:table-cell>
          <table:table-cell table:formula="of:=1/0.0922*(1-EXP(-0.0922*[.$A78])*(1-0.0922*[.D$2]))" office:value-type="float" office:value="10.8633278788584">
            <text:p>10,86</text:p>
          </table:table-cell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1/0.0922*(1-EXP(-0.0922*[.$A79])*(1-0.0922*[.B$2]))" office:value-type="float" office:value="10.8395093369036">
            <text:p>10,84</text:p>
          </table:table-cell>
          <table:table-cell table:formula="of:=1/0.0922*(1-EXP(-0.0922*[.$A79])*(1-0.0922*[.C$2]))" office:value-type="float" office:value="10.8459869848156">
            <text:p>10,85</text:p>
          </table:table-cell>
          <table:table-cell table:formula="of:=1/0.0922*(1-EXP(-0.0922*[.$A79])*(1-0.0922*[.D$2]))" office:value-type="float" office:value="10.8618005405423">
            <text:p>10,86</text:p>
          </table:table-cell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1/0.0922*(1-EXP(-0.0922*[.$A80])*(1-0.0922*[.B$2]))" office:value-type="float" office:value="10.8400798703391">
            <text:p>10,84</text:p>
          </table:table-cell>
          <table:table-cell table:formula="of:=1/0.0922*(1-EXP(-0.0922*[.$A80])*(1-0.0922*[.C$2]))" office:value-type="float" office:value="10.8459869848156">
            <text:p>10,85</text:p>
          </table:table-cell>
          <table:table-cell table:formula="of:=1/0.0922*(1-EXP(-0.0922*[.$A80])*(1-0.0922*[.D$2]))" office:value-type="float" office:value="10.8604077259899">
            <text:p>10,86</text:p>
          </table:table-cell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1/0.0922*(1-EXP(-0.0922*[.$A81])*(1-0.0922*[.B$2]))" office:value-type="float" office:value="10.8406001527568">
            <text:p>10,84</text:p>
          </table:table-cell>
          <table:table-cell table:formula="of:=1/0.0922*(1-EXP(-0.0922*[.$A81])*(1-0.0922*[.C$2]))" office:value-type="float" office:value="10.8459869848156">
            <text:p>10,85</text:p>
          </table:table-cell>
          <table:table-cell table:formula="of:=1/0.0922*(1-EXP(-0.0922*[.$A81])*(1-0.0922*[.D$2]))" office:value-type="float" office:value="10.8591375867175">
            <text:p>10,86</text:p>
          </table:table-cell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1/0.0922*(1-EXP(-0.0922*[.$A82])*(1-0.0922*[.B$2]))" office:value-type="float" office:value="10.8410746101282">
            <text:p>10,84</text:p>
          </table:table-cell>
          <table:table-cell table:formula="of:=1/0.0922*(1-EXP(-0.0922*[.$A82])*(1-0.0922*[.C$2]))" office:value-type="float" office:value="10.8459869848156">
            <text:p>10,85</text:p>
          </table:table-cell>
          <table:table-cell table:formula="of:=1/0.0922*(1-EXP(-0.0922*[.$A82])*(1-0.0922*[.D$2]))" office:value-type="float" office:value="10.8579793178235">
            <text:p>1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4-10-01T07:52:01</meta:creation-date>
    <dc:date>2014-10-04T14:08:05</dc:date>
    <dc:creator>Bobby </dc:creator>
    <meta:editing-duration>PT54S</meta:editing-duration>
    <meta:editing-cycles>5</meta:editing-cycles>
    <meta:generator>LibreOffice/3.5$Linux_x86 LibreOffice_project/350m1$Build-2</meta:generator>
    <meta:document-statistic meta:table-count="3" meta:cell-count="1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svg:x="6.258cm" svg:y="1.004cm" style:legend-expansion="custom" chartooo:width="7.266cm" chartooo:height="0.862cm" style:legend-expansion-aspect-ratio="8.4292343387471" chart:style-name="ch2"/>
        <chart:plot-area chart:style-name="ch3" table:cell-range-address="Feuille3.A1:Feuille3.D82" chart:data-source-has-labels="both" svg:x="1.502cm" svg:y="0.302cm" svg:width="13.499cm" svg:height="8.099cm">
          <chartooo:coordinate-region svg:x="2.6cm" svg:y="0.502cm" svg:width="12.214cm" svg:height="6.854cm"/>
          <chart:axis chart:dimension="x" chart:name="primary-x" chart:style-name="ch4" chartooo:axis-type="auto">
            <chartooo:date-scale/>
            <chart:categories table:cell-range-address="Feuille3.A2:Feuille3.A82"/>
          </chart:axis>
          <chart:axis chart:dimension="y" chart:name="primary-y" chart:style-name="ch5"/>
          <chart:series chart:style-name="ch6" chart:values-cell-range-address="Feuille3.B2:Feuille3.B82" chart:label-cell-address="Feuille3.B1:Feuille3.B1" chart:class="chart:line">
            <chart:data-point chart:repeated="81"/>
          </chart:series>
          <chart:series chart:style-name="ch7" chart:values-cell-range-address="Feuille3.C2:Feuille3.C82" chart:label-cell-address="Feuille3.C1:Feuille3.C1" chart:class="chart:line">
            <chart:data-point chart:repeated="81"/>
          </chart:series>
          <chart:series chart:style-name="ch8" chart:values-cell-range-address="Feuille3.D2:Feuille3.D82" chart:label-cell-address="Feuille3.D1:Feuille3.D1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(t)</text:p>
                <draw:g>
                  <svg:desc>Feuille3.B1:Feuille3.B1</svg:desc>
                </draw:g>
              </table:table-cell>
              <table:table-cell office:value-type="string">
                <text:p>R2(t)</text:p>
                <draw:g>
                  <svg:desc>Feuille3.C1:Feuille3.C1</svg:desc>
                </draw:g>
              </table:table-cell>
              <table:table-cell office:value-type="string">
                <text:p>R3(t)</text:p>
                <draw:g>
                  <svg:desc>Feuille3.D1:Feuille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3.A2:Feuille3.A82</svg:desc>
                </draw:g>
              </table:table-cell>
              <table:table-cell office:value-type="float" office:value="3">
                <text:p>3</text:p>
                <draw:g>
                  <svg:desc>Feuille3.B2:Feuille3.B82</svg:desc>
                </draw:g>
              </table:table-cell>
              <table:table-cell office:value-type="float" office:value="10.8459869848156">
                <text:p>10.8459869848156</text:p>
                <draw:g>
                  <svg:desc>Feuille3.C2:Feuille3.C82</svg:desc>
                </draw:g>
              </table:table-cell>
              <table:table-cell office:value-type="float" office:value="30">
                <text:p>30</text:p>
                <draw:g>
                  <svg:desc>Feuille3.D2:Feuille3.D8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6910529826102">
                <text:p>3.691052982610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8.312967145024">
                <text:p>28.31296714502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2123991666606">
                <text:p>4.3212399166660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6.7745235100466">
                <text:p>26.77452351004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89592171654007">
                <text:p>4.8959217165400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5.3715817647086">
                <text:p>25.37158176470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4199871219919">
                <text:p>5.419987121991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4.0922072747613">
                <text:p>24.09220727476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89789428601136">
                <text:p>5.897894286011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2.9255165757588">
                <text:p>22.92551657575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.3337086997184">
                <text:p>6.3337086997184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1.8615847889098">
                <text:p>21.86158478890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731137776942">
                <text:p>6.73113777694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0.8913611914853">
                <text:p>20.89136119148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09356239268447">
                <text:p>7.0935623926844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20.0065922235544">
                <text:p>20.00659222355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42406564376436">
                <text:p>7.424065643764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9.1997512760743">
                <text:p>19.19975127607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2545907630095">
                <text:p>7.7254590763009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8.463974663053">
                <text:p>18.4639746630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.00030660315395">
                <text:p>8.0003066031539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7.7930032331077">
                <text:p>17.79300323310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25094631478085">
                <text:p>8.2509463147808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7.1811291237172">
                <text:p>17.181129123717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.47951036905381">
                <text:p>8.4795103690538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6.6231472052128">
                <text:p>16.62314720521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68794312923611">
                <text:p>8.6879431292361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6.1143108014502">
                <text:p>16.1143108014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87801770441549">
                <text:p>8.8780177044154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5.6502913104814">
                <text:p>15.65029131048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05135103310157">
                <text:p>9.0513510331015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5.2271413817288">
                <text:p>15.22714138172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20941763830136">
                <text:p>9.209417638301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4.8412613364111">
                <text:p>14.84126133641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35356217108555">
                <text:p>9.3535621710855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4.4893685455667">
                <text:p>14.4893685455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.48501084935198">
                <text:p>9.4850108493519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4.1684695051761">
                <text:p>14.16846950517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60488188909416">
                <text:p>9.6048818890941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3.8758343708318">
                <text:p>13.87583437083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.71419501691235">
                <text:p>9.7141950169123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3.6089737353232">
                <text:p>13.60897373532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.81388014468881">
                <text:p>9.8138801446888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3.3656174515891">
                <text:p>13.36561745158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90478528022146">
                <text:p>9.9047852802214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3.143695320886">
                <text:p>13.14369532088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.98768374111062">
                <text:p>9.9876837411106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9413194818892">
                <text:p>12.94131948188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.0632807332665">
                <text:p>10.063280733266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7567683509142">
                <text:p>12.75676835091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.1322193499998">
                <text:p>10.132219349999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5884719766386">
                <text:p>12.588471976638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.1950860427288">
                <text:p>10.195086042728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43499868474">
                <text:p>12.4349986847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.2524156098417">
                <text:p>10.252415609841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2950428988382">
                <text:p>12.29504289883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.3046957461536">
                <text:p>10.30469574615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1674140341342">
                <text:p>12.16741403413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35237119166">
                <text:p>10.3523711916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2.051026369268">
                <text:p>12.05102636926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.395847514879">
                <text:p>10.39584751487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9448898102347">
                <text:p>11.94488981023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.4354945629677">
                <text:p>10.435494562967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8481014677898">
                <text:p>11.848101467789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.4716496079615">
                <text:p>10.471649607961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7598379766935">
                <text:p>11.759837976693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.5046202159013">
                <text:p>10.5046202159013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6793484914546">
                <text:p>11.67934849145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.534686863256">
                <text:p>10.53468686325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6059482989906">
                <text:p>11.605948298990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.5621053228975">
                <text:p>10.562105322897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5390129938664">
                <text:p>11.539012993866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0.5871088399256">
                <text:p>10.587108839925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4779731665626">
                <text:p>11.47797316656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.6099101158524">
                <text:p>10.6099101158524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4223095595862">
                <text:p>11.422309559586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.6307031180251">
                <text:p>10.630703118025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371548650218">
                <text:p>11.3715486502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6496647296797">
                <text:p>10.649664729679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325258622319">
                <text:p>11.3252586223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.6669562546628">
                <text:p>10.666956254662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28304569293">
                <text:p>11.2830456929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.6827247896209">
                <text:p>10.682724789620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2445507624129">
                <text:p>11.244550762412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.6971044753322">
                <text:p>10.697104475332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2094463596397">
                <text:p>11.209446359639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.7102176378236">
                <text:p>10.71021763782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1774338562394">
                <text:p>11.177433856239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.7221758289813">
                <text:p>10.7221758289813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1482409262081">
                <text:p>11.148240926208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.7330807755082">
                <text:p>10.733080775508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1216192292681">
                <text:p>11.12161922926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.7430252442982">
                <text:p>10.743025244298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973422982713">
                <text:p>11.09734229827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.7520938315922">
                <text:p>10.752093831592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752036126738">
                <text:p>11.075203612673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.7603636826265">
                <text:p>10.760363682626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550148416942">
                <text:p>11.05501484169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767905147897">
                <text:p>10.76790514789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366042422089">
                <text:p>11.036604242208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.774782381621">
                <text:p>10.77478238162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198151977568">
                <text:p>11.01981519775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.7810538874887">
                <text:p>10.781053887488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1.0045048862246">
                <text:p>11.004504886224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0.7867730163459">
                <text:p>10.786773016345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905430648785">
                <text:p>10.99054306487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.7919884200424">
                <text:p>10.7919884200424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778109624069">
                <text:p>10.97781096240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.7967444653067">
                <text:p>10.796744465306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66200268549">
                <text:p>10.96620026854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.8010816111679">
                <text:p>10.801081611167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556122127143">
                <text:p>10.95561221271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0.8050367531347">
                <text:p>10.805036753134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459567237547">
                <text:p>10.945956723754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0.8086435370608">
                <text:p>10.808643537060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371516637415">
                <text:p>10.937151663741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0.8119326453657">
                <text:p>10.811932645365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291221292288">
                <text:p>10.92912212922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8149320580455">
                <text:p>10.814932058045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217998140609">
                <text:p>10.921799814060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.8176672906951">
                <text:p>10.817667290695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151224283003">
                <text:p>10.915122428300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.820161611566">
                <text:p>10.82016161156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090331683364">
                <text:p>10.909033168336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.8224362395058">
                <text:p>10.822436239505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9034802336643">
                <text:p>10.90348023366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.8245105244645">
                <text:p>10.824510524464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984163862257">
                <text:p>10.89841638622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.8264021121017">
                <text:p>10.8264021121017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937985485603">
                <text:p>10.893798548560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0.8281270938954">
                <text:p>10.8281270938954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895874373523">
                <text:p>10.88958743735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.8297001440309">
                <text:p>10.829700144030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857472292527">
                <text:p>10.88574722925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.8311346442313">
                <text:p>10.8311346442313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822452561344">
                <text:p>10.882245256134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.8324427975942">
                <text:p>10.832442797594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790517271892">
                <text:p>10.87905172718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8336357324021">
                <text:p>10.833635732402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761394755018">
                <text:p>10.876139475501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.8347235967888">
                <text:p>10.834723596788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734837269437">
                <text:p>10.87348372694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.8357156450684">
                <text:p>10.8357156450684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710618894239">
                <text:p>10.871061889423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.8366203164605">
                <text:p>10.8366203164605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88533607006">
                <text:p>10.86885336070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.8374453068812">
                <text:p>10.837445306881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6839353121">
                <text:p>10.866839353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.8381976344118">
                <text:p>10.838197634411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50027337971">
                <text:p>10.865002733797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.8388836989999">
                <text:p>10.8388836989999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33278788584">
                <text:p>10.86332787885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.8395093369036">
                <text:p>10.8395093369036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18005405423">
                <text:p>10.861800540542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.8400798703391">
                <text:p>10.8400798703391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604077259899">
                <text:p>10.860407725989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.8406001527568">
                <text:p>10.8406001527568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591375867175">
                <text:p>10.85913758671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8410746101282">
                <text:p>10.8410746101282</text:p>
              </table:table-cell>
              <table:table-cell office:value-type="float" office:value="10.8459869848156">
                <text:p>10.8459869848156</text:p>
              </table:table-cell>
              <table:table-cell office:value-type="float" office:value="10.8579793178235">
                <text:p>10.8579793178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gap-width="0" chart:overlap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11cm" svg:height="12.3cm" xlink:href=".." xlink:type="simple" chart:class="chart:bar" chart:style-name="ch1">
        <chart:plot-area chart:style-name="ch2" table:cell-range-address="Feuille2.C1:Feuille2.C162 Feuille2.E1:Feuille2.E162" chart:data-source-has-labels="both" svg:x="0.272cm" svg:y="0.559cm" svg:width="19.391cm" svg:height="11.544cm">
          <chartooo:coordinate-region svg:x="1.37cm" svg:y="0.758cm" svg:width="18.183cm" svg:height="10.3cm"/>
          <chart:axis chart:dimension="x" chart:name="primary-x" chart:style-name="ch3" chartooo:axis-type="auto">
            <chartooo:date-scale/>
            <chart:categories table:cell-range-address="Feuille2.C2:Feuille2.C1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E2:Feuille2.E162" chart:label-cell-address="Feuille2.E1:Feuille2.E1" chart:class="chart:bar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(t)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2.C2:Feuille2.C162</svg:desc>
                </draw:g>
              </table:table-cell>
              <table:table-cell office:value-type="float" office:value="0">
                <text:p>0</text:p>
                <draw:g>
                  <svg:desc>Feuille2.E2:Feuille2.E16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1192274675607">
                <text:p>1.911922746756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435258428072">
                <text:p>2.74352584280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01883622369">
                <text:p>3.5018836223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19344733173083">
                <text:p>4.193447331730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2410000912888">
                <text:p>4.824100009128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9920653095079">
                <text:p>5.399206530950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92365925000793">
                <text:p>5.923659250007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40191961411423">
                <text:p>6.401919614114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3805611901461">
                <text:p>6.8380561190146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23577891852393">
                <text:p>7.235778918523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5984713863">
                <text:p>7.59847138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92921889774209">
                <text:p>7.929218897742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2308350768591">
                <text:p>8.23083507685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50588573138553">
                <text:p>8.50588573138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75671067975833">
                <text:p>8.756710679758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98544365563343">
                <text:p>8.985443655633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19403045926712">
                <text:p>9.194030459267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.38424551017384">
                <text:p>9.384245510173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55770694187102">
                <text:p>9.5577069418710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.71589036712056">
                <text:p>9.715890367120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.86014143076543">
                <text:p>9.860141430765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99168725694688">
                <text:p>9.991687256946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.1116468880826">
                <text:p>10.11164688808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.2210408044078">
                <text:p>10.221040804407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.3207996050614">
                <text:p>10.320799605061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.4117719245665">
                <text:p>10.41177192456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.4947316520485">
                <text:p>10.49473165204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.5703845146038">
                <text:p>10.57038451460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6393740808253">
                <text:p>10.639374080825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.7022872355516">
                <text:p>10.70228723555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.7596591724166">
                <text:p>10.759659172416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.8119779466693">
                <text:p>10.811977946669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.8596886269927">
                <text:p>10.859688626992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.9031970816428">
                <text:p>10.903197081642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.9428734311144">
                <text:p>10.942873431114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0.9790551967059">
                <text:p>10.97905519670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.0120501717665">
                <text:p>11.012050171766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.042139040053">
                <text:p>11.0421390400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0695777634675">
                <text:p>11.06957776346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.0945997594912">
                <text:p>11.09459975949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.1174178868344">
                <text:p>11.11741788683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.1382262561971">
                <text:p>11.138226256197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.1572018815419">
                <text:p>11.157201881541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.1745061859276">
                <text:p>11.174506185927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.1902863747137">
                <text:p>11.19028637471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.204676687816">
                <text:p>11.2046766878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.2177995416668">
                <text:p>11.217799541666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1.2297665705958">
                <text:p>11.22976657059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2406795764872">
                <text:p>11.240679576487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.250631394795">
                <text:p>11.25063139479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.2597066842815">
                <text:p>11.259706684281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1.2679826471976">
                <text:p>11.267982647197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.2755296860322">
                <text:p>11.275529686032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1.2824120024161">
                <text:p>11.28241200241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1.288688143277">
                <text:p>11.28868814327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.2944114988897">
                <text:p>11.294411498889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.2996307570608">
                <text:p>11.29963075706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.3043903173083">
                <text:p>11.30439031730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3087306685625">
                <text:p>11.308730668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.3126887336001">
                <text:p>11.312688733600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.316298183141">
                <text:p>11.31629818314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1.3195897222807">
                <text:p>11.31958972228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.3225913516939">
                <text:p>11.322591351693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1.3253286058332">
                <text:p>11.325328605833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.3278247701465">
                <text:p>11.327824770146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.3301010791634">
                <text:p>11.33010107916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.3321768971346">
                <text:p>11.332176897134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.3340698827607">
                <text:p>11.33406988276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3357961394123">
                <text:p>11.335796139412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.3373703521197">
                <text:p>11.337370352119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.3388059124958">
                <text:p>11.338805912495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.3401150326573">
                <text:p>11.340115032657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.3413088491105">
                <text:p>11.341308849110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.3423975174897">
                <text:p>11.342397517489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.3433902989484">
                <text:p>11.34339029894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1.3442956389432">
                <text:p>11.34429563894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.345121239078">
                <text:p>11.3451212390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.3458741226206">
                <text:p>11.34587412262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3465606942488">
                <text:p>11.346560694248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.3471867945338">
                <text:p>10.347186794533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9.43583500286935">
                <text:p>9.4358350028693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.6047525737537">
                <text:p>8.604752573753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7.84686960221379">
                <text:p>7.8468696022137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.15573888108752">
                <text:p>7.1557388810875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.52548105551052">
                <text:p>6.5254810555105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.95073460804589">
                <text:p>5.9507346080458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.42661024898556">
                <text:p>5.4266102489855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.94864932382955">
                <text:p>4.9486493238295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5127858841192">
                <text:p>4.51278588411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.11531209896799">
                <text:p>4.115312098967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.75284671304937">
                <text:p>3.7528467130493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.42230628271847">
                <text:p>3.4223062827184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12087894557717">
                <text:p>3.120878945577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84600050034391">
                <text:p>2.8460005003439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59533259354277">
                <text:p>2.595332593542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36674282744907">
                <text:p>2.3667428274490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15828662007258">
                <text:p>2.1582866200725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96819066286346">
                <text:p>1.968190662863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9483783541809">
                <text:p>1.7948378354180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63675344885618">
                <text:p>1.636753448856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.4925927008434">
                <text:p>1.492592700843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36112923554117">
                <text:p>1.3611292355411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24124471116469">
                <text:p>1.2412447111646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13191928640175">
                <text:p>1.1319192864017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03222294476165">
                <text:p>1.0322229447616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941307583051682">
                <text:p>0.94130758305168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858399796678805">
                <text:p>0.85839979667880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782794300402186">
                <text:p>0.7827943004021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3847928567756">
                <text:p>0.71384792856775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650974163785638">
                <text:p>0.65097416378563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93638147506646">
                <text:p>0.59363814750664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541352130053433">
                <text:p>0.54135213005343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493671321400577">
                <text:p>0.49367132140057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450190107406311">
                <text:p>0.45019010740631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410538599308373">
                <text:p>0.41053859930837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37437948713068">
                <text:p>0.374379487130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341405170233338">
                <text:p>0.34140517023333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311335140595908">
                <text:p>0.3113351405959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3913596573908">
                <text:p>0.28391359657390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258907266829072">
                <text:p>0.25890726682907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236103425921874">
                <text:p>0.23610342592187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215308084685193">
                <text:p>0.21530808468519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196344339984909">
                <text:p>0.19634433998490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179050869829046">
                <text:p>0.17905086982904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163280561023566">
                <text:p>0.16328056102356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148899257700483">
                <text:p>0.1488992577004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35784620072164">
                <text:p>0.13578462007216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123825083703437">
                <text:p>0.1238250837034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12918910448138">
                <text:p>0.11291891044813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102973322976569">
                <text:p>0.10297332297656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939037155313922">
                <text:p>0.093903715531392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856329341979877">
                <text:p>0.085632934197987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780906205666106">
                <text:p>0.078090620566610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712126132029894">
                <text:p>0.071212613202989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649404018357476">
                <text:p>0.064940401835747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592206296174977">
                <text:p>0.059220629617497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540046392254123">
                <text:p>0.054004639225412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492480589400085">
                <text:p>0.04924805894000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449104251809773">
                <text:p>0.04491042518097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409548382890197">
                <text:p>0.040954838289019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373476486254735">
                <text:p>0.037347648625473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340581703194222">
                <text:p>0.034058170319422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310584202271735">
                <text:p>0.031058420227173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283228798834689">
                <text:p>0.028322879883468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258282784193746">
                <text:p>0.025828278419374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235533946001767">
                <text:p>0.023553394600176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214788762992226">
                <text:p>0.021478876299222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195870758720209">
                <text:p>0.01958707587202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78619000301328">
                <text:p>0.017861900030132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16288672937761">
                <text:p>0.01628867293776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148540113664143">
                <text:p>0.014854011366414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135457108456063">
                <text:p>0.013545710845606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123526418410888">
                <text:p>0.012352641841088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112646550774197">
                <text:p>0.011264655077419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102724951994602">
                <text:p>0.010272495199460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0936772203833027">
                <text:p>0.0093677220383302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0854263881204149">
                <text:p>0.0085426388120414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0779022665002188">
                <text:p>0.007790226650021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710408488454027">
                <text:p>0.00710408488454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